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99">
      <style:table-cell-properties fo:background-color="#00a933"/>
    </style:style>
    <style:style style:name="ce3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529cm" svg:height="8.735cm" svg:x="6.656cm" svg:y="9.472cm">
            <draw:object draw:notify-on-update-of-ranges="results3.A22:results3.A40 results3.B22:results3.B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155cm" svg:height="8.525cm" svg:x="6.712cm" svg:y="28.032cm">
            <draw:object draw:notify-on-update-of-ranges="results3.A63:results3.A81 results3.B63:results3.B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554cm" svg:height="8.453cm" svg:x="6.91cm" svg:y="46.817cm">
            <draw:object draw:notify-on-update-of-ranges="results3.A105:results3.A123 results3.B105:results3.B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672cm" svg:y="65.558cm">
            <draw:object draw:notify-on-update-of-ranges="results3.A147:results3.A165 results3.B147:results3.B1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99cm" svg:height="8.999cm" svg:x="6.8cm" svg:y="84.397cm">
            <draw:object draw:notify-on-update-of-ranges="results3.A189:results3.A207 results3.B189:results3.B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7.091cm" svg:y="103.019cm">
            <draw:object draw:notify-on-update-of-ranges="results3.A230:results3.A248 results3.B230:results3.B2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18cm" svg:y="121.91cm">
            <draw:object draw:notify-on-update-of-ranges="results3.A271:results3.A289 results3.B271:results3.B2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.11cm" svg:y="139.919cm">
            <draw:object draw:notify-on-update-of-ranges="results3.A311:results3.A329 results3.B311:results3.B3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7.055cm" svg:y="158.885cm">
            <draw:object draw:notify-on-update-of-ranges="results3.A353:results3.A371 results3.B353:results3.B37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7.237cm" svg:y="168.855cm">
            <draw:object draw:notify-on-update-of-ranges="results3.A376:results3.A432 results3.B376:results3.B4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7.185cm" svg:y="197.392cm">
            <draw:object draw:notify-on-update-of-ranges="results3.A437:results3.A493 results3.B437:results3.B49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7.914cm" svg:y="224.885cm">
            <draw:object draw:notify-on-update-of-ranges="results3.A498:results3.A554 results3.B498:results3.B55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7.128cm" svg:y="261.461cm">
            <draw:object draw:notify-on-update-of-ranges="results3.A581:results3.A599 results3.B581:results3.B59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7.256cm" svg:y="373.935cm">
            <draw:object draw:notify-on-update-of-ranges="results3.A828:results3.A846 results3.B828:results3.B8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/>
        </table:table-row>
        <table:table-row table:style-name="ro1">
          <table:table-cell office:value-type="string" calcext:value-type="string">
            <text:p>u-ch427-n216-ens0</text:p>
          </table:table-cell>
          <table:table-cell table:style-name="ce3" office:value-type="float" office:value="133.817" calcext:value-type="float">
            <text:p>133.817</text:p>
          </table:table-cell>
          <table:table-cell table:style-name="ce3" office:value-type="float" office:value="44.71" calcext:value-type="float">
            <text:p>44.7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6:52Z</text:p>
          </table:table-cell>
          <table:table-cell office:value-type="string" calcext:value-type="string">
            <text:p>2021-12-14T14:47:45Z</text:p>
          </table:table-cell>
          <table:table-cell office:value-type="string" calcext:value-type="string">
            <text:p>2021-12-14T14:50:19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ens1</text:p>
          </table:table-cell>
          <table:table-cell office:value-type="float" office:value="127.081" calcext:value-type="float">
            <text:p>127.081</text:p>
          </table:table-cell>
          <table:table-cell office:value-type="float" office:value="39.41" calcext:value-type="float">
            <text:p>39.4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17Z</text:p>
          </table:table-cell>
          <table:table-cell office:value-type="string" calcext:value-type="string">
            <text:p>2021-12-14T15:18:46Z</text:p>
          </table:table-cell>
          <table:table-cell office:value-type="string" calcext:value-type="string">
            <text:p>2021-12-14T15:21:10Z</text:p>
          </table:table-cell>
          <table:table-cell office:value-type="float" office:value="11.918" calcext:value-type="float">
            <text:p>11.918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office:value-type="string" calcext:value-type="string">
            <text:p>u-ch427-n216-ens2</text:p>
          </table:table-cell>
          <table:table-cell office:value-type="float" office:value="155.446" calcext:value-type="float">
            <text:p>155.446</text:p>
          </table:table-cell>
          <table:table-cell office:value-type="float" office:value="66.83" calcext:value-type="float">
            <text:p>66.8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13Z</text:p>
          </table:table-cell>
          <table:table-cell office:value-type="string" calcext:value-type="string">
            <text:p>2021-12-14T15:55:48Z</text:p>
          </table:table-cell>
          <table:table-cell office:value-type="string" calcext:value-type="string">
            <text:p>2021-12-14T15:59:03Z</text:p>
          </table:table-cell>
          <table:table-cell office:value-type="float" office:value="10.15" calcext:value-type="float">
            <text:p>10.15</text:p>
          </table:table-cell>
          <table:table-cell office:value-type="float" office:value="0.613" calcext:value-type="float">
            <text:p>0.613</text:p>
          </table:table-cell>
          <table:table-cell office:value-type="float" office:value="0.584" calcext:value-type="float">
            <text:p>0.584</text:p>
          </table:table-cell>
          <table:table-cell/>
        </table:table-row>
        <table:table-row table:style-name="ro1">
          <table:table-cell office:value-type="string" calcext:value-type="string">
            <text:p>u-ch427-n216-ens3</text:p>
          </table:table-cell>
          <table:table-cell office:value-type="float" office:value="172.572" calcext:value-type="float">
            <text:p>172.572</text:p>
          </table:table-cell>
          <table:table-cell office:value-type="float" office:value="81.02" calcext:value-type="float">
            <text:p>81.0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08Z</text:p>
          </table:table-cell>
          <table:table-cell office:value-type="string" calcext:value-type="string">
            <text:p>2021-12-14T15:09:46Z</text:p>
          </table:table-cell>
          <table:table-cell office:value-type="string" calcext:value-type="string">
            <text:p>2021-12-14T15:13:20Z</text:p>
          </table:table-cell>
          <table:table-cell office:value-type="float" office:value="11.07" calcext:value-type="float">
            <text:p>11.07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ens4</text:p>
          </table:table-cell>
          <table:table-cell office:value-type="float" office:value="183.853" calcext:value-type="float">
            <text:p>183.853</text:p>
          </table:table-cell>
          <table:table-cell office:value-type="float" office:value="89.38" calcext:value-type="float">
            <text:p>89.38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42Z</text:p>
          </table:table-cell>
          <table:table-cell office:value-type="string" calcext:value-type="string">
            <text:p>2021-12-14T15:55:48Z</text:p>
          </table:table-cell>
          <table:table-cell office:value-type="string" calcext:value-type="string">
            <text:p>2021-12-14T15:59:38Z</text:p>
          </table:table-cell>
          <table:table-cell office:value-type="float" office:value="12.465" calcext:value-type="float">
            <text:p>12.4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u-ch427-n216-ens5</text:p>
          </table:table-cell>
          <table:table-cell office:value-type="float" office:value="194.702" calcext:value-type="float">
            <text:p>194.702</text:p>
          </table:table-cell>
          <table:table-cell office:value-type="float" office:value="100.04" calcext:value-type="float">
            <text:p>100.04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04Z</text:p>
          </table:table-cell>
          <table:table-cell office:value-type="string" calcext:value-type="string">
            <text:p>2021-12-14T15:30:49Z</text:p>
          </table:table-cell>
          <table:table-cell office:value-type="string" calcext:value-type="string">
            <text:p>2021-12-14T15:35:08Z</text:p>
          </table:table-cell>
          <table:table-cell office:value-type="float" office:value="11.774" calcext:value-type="float">
            <text:p>11.774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>
          <table:table-cell office:value-type="string" calcext:value-type="string">
            <text:p>u-ch427-n216-ens6</text:p>
          </table:table-cell>
          <table:table-cell office:value-type="float" office:value="211.021" calcext:value-type="float">
            <text:p>211.021</text:p>
          </table:table-cell>
          <table:table-cell office:value-type="float" office:value="107.65" calcext:value-type="float">
            <text:p>107.6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7:50Z</text:p>
          </table:table-cell>
          <table:table-cell office:value-type="string" calcext:value-type="string">
            <text:p>2021-12-14T14:56:46Z</text:p>
          </table:table-cell>
          <table:table-cell office:value-type="string" calcext:value-type="string">
            <text:p>2021-12-14T15:01:21Z</text:p>
          </table:table-cell>
          <table:table-cell office:value-type="float" office:value="11.549" calcext:value-type="float">
            <text:p>11.549</text:p>
          </table:table-cell>
          <table:table-cell office:value-type="float" office:value="0.666" calcext:value-type="float">
            <text:p>0.666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ens7</text:p>
          </table:table-cell>
          <table:table-cell office:value-type="float" office:value="216.786" calcext:value-type="float">
            <text:p>216.786</text:p>
          </table:table-cell>
          <table:table-cell office:value-type="float" office:value="112.78" calcext:value-type="float">
            <text:p>112.78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00Z</text:p>
          </table:table-cell>
          <table:table-cell office:value-type="string" calcext:value-type="string">
            <text:p>2021-12-14T15:49:48Z</text:p>
          </table:table-cell>
          <table:table-cell office:value-type="string" calcext:value-type="string">
            <text:p>2021-12-14T15:54:47Z</text:p>
          </table:table-cell>
          <table:table-cell office:value-type="float" office:value="11.781" calcext:value-type="float">
            <text:p>11.781</text:p>
          </table:table-cell>
          <table:table-cell office:value-type="float" office:value="0.63" calcext:value-type="float">
            <text:p>0.63</text:p>
          </table:table-cell>
          <table:table-cell office:value-type="float" office:value="0.603" calcext:value-type="float">
            <text:p>0.603</text:p>
          </table:table-cell>
          <table:table-cell/>
        </table:table-row>
        <table:table-row table:style-name="ro1">
          <table:table-cell office:value-type="string" calcext:value-type="string">
            <text:p>u-ch427-n216-ens8</text:p>
          </table:table-cell>
          <table:table-cell office:value-type="float" office:value="228.31" calcext:value-type="float">
            <text:p>228.31</text:p>
          </table:table-cell>
          <table:table-cell office:value-type="float" office:value="125.67" calcext:value-type="float">
            <text:p>125.67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08Z</text:p>
          </table:table-cell>
          <table:table-cell office:value-type="string" calcext:value-type="string">
            <text:p>2021-12-14T15:53:47Z</text:p>
          </table:table-cell>
          <table:table-cell office:value-type="string" calcext:value-type="string">
            <text:p>2021-12-14T15:59:06Z</text:p>
          </table:table-cell>
          <table:table-cell office:value-type="float" office:value="12.57" calcext:value-type="float">
            <text:p>12.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string" calcext:value-type="string">
            <text:p>u-ch427-n216-ens9</text:p>
          </table:table-cell>
          <table:table-cell office:value-type="float" office:value="246.673" calcext:value-type="float">
            <text:p>246.673</text:p>
          </table:table-cell>
          <table:table-cell office:value-type="float" office:value="128.72" calcext:value-type="float">
            <text:p>128.72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14Z</text:p>
          </table:table-cell>
          <table:table-cell office:value-type="string" calcext:value-type="string">
            <text:p>2021-12-14T15:48:47Z</text:p>
          </table:table-cell>
          <table:table-cell office:value-type="string" calcext:value-type="string">
            <text:p>2021-12-14T15:54:22Z</text:p>
          </table:table-cell>
          <table:table-cell office:value-type="float" office:value="13.059" calcext:value-type="float">
            <text:p>13.0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46.425" calcext:value-type="float">
            <text:p>246.425</text:p>
          </table:table-cell>
          <table:table-cell office:value-type="float" office:value="140.28" calcext:value-type="float">
            <text:p>140.2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22Z</text:p>
          </table:table-cell>
          <table:table-cell office:value-type="string" calcext:value-type="string">
            <text:p>2021-12-14T15:40:49Z</text:p>
          </table:table-cell>
          <table:table-cell office:value-type="string" calcext:value-type="string">
            <text:p>2021-12-14T15:46:45Z</text:p>
          </table:table-cell>
          <table:table-cell office:value-type="float" office:value="12.986" calcext:value-type="float">
            <text:p>12.9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51.726" calcext:value-type="float">
            <text:p>251.726</text:p>
          </table:table-cell>
          <table:table-cell office:value-type="float" office:value="143.57" calcext:value-type="float">
            <text:p>143.57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6:59Z</text:p>
          </table:table-cell>
          <table:table-cell office:value-type="string" calcext:value-type="string">
            <text:p>2021-12-14T15:48:47Z</text:p>
          </table:table-cell>
          <table:table-cell office:value-type="string" calcext:value-type="string">
            <text:p>2021-12-14T15:54:55Z</text:p>
          </table:table-cell>
          <table:table-cell office:value-type="float" office:value="11.676" calcext:value-type="float">
            <text:p>11.6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04" calcext:value-type="float">
            <text:p>0.604</text:p>
          </table:table-cell>
          <table:table-cell/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72.917" calcext:value-type="float">
            <text:p>272.917</text:p>
          </table:table-cell>
          <table:table-cell office:value-type="float" office:value="140.26" calcext:value-type="float">
            <text:p>140.26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5:00:19Z</text:p>
          </table:table-cell>
          <table:table-cell office:value-type="string" calcext:value-type="string">
            <text:p>2021-12-14T15:50:48Z</text:p>
          </table:table-cell>
          <table:table-cell office:value-type="string" calcext:value-type="string">
            <text:p>2021-12-14T15:57:18Z</text:p>
          </table:table-cell>
          <table:table-cell office:value-type="float" office:value="13.939" calcext:value-type="float">
            <text:p>13.939</text:p>
          </table:table-cell>
          <table:table-cell office:value-type="float" office:value="5.384" calcext:value-type="float">
            <text:p>5.384</text:p>
          </table:table-cell>
          <table:table-cell office:value-type="float" office:value="1.325" calcext:value-type="float">
            <text:p>1.325</text:p>
          </table:table-cell>
          <table:table-cell/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72.968" calcext:value-type="float">
            <text:p>272.968</text:p>
          </table:table-cell>
          <table:table-cell office:value-type="float" office:value="156.69" calcext:value-type="float">
            <text:p>156.69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9:19Z</text:p>
          </table:table-cell>
          <table:table-cell office:value-type="string" calcext:value-type="string">
            <text:p>2021-12-14T14:55:47Z</text:p>
          </table:table-cell>
          <table:table-cell office:value-type="string" calcext:value-type="string">
            <text:p>2021-12-14T15:02:35Z</text:p>
          </table:table-cell>
          <table:table-cell office:value-type="float" office:value="14.431" calcext:value-type="float">
            <text:p>14.43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77.085" calcext:value-type="float">
            <text:p>277.085</text:p>
          </table:table-cell>
          <table:table-cell office:value-type="float" office:value="160.98" calcext:value-type="float">
            <text:p>160.98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9:27Z</text:p>
          </table:table-cell>
          <table:table-cell office:value-type="string" calcext:value-type="string">
            <text:p>2021-12-14T15:05:45Z</text:p>
          </table:table-cell>
          <table:table-cell office:value-type="string" calcext:value-type="string">
            <text:p>2021-12-14T15:12:39Z</text:p>
          </table:table-cell>
          <table:table-cell office:value-type="float" office:value="13.164" calcext:value-type="float">
            <text:p>13.1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9.8" calcext:value-type="float">
            <text:p>289.8</text:p>
          </table:table-cell>
          <table:table-cell office:value-type="float" office:value="167.12" calcext:value-type="float">
            <text:p>167.12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6:54Z</text:p>
          </table:table-cell>
          <table:table-cell office:value-type="string" calcext:value-type="string">
            <text:p>2021-12-14T15:40:48Z</text:p>
          </table:table-cell>
          <table:table-cell office:value-type="string" calcext:value-type="string">
            <text:p>2021-12-14T15:47:56Z</text:p>
          </table:table-cell>
          <table:table-cell office:value-type="float" office:value="13.487" calcext:value-type="float">
            <text:p>13.487</text:p>
          </table:table-cell>
          <table:table-cell office:value-type="float" office:value="0.936" calcext:value-type="float">
            <text:p>0.936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1.042" calcext:value-type="float">
            <text:p>301.042</text:p>
          </table:table-cell>
          <table:table-cell office:value-type="float" office:value="175.97" calcext:value-type="float">
            <text:p>175.97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4:45Z</text:p>
          </table:table-cell>
          <table:table-cell office:value-type="string" calcext:value-type="string">
            <text:p>2021-12-14T15:32:47Z</text:p>
          </table:table-cell>
          <table:table-cell office:value-type="string" calcext:value-type="string">
            <text:p>2021-12-14T15:40:26Z</text:p>
          </table:table-cell>
          <table:table-cell office:value-type="float" office:value="14.191" calcext:value-type="float">
            <text:p>14.191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3.057" calcext:value-type="float">
            <text:p>303.057</text:p>
          </table:table-cell>
          <table:table-cell office:value-type="float" office:value="175.11" calcext:value-type="float">
            <text:p>175.11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5:02Z</text:p>
          </table:table-cell>
          <table:table-cell office:value-type="string" calcext:value-type="string">
            <text:p>2021-12-14T15:22:48Z</text:p>
          </table:table-cell>
          <table:table-cell office:value-type="string" calcext:value-type="string">
            <text:p>2021-12-14T15:30:33Z</text:p>
          </table:table-cell>
          <table:table-cell office:value-type="float" office:value="16.355" calcext:value-type="float">
            <text:p>16.355</text:p>
          </table:table-cell>
          <table:table-cell office:value-type="float" office:value="0.989" calcext:value-type="float">
            <text:p>0.989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25.712" calcext:value-type="float">
            <text:p>325.712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5:32Z</text:p>
          </table:table-cell>
          <table:table-cell office:value-type="string" calcext:value-type="string">
            <text:p>2021-12-14T15:13:48Z</text:p>
          </table:table-cell>
          <table:table-cell office:value-type="string" calcext:value-type="string">
            <text:p>2021-12-14T15:22:14Z</text:p>
          </table:table-cell>
          <table:table-cell office:value-type="float" office:value="23.317" calcext:value-type="float">
            <text:p>23.317</text:p>
          </table:table-cell>
          <table:table-cell office:value-type="float" office:value="0.808" calcext:value-type="float">
            <text:p>0.808</text:p>
          </table:table-cell>
          <table:table-cell office:value-type="float" office:value="0.624" calcext:value-type="float">
            <text:p>0.62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33.817" calcext:value-type="float">
            <text:p>133.81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081" calcext:value-type="float">
            <text:p>127.08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446" calcext:value-type="float">
            <text:p>155.44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572" calcext:value-type="float">
            <text:p>172.5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853" calcext:value-type="float">
            <text:p>183.85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2" calcext:value-type="float">
            <text:p>194.7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.021" calcext:value-type="float">
            <text:p>211.02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786" calcext:value-type="float">
            <text:p>216.78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.31" calcext:value-type="float">
            <text:p>228.3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673" calcext:value-type="float">
            <text:p>246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.425" calcext:value-type="float">
            <text:p>246.42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.726" calcext:value-type="float">
            <text:p>251.72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.917" calcext:value-type="float">
            <text:p>272.91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968" calcext:value-type="float">
            <text:p>272.96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.085" calcext:value-type="float">
            <text:p>277.0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8" calcext:value-type="float">
            <text:p>289.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042" calcext:value-type="float">
            <text:p>301.04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057" calcext:value-type="float">
            <text:p>303.05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.712" calcext:value-type="float">
            <text:p>325.71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-ch427-n216-false-ens0</text:p>
          </table:table-cell>
          <table:table-cell table:style-name="ce3" office:value-type="float" office:value="124.662" calcext:value-type="float">
            <text:p>124.662</text:p>
          </table:table-cell>
          <table:table-cell table:style-name="ce3"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5T21:36:51Z</text:p>
          </table:table-cell>
          <table:table-cell office:value-type="string" calcext:value-type="string">
            <text:p>2021-12-15T21:37:58Z</text:p>
          </table:table-cell>
          <table:table-cell office:value-type="string" calcext:value-type="string">
            <text:p>2021-12-15T21:40:33Z</text:p>
          </table:table-cell>
          <table:table-cell office:value-type="float" office:value="13.059" calcext:value-type="float">
            <text:p>13.0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false-ens1</text:p>
          </table:table-cell>
          <table:table-cell office:value-type="float" office:value="129.433" calcext:value-type="float">
            <text:p>129.433</text:p>
          </table:table-cell>
          <table:table-cell office:value-type="float" office:value="39.62" calcext:value-type="float">
            <text:p>39.6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7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4:27Z</text:p>
          </table:table-cell>
          <table:table-cell office:value-type="float" office:value="12.491" calcext:value-type="float">
            <text:p>12.49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office:value-type="string" calcext:value-type="string">
            <text:p>u-ch427-n216-false-ens2</text:p>
          </table:table-cell>
          <table:table-cell office:value-type="float" office:value="159.41" calcext:value-type="float">
            <text:p>159.41</text:p>
          </table:table-cell>
          <table:table-cell office:value-type="float" office:value="69.68" calcext:value-type="float">
            <text:p>69.68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8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19Z</text:p>
          </table:table-cell>
          <table:table-cell office:value-type="float" office:value="11.046" calcext:value-type="float">
            <text:p>11.046</text:p>
          </table:table-cell>
          <table:table-cell office:value-type="float" office:value="0.601" calcext:value-type="float">
            <text:p>0.601</text:p>
          </table:table-cell>
          <table:table-cell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string" calcext:value-type="string">
            <text:p>u-ch427-n216-false-ens3</text:p>
          </table:table-cell>
          <table:table-cell office:value-type="float" office:value="172.665" calcext:value-type="float">
            <text:p>172.665</text:p>
          </table:table-cell>
          <table:table-cell office:value-type="float" office:value="82.64" calcext:value-type="float">
            <text:p>82.64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8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31Z</text:p>
          </table:table-cell>
          <table:table-cell office:value-type="float" office:value="9.072" calcext:value-type="float">
            <text:p>9.072</text:p>
          </table:table-cell>
          <table:table-cell office:value-type="float" office:value="0.645" calcext:value-type="float">
            <text:p>0.645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false-ens4</text:p>
          </table:table-cell>
          <table:table-cell office:value-type="float" office:value="190.247" calcext:value-type="float">
            <text:p>190.247</text:p>
          </table:table-cell>
          <table:table-cell office:value-type="float" office:value="90.08" calcext:value-type="float">
            <text:p>90.08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9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54Z</text:p>
          </table:table-cell>
          <table:table-cell office:value-type="float" office:value="18.667" calcext:value-type="float">
            <text:p>18.667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 office:value-type="string" calcext:value-type="string">
            <text:p>u-ch427-n216-false-ens5</text:p>
          </table:table-cell>
          <table:table-cell office:value-type="float" office:value="202.151" calcext:value-type="float">
            <text:p>202.151</text:p>
          </table:table-cell>
          <table:table-cell office:value-type="float" office:value="109.72" calcext:value-type="float">
            <text:p>109.72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1:16:58Z</text:p>
          </table:table-cell>
          <table:table-cell office:value-type="string" calcext:value-type="string">
            <text:p>2021-12-16T01:21:33Z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string" calcext:value-type="string">
            <text:p>u-ch427-n216-false-ens6</text:p>
          </table:table-cell>
          <table:table-cell office:value-type="float" office:value="247.354" calcext:value-type="float">
            <text:p>247.354</text:p>
          </table:table-cell>
          <table:table-cell office:value-type="float" office:value="113.84" calcext:value-type="float">
            <text:p>113.8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1:15:58Z</text:p>
          </table:table-cell>
          <table:table-cell office:value-type="string" calcext:value-type="string">
            <text:p>2021-12-16T01:21:12Z</text:p>
          </table:table-cell>
          <table:table-cell office:value-type="float" office:value="26.952" calcext:value-type="float">
            <text:p>26.952</text:p>
          </table:table-cell>
          <table:table-cell office:value-type="float" office:value="0.943" calcext:value-type="float">
            <text:p>0.943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string" calcext:value-type="string">
            <text:p>u-ch427-n216-false-ens7</text:p>
          </table:table-cell>
          <table:table-cell office:value-type="float" office:value="216.479" calcext:value-type="float">
            <text:p>216.479</text:p>
          </table:table-cell>
          <table:table-cell office:value-type="float" office:value="117.03" calcext:value-type="float">
            <text:p>117.03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1:01Z</text:p>
          </table:table-cell>
          <table:table-cell office:value-type="float" office:value="12.976" calcext:value-type="float">
            <text:p>12.97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6" calcext:value-type="float">
            <text:p>0.626</text:p>
          </table:table-cell>
          <table:table-cell/>
        </table:table-row>
        <table:table-row table:style-name="ro1">
          <table:table-cell office:value-type="string" calcext:value-type="string">
            <text:p>u-ch427-n216-false-ens8</text:p>
          </table:table-cell>
          <table:table-cell office:value-type="float" office:value="233.98" calcext:value-type="float">
            <text:p>233.98</text:p>
          </table:table-cell>
          <table:table-cell office:value-type="float" office:value="121.28" calcext:value-type="float">
            <text:p>121.28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59Z</text:p>
          </table:table-cell>
          <table:table-cell office:value-type="string" calcext:value-type="string">
            <text:p>2021-12-16T14:31:56Z</text:p>
          </table:table-cell>
          <table:table-cell office:value-type="string" calcext:value-type="string">
            <text:p>2021-12-16T14:37:17Z</text:p>
          </table:table-cell>
          <table:table-cell office:value-type="float" office:value="13.35" calcext:value-type="float">
            <text:p>13.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12" calcext:value-type="float">
            <text:p>0.612</text:p>
          </table:table-cell>
          <table:table-cell/>
        </table:table-row>
        <table:table-row table:style-name="ro1">
          <table:table-cell office:value-type="string" calcext:value-type="string">
            <text:p>u-ch427-n216-false-ens9</text:p>
          </table:table-cell>
          <table:table-cell office:value-type="float" office:value="243.196" calcext:value-type="float">
            <text:p>243.196</text:p>
          </table:table-cell>
          <table:table-cell office:value-type="float" office:value="128.95" calcext:value-type="float">
            <text:p>128.9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5Z</text:p>
          </table:table-cell>
          <table:table-cell office:value-type="string" calcext:value-type="string">
            <text:p>2021-12-16T19:25:49Z</text:p>
          </table:table-cell>
          <table:table-cell office:value-type="string" calcext:value-type="string">
            <text:p>2021-12-16T19:31:23Z</text:p>
          </table:table-cell>
          <table:table-cell office:value-type="float" office:value="13.019" calcext:value-type="float">
            <text:p>13.0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false-ens10</text:p>
          </table:table-cell>
          <table:table-cell office:value-type="float" office:value="258.662" calcext:value-type="float">
            <text:p>258.662</text:p>
          </table:table-cell>
          <table:table-cell office:value-type="float" office:value="136.8" calcext:value-type="float">
            <text:p>136.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55Z</text:p>
          </table:table-cell>
          <table:table-cell office:value-type="string" calcext:value-type="string">
            <text:p>2021-12-16T19:09:51Z</text:p>
          </table:table-cell>
          <table:table-cell office:value-type="string" calcext:value-type="string">
            <text:p>2021-12-16T19:15:41Z</text:p>
          </table:table-cell>
          <table:table-cell office:value-type="float" office:value="14.203" calcext:value-type="float">
            <text:p>14.20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6" calcext:value-type="float">
            <text:p>0.606</text:p>
          </table:table-cell>
          <table:table-cell/>
        </table:table-row>
        <table:table-row table:style-name="ro1">
          <table:table-cell office:value-type="string" calcext:value-type="string">
            <text:p>u-ch427-n216-false-ens11</text:p>
          </table:table-cell>
          <table:table-cell office:value-type="float" office:value="262.684" calcext:value-type="float">
            <text:p>262.684</text:p>
          </table:table-cell>
          <table:table-cell office:value-type="float" office:value="142.08" calcext:value-type="float">
            <text:p>142.08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11Z</text:p>
          </table:table-cell>
          <table:table-cell office:value-type="string" calcext:value-type="string">
            <text:p>2021-12-16T19:31:49Z</text:p>
          </table:table-cell>
          <table:table-cell office:value-type="string" calcext:value-type="string">
            <text:p>2021-12-16T19:38:04Z</text:p>
          </table:table-cell>
          <table:table-cell office:value-type="float" office:value="14.161" calcext:value-type="float">
            <text:p>14.1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5" calcext:value-type="float">
            <text:p>0.595</text:p>
          </table:table-cell>
          <table:table-cell/>
        </table:table-row>
        <table:table-row table:style-name="ro1">
          <table:table-cell office:value-type="string" calcext:value-type="string">
            <text:p>u-ch427-n216-false-ens12</text:p>
          </table:table-cell>
          <table:table-cell office:value-type="float" office:value="273.037" calcext:value-type="float">
            <text:p>273.037</text:p>
          </table:table-cell>
          <table:table-cell office:value-type="float" office:value="147.93" calcext:value-type="float">
            <text:p>147.93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7Z</text:p>
          </table:table-cell>
          <table:table-cell office:value-type="string" calcext:value-type="string">
            <text:p>2021-12-16T16:44:53Z</text:p>
          </table:table-cell>
          <table:table-cell office:value-type="string" calcext:value-type="string">
            <text:p>2021-12-16T16:51:19Z</text:p>
          </table:table-cell>
          <table:table-cell office:value-type="float" office:value="14.505" calcext:value-type="float">
            <text:p>14.50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false-ens13</text:p>
          </table:table-cell>
          <table:table-cell office:value-type="float" office:value="278.478" calcext:value-type="float">
            <text:p>278.478</text:p>
          </table:table-cell>
          <table:table-cell office:value-type="float" office:value="150.32" calcext:value-type="float">
            <text:p>150.32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7Z</text:p>
          </table:table-cell>
          <table:table-cell office:value-type="string" calcext:value-type="string">
            <text:p>2021-12-16T19:16:50Z</text:p>
          </table:table-cell>
          <table:table-cell office:value-type="string" calcext:value-type="string">
            <text:p>2021-12-16T19:23:24Z</text:p>
          </table:table-cell>
          <table:table-cell office:value-type="float" office:value="14.826" calcext:value-type="float">
            <text:p>14.8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false-ens14</text:p>
          </table:table-cell>
          <table:table-cell office:value-type="float" office:value="316.023" calcext:value-type="float">
            <text:p>316.023</text:p>
          </table:table-cell>
          <table:table-cell office:value-type="float" office:value="173.03" calcext:value-type="float">
            <text:p>173.03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42Z</text:p>
          </table:table-cell>
          <table:table-cell office:value-type="string" calcext:value-type="string">
            <text:p>2021-12-16T16:36:53Z</text:p>
          </table:table-cell>
          <table:table-cell office:value-type="string" calcext:value-type="string">
            <text:p>2021-12-16T16:44:27Z</text:p>
          </table:table-cell>
          <table:table-cell office:value-type="float" office:value="13.365" calcext:value-type="float">
            <text:p>13.365</text:p>
          </table:table-cell>
          <table:table-cell office:value-type="float" office:value="0.729" calcext:value-type="float">
            <text:p>0.729</text:p>
          </table:table-cell>
          <table:table-cell office:value-type="float" office:value="3.744" calcext:value-type="float">
            <text:p>3.744</text:p>
          </table:table-cell>
          <table:table-cell/>
        </table:table-row>
        <table:table-row table:style-name="ro1">
          <table:table-cell office:value-type="string" calcext:value-type="string">
            <text:p>u-ch427-n216-false-ens15</text:p>
          </table:table-cell>
          <table:table-cell office:value-type="float" office:value="316.988" calcext:value-type="float">
            <text:p>316.988</text:p>
          </table:table-cell>
          <table:table-cell office:value-type="float" office:value="175.85" calcext:value-type="float">
            <text:p>175.85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2Z</text:p>
          </table:table-cell>
          <table:table-cell office:value-type="string" calcext:value-type="string">
            <text:p>2021-12-16T14:13:55Z</text:p>
          </table:table-cell>
          <table:table-cell office:value-type="string" calcext:value-type="string">
            <text:p>2021-12-16T14:21:14Z</text:p>
          </table:table-cell>
          <table:table-cell office:value-type="float" office:value="13.849" calcext:value-type="float">
            <text:p>13.849</text:p>
          </table:table-cell>
          <table:table-cell office:value-type="float" office:value="1.233" calcext:value-type="float">
            <text:p>1.233</text:p>
          </table:table-cell>
          <table:table-cell office:value-type="float" office:value="0.623" calcext:value-type="float">
            <text:p>0.623</text:p>
          </table:table-cell>
          <table:table-cell/>
        </table:table-row>
        <table:table-row table:style-name="ro1">
          <table:table-cell office:value-type="string" calcext:value-type="string">
            <text:p>u-ch427-n216-false-ens16</text:p>
          </table:table-cell>
          <table:table-cell office:value-type="float" office:value="300.507" calcext:value-type="float">
            <text:p>300.507</text:p>
          </table:table-cell>
          <table:table-cell office:value-type="float" office:value="167.04" calcext:value-type="float">
            <text:p>167.04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4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3:40Z</text:p>
          </table:table-cell>
          <table:table-cell office:value-type="float" office:value="17.041" calcext:value-type="float">
            <text:p>17.041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false-ens17</text:p>
          </table:table-cell>
          <table:table-cell office:value-type="float" office:value="296.051" calcext:value-type="float">
            <text:p>296.051</text:p>
          </table:table-cell>
          <table:table-cell office:value-type="float" office:value="167.19" calcext:value-type="float">
            <text:p>167.19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4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3:37Z</text:p>
          </table:table-cell>
          <table:table-cell office:value-type="float" office:value="16.389" calcext:value-type="float">
            <text:p>16.3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false-ens18</text:p>
          </table:table-cell>
          <table:table-cell office:value-type="float" office:value="327.667" calcext:value-type="float">
            <text:p>327.667</text:p>
          </table:table-cell>
          <table:table-cell office:value-type="float" office:value="179.04" calcext:value-type="float">
            <text:p>179.04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51Z</text:p>
          </table:table-cell>
          <table:table-cell office:value-type="string" calcext:value-type="string">
            <text:p>2021-12-16T01:12:58Z</text:p>
          </table:table-cell>
          <table:table-cell office:value-type="string" calcext:value-type="string">
            <text:p>2021-12-16T01:21:29Z</text:p>
          </table:table-cell>
          <table:table-cell office:value-type="float" office:value="26.456" calcext:value-type="float">
            <text:p>26.456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24.662" calcext:value-type="float">
            <text:p>124.6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433" calcext:value-type="float">
            <text:p>129.4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41" calcext:value-type="float">
            <text:p>159.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665" calcext:value-type="float">
            <text:p>172.66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.247" calcext:value-type="float">
            <text:p>190.24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151" calcext:value-type="float">
            <text:p>202.15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.354" calcext:value-type="float">
            <text:p>247.35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479" calcext:value-type="float">
            <text:p>216.47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.98" calcext:value-type="float">
            <text:p>233.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.196" calcext:value-type="float">
            <text:p>243.19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.662" calcext:value-type="float">
            <text:p>258.66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.684" calcext:value-type="float">
            <text:p>262.6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037" calcext:value-type="float">
            <text:p>273.03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478" calcext:value-type="float">
            <text:p>278.47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023" calcext:value-type="float">
            <text:p>316.02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.988" calcext:value-type="float">
            <text:p>316.98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507" calcext:value-type="float">
            <text:p>300.50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051" calcext:value-type="float">
            <text:p>296.05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.667" calcext:value-type="float">
            <text:p>327.667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216-single-ens00</text:p>
          </table:table-cell>
          <table:table-cell table:style-name="ce3" office:value-type="float" office:value="140.229" calcext:value-type="float">
            <text:p>140.229</text:p>
          </table:table-cell>
          <table:table-cell table:style-name="ce3" office:value-type="float" office:value="44.14" calcext:value-type="float">
            <text:p>44.1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02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5:21Z</text:p>
          </table:table-cell>
          <table:table-cell office:value-type="float" office:value="13.019" calcext:value-type="float">
            <text:p>13.0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single-ens01</text:p>
          </table:table-cell>
          <table:table-cell office:value-type="float" office:value="123.161" calcext:value-type="float">
            <text:p>123.161</text:p>
          </table:table-cell>
          <table:table-cell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1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5:22Z</text:p>
          </table:table-cell>
          <table:table-cell office:value-type="float" office:value="9.063" calcext:value-type="float">
            <text:p>9.06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string" calcext:value-type="string">
            <text:p>u-ch427-n216-single-ens02</text:p>
          </table:table-cell>
          <table:table-cell office:value-type="float" office:value="177.601" calcext:value-type="float">
            <text:p>177.601</text:p>
          </table:table-cell>
          <table:table-cell office:value-type="float" office:value="68.23" calcext:value-type="float">
            <text:p>68.2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9Z</text:p>
          </table:table-cell>
          <table:table-cell office:value-type="string" calcext:value-type="string">
            <text:p>2021-12-17T14:45:02Z</text:p>
          </table:table-cell>
          <table:table-cell office:value-type="string" calcext:value-type="string">
            <text:p>2021-12-17T14:48:39Z</text:p>
          </table:table-cell>
          <table:table-cell office:value-type="float" office:value="12.026" calcext:value-type="float">
            <text:p>12.0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string" calcext:value-type="string">
            <text:p>u-ch427-n216-single-ens03</text:p>
          </table:table-cell>
          <table:table-cell office:value-type="float" office:value="173.671" calcext:value-type="float">
            <text:p>173.671</text:p>
          </table:table-cell>
          <table:table-cell office:value-type="float" office:value="83.5" calcext:value-type="float">
            <text:p>83.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22Z</text:p>
          </table:table-cell>
          <table:table-cell office:value-type="string" calcext:value-type="string">
            <text:p>2021-12-17T15:06:00Z</text:p>
          </table:table-cell>
          <table:table-cell office:value-type="string" calcext:value-type="string">
            <text:p>2021-12-17T15:09:34Z</text:p>
          </table:table-cell>
          <table:table-cell office:value-type="float" office:value="11.108" calcext:value-type="float">
            <text:p>11.108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office:value-type="string" calcext:value-type="string">
            <text:p>u-ch427-n216-single-ens04</text:p>
          </table:table-cell>
          <table:table-cell office:value-type="float" office:value="185.932" calcext:value-type="float">
            <text:p>185.932</text:p>
          </table:table-cell>
          <table:table-cell office:value-type="float" office:value="92.72" calcext:value-type="float">
            <text:p>92.72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07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6:49Z</text:p>
          </table:table-cell>
          <table:table-cell office:value-type="float" office:value="11.731" calcext:value-type="float">
            <text:p>11.7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5" calcext:value-type="float">
            <text:p>0.595</text:p>
          </table:table-cell>
          <table:table-cell/>
        </table:table-row>
        <table:table-row table:style-name="ro1">
          <table:table-cell office:value-type="string" calcext:value-type="string">
            <text:p>u-ch427-n216-single-ens05</text:p>
          </table:table-cell>
          <table:table-cell office:value-type="float" office:value="213.536" calcext:value-type="float">
            <text:p>213.536</text:p>
          </table:table-cell>
          <table:table-cell office:value-type="float" office:value="108.87" calcext:value-type="float">
            <text:p>108.8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8Z</text:p>
          </table:table-cell>
          <table:table-cell office:value-type="string" calcext:value-type="string">
            <text:p>2021-12-17T15:00:59Z</text:p>
          </table:table-cell>
          <table:table-cell office:value-type="string" calcext:value-type="string">
            <text:p>2021-12-17T15:05:36Z</text:p>
          </table:table-cell>
          <table:table-cell office:value-type="float" office:value="17.621" calcext:value-type="float">
            <text:p>17.621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u-ch427-n216-single-ens06</text:p>
          </table:table-cell>
          <table:table-cell office:value-type="float" office:value="219.278" calcext:value-type="float">
            <text:p>219.278</text:p>
          </table:table-cell>
          <table:table-cell office:value-type="float" office:value="111.14" calcext:value-type="float">
            <text:p>111.1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52Z</text:p>
          </table:table-cell>
          <table:table-cell office:value-type="string" calcext:value-type="string">
            <text:p>2021-12-17T14:52:59Z</text:p>
          </table:table-cell>
          <table:table-cell office:value-type="string" calcext:value-type="string">
            <text:p>2021-12-17T14:57:50Z</text:p>
          </table:table-cell>
          <table:table-cell office:value-type="float" office:value="22.182" calcext:value-type="float">
            <text:p>22.182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  <table:table-cell/>
        </table:table-row>
        <table:table-row table:style-name="ro1">
          <table:table-cell office:value-type="string" calcext:value-type="string">
            <text:p>u-ch427-n216-single-ens07</text:p>
          </table:table-cell>
          <table:table-cell office:value-type="float" office:value="220.78" calcext:value-type="float">
            <text:p>220.78</text:p>
          </table:table-cell>
          <table:table-cell office:value-type="float" office:value="118.04" calcext:value-type="float">
            <text:p>118.04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07Z</text:p>
          </table:table-cell>
          <table:table-cell office:value-type="string" calcext:value-type="string">
            <text:p>2021-12-17T14:41:59Z</text:p>
          </table:table-cell>
          <table:table-cell office:value-type="string" calcext:value-type="string">
            <text:p>2021-12-17T14:46:48Z</text:p>
          </table:table-cell>
          <table:table-cell office:value-type="float" office:value="13.018" calcext:value-type="float">
            <text:p>13.018</text:p>
          </table:table-cell>
          <table:table-cell office:value-type="float" office:value="0.604" calcext:value-type="float">
            <text:p>0.604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single-ens08</text:p>
          </table:table-cell>
          <table:table-cell office:value-type="float" office:value="222.044" calcext:value-type="float">
            <text:p>222.044</text:p>
          </table:table-cell>
          <table:table-cell office:value-type="float" office:value="120.32" calcext:value-type="float">
            <text:p>120.32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15Z</text:p>
          </table:table-cell>
          <table:table-cell office:value-type="string" calcext:value-type="string">
            <text:p>2021-12-17T14:37:58Z</text:p>
          </table:table-cell>
          <table:table-cell office:value-type="string" calcext:value-type="string">
            <text:p>2021-12-17T14:43:07Z</text:p>
          </table:table-cell>
          <table:table-cell office:value-type="float" office:value="12.435" calcext:value-type="float">
            <text:p>12.435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string" calcext:value-type="string">
            <text:p>u-ch427-n216-single-ens09</text:p>
          </table:table-cell>
          <table:table-cell office:value-type="float" office:value="234.622" calcext:value-type="float">
            <text:p>234.622</text:p>
          </table:table-cell>
          <table:table-cell office:value-type="float" office:value="130.53" calcext:value-type="float">
            <text:p>130.53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43:26Z</text:p>
          </table:table-cell>
          <table:table-cell office:value-type="string" calcext:value-type="string">
            <text:p>2021-12-17T14:48:00Z</text:p>
          </table:table-cell>
          <table:table-cell office:value-type="string" calcext:value-type="string">
            <text:p>2021-12-17T14:53:27Z</text:p>
          </table:table-cell>
          <table:table-cell office:value-type="float" office:value="12.766" calcext:value-type="float">
            <text:p>12.7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17" calcext:value-type="float">
            <text:p>0.617</text:p>
          </table:table-cell>
          <table:table-cell/>
        </table:table-row>
        <table:table-row table:style-name="ro1">
          <table:table-cell office:value-type="string" calcext:value-type="string">
            <text:p>u-ch427-n216-single-ens10</text:p>
          </table:table-cell>
          <table:table-cell office:value-type="float" office:value="244.286" calcext:value-type="float">
            <text:p>244.286</text:p>
          </table:table-cell>
          <table:table-cell office:value-type="float" office:value="138.05" calcext:value-type="float">
            <text:p>138.0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31Z</text:p>
          </table:table-cell>
          <table:table-cell office:value-type="string" calcext:value-type="string">
            <text:p>2021-12-17T14:46:01Z</text:p>
          </table:table-cell>
          <table:table-cell office:value-type="string" calcext:value-type="string">
            <text:p>2021-12-17T14:51:54Z</text:p>
          </table:table-cell>
          <table:table-cell office:value-type="float" office:value="12.818" calcext:value-type="float">
            <text:p>12.81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single-ens11</text:p>
          </table:table-cell>
          <table:table-cell office:value-type="float" office:value="248.69" calcext:value-type="float">
            <text:p>248.69</text:p>
          </table:table-cell>
          <table:table-cell office:value-type="float" office:value="140.79" calcext:value-type="float">
            <text:p>140.79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43:42Z</text:p>
          </table:table-cell>
          <table:table-cell office:value-type="string" calcext:value-type="string">
            <text:p>2021-12-17T14:53:56Z</text:p>
          </table:table-cell>
          <table:table-cell office:value-type="string" calcext:value-type="string">
            <text:p>2021-12-17T14:59:55Z</text:p>
          </table:table-cell>
          <table:table-cell office:value-type="float" office:value="12.793" calcext:value-type="float">
            <text:p>12.79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single-ens12</text:p>
          </table:table-cell>
          <table:table-cell office:value-type="float" office:value="251.467" calcext:value-type="float">
            <text:p>251.467</text:p>
          </table:table-cell>
          <table:table-cell office:value-type="float" office:value="139.27" calcext:value-type="float">
            <text:p>139.2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3:50Z</text:p>
          </table:table-cell>
          <table:table-cell office:value-type="string" calcext:value-type="string">
            <text:p>2021-12-17T15:39:56Z</text:p>
          </table:table-cell>
          <table:table-cell office:value-type="string" calcext:value-type="string">
            <text:p>2021-12-17T15:46:02Z</text:p>
          </table:table-cell>
          <table:table-cell office:value-type="float" office:value="13.166" calcext:value-type="float">
            <text:p>13.16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u-ch427-n216-single-ens13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154.11" calcext:value-type="float">
            <text:p>154.11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10Z</text:p>
          </table:table-cell>
          <table:table-cell office:value-type="string" calcext:value-type="string">
            <text:p>2021-12-17T15:23:56Z</text:p>
          </table:table-cell>
          <table:table-cell office:value-type="string" calcext:value-type="string">
            <text:p>2021-12-17T15:30:40Z</text:p>
          </table:table-cell>
          <table:table-cell office:value-type="float" office:value="14.881" calcext:value-type="float">
            <text:p>14.88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28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u-ch427-n216-single-ens14</text:p>
          </table:table-cell>
          <table:table-cell office:value-type="float" office:value="271.575" calcext:value-type="float">
            <text:p>271.575</text:p>
          </table:table-cell>
          <table:table-cell office:value-type="float" office:value="152.54" calcext:value-type="float">
            <text:p>152.54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15Z</text:p>
          </table:table-cell>
          <table:table-cell office:value-type="string" calcext:value-type="string">
            <text:p>2021-12-17T15:46:57Z</text:p>
          </table:table-cell>
          <table:table-cell office:value-type="string" calcext:value-type="string">
            <text:p>2021-12-17T15:53:48Z</text:p>
          </table:table-cell>
          <table:table-cell office:value-type="float" office:value="13.644" calcext:value-type="float">
            <text:p>13.64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u-ch427-n216-single-ens15</text:p>
          </table:table-cell>
          <table:table-cell office:value-type="float" office:value="287.261" calcext:value-type="float">
            <text:p>287.261</text:p>
          </table:table-cell>
          <table:table-cell office:value-type="float" office:value="160.41" calcext:value-type="float">
            <text:p>160.41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6:04:52Z</text:p>
          </table:table-cell>
          <table:table-cell office:value-type="string" calcext:value-type="string">
            <text:p>2021-12-17T16:06:00Z</text:p>
          </table:table-cell>
          <table:table-cell office:value-type="string" calcext:value-type="string">
            <text:p>2021-12-17T16:13:05Z</text:p>
          </table:table-cell>
          <table:table-cell office:value-type="float" office:value="17.99" calcext:value-type="float">
            <text:p>17.9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28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u-ch427-n216-single-ens16</text:p>
          </table:table-cell>
          <table:table-cell office:value-type="float" office:value="297.097" calcext:value-type="float">
            <text:p>297.097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30Z</text:p>
          </table:table-cell>
          <table:table-cell office:value-type="string" calcext:value-type="string">
            <text:p>2021-12-17T15:16:00Z</text:p>
          </table:table-cell>
          <table:table-cell office:value-type="string" calcext:value-type="string">
            <text:p>2021-12-17T15:23:16Z</text:p>
          </table:table-cell>
          <table:table-cell office:value-type="float" office:value="16.786" calcext:value-type="float">
            <text:p>16.786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single-ens17</text:p>
          </table:table-cell>
          <table:table-cell office:value-type="float" office:value="286.361" calcext:value-type="float">
            <text:p>286.361</text:p>
          </table:table-cell>
          <table:table-cell office:value-type="float" office:value="162.6" calcext:value-type="float">
            <text:p>162.6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33Z</text:p>
          </table:table-cell>
          <table:table-cell office:value-type="string" calcext:value-type="string">
            <text:p>2021-12-17T15:31:56Z</text:p>
          </table:table-cell>
          <table:table-cell office:value-type="string" calcext:value-type="string">
            <text:p>2021-12-17T15:39:23Z</text:p>
          </table:table-cell>
          <table:table-cell office:value-type="float" office:value="13.673" calcext:value-type="float">
            <text:p>13.67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string" calcext:value-type="string">
            <text:p>u-ch427-n216-single-ens18</text:p>
          </table:table-cell>
          <table:table-cell office:value-type="float" office:value="312.841" calcext:value-type="float">
            <text:p>312.841</text:p>
          </table:table-cell>
          <table:table-cell office:value-type="float" office:value="180.6" calcext:value-type="float">
            <text:p>180.6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8T22:16:48Z</text:p>
          </table:table-cell>
          <table:table-cell office:value-type="string" calcext:value-type="string">
            <text:p>2021-12-18T23:35:56Z</text:p>
          </table:table-cell>
          <table:table-cell office:value-type="string" calcext:value-type="string">
            <text:p>2021-12-18T23:43:52Z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40.229" calcext:value-type="float">
            <text:p>140.22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.161" calcext:value-type="float">
            <text:p>123.16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.601" calcext:value-type="float">
            <text:p>177.60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671" calcext:value-type="float">
            <text:p>173.67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932" calcext:value-type="float">
            <text:p>185.9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36" calcext:value-type="float">
            <text:p>213.5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78" calcext:value-type="float">
            <text:p>219.27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78" calcext:value-type="float">
            <text:p>220.7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044" calcext:value-type="float">
            <text:p>222.04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.622" calcext:value-type="float">
            <text:p>234.62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286" calcext:value-type="float">
            <text:p>244.28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.69" calcext:value-type="float">
            <text:p>248.6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.467" calcext:value-type="float">
            <text:p>251.46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.925" calcext:value-type="float">
            <text:p>268.9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575" calcext:value-type="float">
            <text:p>271.57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.261" calcext:value-type="float">
            <text:p>287.26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097" calcext:value-type="float">
            <text:p>297.09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.361" calcext:value-type="float">
            <text:p>286.3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.841" calcext:value-type="float">
            <text:p>312.841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512-ens0</text:p>
          </table:table-cell>
          <table:table-cell table:style-name="ce3" office:value-type="float" office:value="5013.899" calcext:value-type="float">
            <text:p>5013.899</text:p>
          </table:table-cell>
          <table:table-cell table:style-name="ce3" office:value-type="float" office:value="122.78" calcext:value-type="float">
            <text:p>122.7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5:26:06Z</text:p>
          </table:table-cell>
          <table:table-cell office:value-type="string" calcext:value-type="string">
            <text:p>2021-12-14T16:01:48Z</text:p>
          </table:table-cell>
          <table:table-cell office:value-type="string" calcext:value-type="string">
            <text:p>2021-12-14T17:26:38Z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u-ch427-n512-ens1</text:p>
          </table:table-cell>
          <table:table-cell office:value-type="float" office:value="5077.398" calcext:value-type="float">
            <text:p>5077.398</text:p>
          </table:table-cell>
          <table:table-cell office:value-type="float" office:value="94.06" calcext:value-type="float">
            <text:p>94.06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25Z</text:p>
          </table:table-cell>
          <table:table-cell office:value-type="string" calcext:value-type="string">
            <text:p>2021-12-14T19:41:20Z</text:p>
          </table:table-cell>
          <table:table-cell office:value-type="string" calcext:value-type="string">
            <text:p>2021-12-14T21:07:02Z</text:p>
          </table:table-cell>
          <table:table-cell office:value-type="float" office:value="153.837" calcext:value-type="float">
            <text:p>153.837</text:p>
          </table:table-cell>
          <table:table-cell office:value-type="float" office:value="34.729" calcext:value-type="float">
            <text:p>34.729</text:p>
          </table:table-cell>
          <table:table-cell office:value-type="float" office:value="34.347" calcext:value-type="float">
            <text:p>34.347</text:p>
          </table:table-cell>
          <table:table-cell/>
        </table:table-row>
        <table:table-row table:style-name="ro1">
          <table:table-cell office:value-type="string" calcext:value-type="string">
            <text:p>u-ch427-n512-ens2</text:p>
          </table:table-cell>
          <table:table-cell office:value-type="float" office:value="5535.404" calcext:value-type="float">
            <text:p>5535.404</text:p>
          </table:table-cell>
          <table:table-cell office:value-type="float" office:value="236.97" calcext:value-type="float">
            <text:p>236.97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17Z</text:p>
          </table:table-cell>
          <table:table-cell office:value-type="string" calcext:value-type="string">
            <text:p>2021-12-14T19:34:25Z</text:p>
          </table:table-cell>
          <table:table-cell office:value-type="string" calcext:value-type="string">
            <text:p>2021-12-14T21:07:54Z</text:p>
          </table:table-cell>
          <table:table-cell office:value-type="float" office:value="158.308" calcext:value-type="float">
            <text:p>158.308</text:p>
          </table:table-cell>
          <table:table-cell office:value-type="float" office:value="36.425" calcext:value-type="float">
            <text:p>36.425</text:p>
          </table:table-cell>
          <table:table-cell office:value-type="float" office:value="36.032" calcext:value-type="float">
            <text:p>36.032</text:p>
          </table:table-cell>
          <table:table-cell/>
        </table:table-row>
        <table:table-row table:style-name="ro1">
          <table:table-cell office:value-type="string" calcext:value-type="string">
            <text:p>u-ch427-n512-ens3</text:p>
          </table:table-cell>
          <table:table-cell office:value-type="float" office:value="5291.887" calcext:value-type="float">
            <text:p>5291.887</text:p>
          </table:table-cell>
          <table:table-cell office:value-type="float" office:value="148.57" calcext:value-type="float">
            <text:p>148.57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09Z</text:p>
          </table:table-cell>
          <table:table-cell office:value-type="string" calcext:value-type="string">
            <text:p>2021-12-14T19:31:23Z</text:p>
          </table:table-cell>
          <table:table-cell office:value-type="string" calcext:value-type="string">
            <text:p>2021-12-14T21:00:48Z</text:p>
          </table:table-cell>
          <table:table-cell office:value-type="float" office:value="158.904" calcext:value-type="float">
            <text:p>158.904</text:p>
          </table:table-cell>
          <table:table-cell office:value-type="float" office:value="35.725" calcext:value-type="float">
            <text:p>35.725</text:p>
          </table:table-cell>
          <table:table-cell office:value-type="float" office:value="35.787" calcext:value-type="float">
            <text:p>35.787</text:p>
          </table:table-cell>
          <table:table-cell/>
        </table:table-row>
        <table:table-row table:style-name="ro1">
          <table:table-cell office:value-type="string" calcext:value-type="string">
            <text:p>u-ch427-n512-ens4</text:p>
          </table:table-cell>
          <table:table-cell office:value-type="float" office:value="5394.268" calcext:value-type="float">
            <text:p>5394.268</text:p>
          </table:table-cell>
          <table:table-cell office:value-type="float" office:value="161.36" calcext:value-type="float">
            <text:p>161.3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03Z</text:p>
          </table:table-cell>
          <table:table-cell office:value-type="string" calcext:value-type="string">
            <text:p>2021-12-14T21:36:31Z</text:p>
          </table:table-cell>
          <table:table-cell office:value-type="string" calcext:value-type="string">
            <text:p>2021-12-14T23:08:03Z</text:p>
          </table:table-cell>
          <table:table-cell office:value-type="float" office:value="158.487" calcext:value-type="float">
            <text:p>158.487</text:p>
          </table:table-cell>
          <table:table-cell office:value-type="float" office:value="36.759" calcext:value-type="float">
            <text:p>36.759</text:p>
          </table:table-cell>
          <table:table-cell office:value-type="float" office:value="37.68" calcext:value-type="float">
            <text:p>37.68</text:p>
          </table:table-cell>
          <table:table-cell/>
        </table:table-row>
        <table:table-row table:style-name="ro1">
          <table:table-cell office:value-type="string" calcext:value-type="string">
            <text:p>u-ch427-n512-ens5</text:p>
          </table:table-cell>
          <table:table-cell office:value-type="float" office:value="5574.039" calcext:value-type="float">
            <text:p>5574.039</text:p>
          </table:table-cell>
          <table:table-cell office:value-type="float" office:value="172.92" calcext:value-type="float">
            <text:p>172.9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51Z</text:p>
          </table:table-cell>
          <table:table-cell office:value-type="string" calcext:value-type="string">
            <text:p>2021-12-14T21:01:31Z</text:p>
          </table:table-cell>
          <table:table-cell office:value-type="string" calcext:value-type="string">
            <text:p>2021-12-14T22:36:07Z</text:p>
          </table:table-cell>
          <table:table-cell office:value-type="float" office:value="161.712" calcext:value-type="float">
            <text:p>161.712</text:p>
          </table:table-cell>
          <table:table-cell office:value-type="float" office:value="39.53" calcext:value-type="float">
            <text:p>39.53</text:p>
          </table:table-cell>
          <table:table-cell office:value-type="float" office:value="38.365" calcext:value-type="float">
            <text:p>38.365</text:p>
          </table:table-cell>
          <table:table-cell/>
        </table:table-row>
        <table:table-row table:style-name="ro1">
          <table:table-cell office:value-type="string" calcext:value-type="string">
            <text:p>u-ch427-n512-ens6</text:p>
          </table:table-cell>
          <table:table-cell office:value-type="float" office:value="5678.76" calcext:value-type="float">
            <text:p>5678.76</text:p>
          </table:table-cell>
          <table:table-cell office:value-type="float" office:value="251.09" calcext:value-type="float">
            <text:p>251.09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45Z</text:p>
          </table:table-cell>
          <table:table-cell office:value-type="string" calcext:value-type="string">
            <text:p>2021-12-15T09:26:48Z</text:p>
          </table:table-cell>
          <table:table-cell office:value-type="string" calcext:value-type="string">
            <text:p>2021-12-15T11:03:07Z</text:p>
          </table:table-cell>
          <table:table-cell office:value-type="float" office:value="163.953" calcext:value-type="float">
            <text:p>163.953</text:p>
          </table:table-cell>
          <table:table-cell office:value-type="float" office:value="37.205" calcext:value-type="float">
            <text:p>37.205</text:p>
          </table:table-cell>
          <table:table-cell office:value-type="float" office:value="36.956" calcext:value-type="float">
            <text:p>36.956</text:p>
          </table:table-cell>
          <table:table-cell/>
        </table:table-row>
        <table:table-row table:style-name="ro1">
          <table:table-cell office:value-type="string" calcext:value-type="string">
            <text:p>u-ch427-n512-ens7</text:p>
          </table:table-cell>
          <table:table-cell office:value-type="float" office:value="5629.767" calcext:value-type="float">
            <text:p>5629.767</text:p>
          </table:table-cell>
          <table:table-cell office:value-type="float" office:value="255.3" calcext:value-type="float">
            <text:p>255.3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38Z</text:p>
          </table:table-cell>
          <table:table-cell office:value-type="string" calcext:value-type="string">
            <text:p>2021-12-15T09:26:48Z</text:p>
          </table:table-cell>
          <table:table-cell office:value-type="string" calcext:value-type="string">
            <text:p>2021-12-15T11:02:21Z</text:p>
          </table:table-cell>
          <table:table-cell office:value-type="float" office:value="159.118" calcext:value-type="float">
            <text:p>159.118</text:p>
          </table:table-cell>
          <table:table-cell office:value-type="float" office:value="38.348" calcext:value-type="float">
            <text:p>38.348</text:p>
          </table:table-cell>
          <table:table-cell office:value-type="float" office:value="35.444" calcext:value-type="float">
            <text:p>35.444</text:p>
          </table:table-cell>
          <table:table-cell/>
        </table:table-row>
        <table:table-row table:style-name="ro1">
          <table:table-cell office:value-type="string" calcext:value-type="string">
            <text:p>u-ch427-n512-ens8</text:p>
          </table:table-cell>
          <table:table-cell office:value-type="float" office:value="5635.051" calcext:value-type="float">
            <text:p>5635.051</text:p>
          </table:table-cell>
          <table:table-cell office:value-type="float" office:value="206.36" calcext:value-type="float">
            <text:p>206.3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32Z</text:p>
          </table:table-cell>
          <table:table-cell office:value-type="string" calcext:value-type="string">
            <text:p>2021-12-15T06:16:48Z</text:p>
          </table:table-cell>
          <table:table-cell office:value-type="string" calcext:value-type="string">
            <text:p>2021-12-15T07:53:07Z</text:p>
          </table:table-cell>
          <table:table-cell office:value-type="float" office:value="161.831" calcext:value-type="float">
            <text:p>161.831</text:p>
          </table:table-cell>
          <table:table-cell office:value-type="float" office:value="39.826" calcext:value-type="float">
            <text:p>39.826</text:p>
          </table:table-cell>
          <table:table-cell office:value-type="float" office:value="37.437" calcext:value-type="float">
            <text:p>37.437</text:p>
          </table:table-cell>
          <table:table-cell/>
        </table:table-row>
        <table:table-row table:style-name="ro1">
          <table:table-cell office:value-type="string" calcext:value-type="string">
            <text:p>u-ch427-n512-ens9</text:p>
          </table:table-cell>
          <table:table-cell office:value-type="float" office:value="5715.78" calcext:value-type="float">
            <text:p>5715.78</text:p>
          </table:table-cell>
          <table:table-cell office:value-type="float" office:value="227.91" calcext:value-type="float">
            <text:p>227.91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26Z</text:p>
          </table:table-cell>
          <table:table-cell office:value-type="string" calcext:value-type="string">
            <text:p>2021-12-15T08:12:47Z</text:p>
          </table:table-cell>
          <table:table-cell office:value-type="string" calcext:value-type="string">
            <text:p>2021-12-15T09:50:06Z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40.783" calcext:value-type="float">
            <text:p>40.783</text:p>
          </table:table-cell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 office:value-type="string" calcext:value-type="string">
            <text:p>u-ch427-n512-ens10</text:p>
          </table:table-cell>
          <table:table-cell office:value-type="float" office:value="5560.837" calcext:value-type="float">
            <text:p>5560.837</text:p>
          </table:table-cell>
          <table:table-cell office:value-type="float" office:value="246.16" calcext:value-type="float">
            <text:p>246.16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21Z</text:p>
          </table:table-cell>
          <table:table-cell office:value-type="string" calcext:value-type="string">
            <text:p>2021-12-15T08:06:48Z</text:p>
          </table:table-cell>
          <table:table-cell office:value-type="string" calcext:value-type="string">
            <text:p>2021-12-15T09:41:54Z</text:p>
          </table:table-cell>
          <table:table-cell office:value-type="float" office:value="160.048" calcext:value-type="float">
            <text:p>160.048</text:p>
          </table:table-cell>
          <table:table-cell office:value-type="float" office:value="38.364" calcext:value-type="float">
            <text:p>38.364</text:p>
          </table:table-cell>
          <table:table-cell office:value-type="float" office:value="36.124" calcext:value-type="float">
            <text:p>36.124</text:p>
          </table:table-cell>
          <table:table-cell/>
        </table:table-row>
        <table:table-row table:style-name="ro1">
          <table:table-cell office:value-type="string" calcext:value-type="string">
            <text:p>u-ch427-n512-ens11</text:p>
          </table:table-cell>
          <table:table-cell office:value-type="float" office:value="5663.911" calcext:value-type="float">
            <text:p>5663.911</text:p>
          </table:table-cell>
          <table:table-cell office:value-type="float" office:value="254.65" calcext:value-type="float">
            <text:p>254.65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4:58Z</text:p>
          </table:table-cell>
          <table:table-cell office:value-type="string" calcext:value-type="string">
            <text:p>2021-12-15T07:48:48Z</text:p>
          </table:table-cell>
          <table:table-cell office:value-type="string" calcext:value-type="string">
            <text:p>2021-12-15T09:25:43Z</text:p>
          </table:table-cell>
          <table:table-cell office:value-type="float" office:value="159.374" calcext:value-type="float">
            <text:p>159.374</text:p>
          </table:table-cell>
          <table:table-cell office:value-type="float" office:value="37.916" calcext:value-type="float">
            <text:p>37.916</text:p>
          </table:table-cell>
          <table:table-cell office:value-type="float" office:value="37.28" calcext:value-type="float">
            <text:p>37.28</text:p>
          </table:table-cell>
          <table:table-cell/>
        </table:table-row>
        <table:table-row table:style-name="ro1">
          <table:table-cell office:value-type="string" calcext:value-type="string">
            <text:p>u-ch427-n512-ens12</text:p>
          </table:table-cell>
          <table:table-cell office:value-type="float" office:value="5705.719" calcext:value-type="float">
            <text:p>5705.719</text:p>
          </table:table-cell>
          <table:table-cell office:value-type="float" office:value="267.82" calcext:value-type="float">
            <text:p>267.8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06Z</text:p>
          </table:table-cell>
          <table:table-cell office:value-type="string" calcext:value-type="string">
            <text:p>2021-12-15T06:09:50Z</text:p>
          </table:table-cell>
          <table:table-cell office:value-type="string" calcext:value-type="string">
            <text:p>2021-12-15T07:47:58Z</text:p>
          </table:table-cell>
          <table:table-cell office:value-type="float" office:value="164.108" calcext:value-type="float">
            <text:p>164.108</text:p>
          </table:table-cell>
          <table:table-cell office:value-type="float" office:value="43.107" calcext:value-type="float">
            <text:p>43.107</text:p>
          </table:table-cell>
          <table:table-cell office:value-type="float" office:value="36.824" calcext:value-type="float">
            <text:p>36.824</text:p>
          </table:table-cell>
          <table:table-cell/>
        </table:table-row>
        <table:table-row table:style-name="ro1">
          <table:table-cell office:value-type="string" calcext:value-type="string">
            <text:p>u-ch427-n512-ens13</text:p>
          </table:table-cell>
          <table:table-cell office:value-type="float" office:value="5794.89" calcext:value-type="float">
            <text:p>5794.89</text:p>
          </table:table-cell>
          <table:table-cell office:value-type="float" office:value="286.27" calcext:value-type="float">
            <text:p>286.27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6:07Z</text:p>
          </table:table-cell>
          <table:table-cell office:value-type="string" calcext:value-type="string">
            <text:p>2021-12-17T10:00:48Z</text:p>
          </table:table-cell>
          <table:table-cell office:value-type="string" calcext:value-type="string">
            <text:p>2021-12-17T11:40:35Z</text:p>
          </table:table-cell>
          <table:table-cell office:value-type="float" office:value="162.175" calcext:value-type="float">
            <text:p>162.175</text:p>
          </table:table-cell>
          <table:table-cell office:value-type="float" office:value="37.943" calcext:value-type="float">
            <text:p>37.943</text:p>
          </table:table-cell>
          <table:table-cell office:value-type="float" office:value="38.695" calcext:value-type="float">
            <text:p>38.695</text:p>
          </table:table-cell>
          <table:table-cell/>
        </table:table-row>
        <table:table-row table:style-name="ro1">
          <table:table-cell office:value-type="string" calcext:value-type="string">
            <text:p>u-ch427-n512-ens14</text:p>
          </table:table-cell>
          <table:table-cell office:value-type="float" office:value="5736.428" calcext:value-type="float">
            <text:p>5736.428</text:p>
          </table:table-cell>
          <table:table-cell office:value-type="float" office:value="290.65" calcext:value-type="float">
            <text:p>290.65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23Z</text:p>
          </table:table-cell>
          <table:table-cell office:value-type="string" calcext:value-type="string">
            <text:p>2021-12-15T02:45:20Z</text:p>
          </table:table-cell>
          <table:table-cell office:value-type="string" calcext:value-type="string">
            <text:p>2021-12-15T04:24:27Z</text:p>
          </table:table-cell>
          <table:table-cell office:value-type="float" office:value="171.416" calcext:value-type="float">
            <text:p>171.416</text:p>
          </table:table-cell>
          <table:table-cell office:value-type="float" office:value="37.211" calcext:value-type="float">
            <text:p>37.211</text:p>
          </table:table-cell>
          <table:table-cell office:value-type="float" office:value="36.848" calcext:value-type="float">
            <text:p>36.848</text:p>
          </table:table-cell>
          <table:table-cell/>
        </table:table-row>
        <table:table-row table:style-name="ro1">
          <table:table-cell office:value-type="string" calcext:value-type="string">
            <text:p>u-ch427-n512-ens15</text:p>
          </table:table-cell>
          <table:table-cell office:value-type="float" office:value="5711.982" calcext:value-type="float">
            <text:p>5711.982</text:p>
          </table:table-cell>
          <table:table-cell office:value-type="float" office:value="304.15" calcext:value-type="float">
            <text:p>304.15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34Z</text:p>
          </table:table-cell>
          <table:table-cell office:value-type="string" calcext:value-type="string">
            <text:p>2021-12-15T04:25:50Z</text:p>
          </table:table-cell>
          <table:table-cell office:value-type="string" calcext:value-type="string">
            <text:p>2021-12-15T06:04:42Z</text:p>
          </table:table-cell>
          <table:table-cell office:value-type="float" office:value="161.044" calcext:value-type="float">
            <text:p>161.044</text:p>
          </table:table-cell>
          <table:table-cell office:value-type="float" office:value="36.892" calcext:value-type="float">
            <text:p>36.892</text:p>
          </table:table-cell>
          <table:table-cell office:value-type="float" office:value="35.844" calcext:value-type="float">
            <text:p>35.844</text:p>
          </table:table-cell>
          <table:table-cell/>
        </table:table-row>
        <table:table-row table:style-name="ro1">
          <table:table-cell office:value-type="string" calcext:value-type="string">
            <text:p>u-ch427-n512-ens16</text:p>
          </table:table-cell>
          <table:table-cell office:value-type="float" office:value="5808.684" calcext:value-type="float">
            <text:p>5808.684</text:p>
          </table:table-cell>
          <table:table-cell office:value-type="float" office:value="331.64" calcext:value-type="float">
            <text:p>331.6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47Z</text:p>
          </table:table-cell>
          <table:table-cell office:value-type="string" calcext:value-type="string">
            <text:p>2021-12-15T04:27:48Z</text:p>
          </table:table-cell>
          <table:table-cell office:value-type="string" calcext:value-type="string">
            <text:p>2021-12-15T06:08:50Z</text:p>
          </table:table-cell>
          <table:table-cell office:value-type="float" office:value="166.384" calcext:value-type="float">
            <text:p>166.384</text:p>
          </table:table-cell>
          <table:table-cell office:value-type="float" office:value="38.18" calcext:value-type="float">
            <text:p>38.18</text:p>
          </table:table-cell>
          <table:table-cell office:value-type="float" office:value="37.436" calcext:value-type="float">
            <text:p>37.436</text:p>
          </table:table-cell>
          <table:table-cell/>
        </table:table-row>
        <table:table-row table:style-name="ro1">
          <table:table-cell office:value-type="string" calcext:value-type="string">
            <text:p>u-ch427-n512-ens17</text:p>
          </table:table-cell>
          <table:table-cell office:value-type="float" office:value="5908.236" calcext:value-type="float">
            <text:p>5908.236</text:p>
          </table:table-cell>
          <table:table-cell office:value-type="float" office:value="332.2" calcext:value-type="float">
            <text:p>332.2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57Z</text:p>
          </table:table-cell>
          <table:table-cell office:value-type="string" calcext:value-type="string">
            <text:p>2021-12-14T18:54:24Z</text:p>
          </table:table-cell>
          <table:table-cell office:value-type="string" calcext:value-type="string">
            <text:p>2021-12-14T20:37:27Z</text:p>
          </table:table-cell>
          <table:table-cell office:value-type="float" office:value="165.727" calcext:value-type="float">
            <text:p>165.727</text:p>
          </table:table-cell>
          <table:table-cell office:value-type="float" office:value="37.524" calcext:value-type="float">
            <text:p>37.524</text:p>
          </table:table-cell>
          <table:table-cell office:value-type="float" office:value="37.276" calcext:value-type="float">
            <text:p>37.276</text:p>
          </table:table-cell>
          <table:table-cell/>
        </table:table-row>
        <table:table-row table:style-name="ro1">
          <table:table-cell office:value-type="string" calcext:value-type="string">
            <text:p>u-ch427-n512-ens18</text:p>
          </table:table-cell>
          <table:table-cell office:value-type="float" office:value="5822.783" calcext:value-type="float">
            <text:p>5822.783</text:p>
          </table:table-cell>
          <table:table-cell office:value-type="float" office:value="350.54" calcext:value-type="float">
            <text:p>350.54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4:06Z</text:p>
          </table:table-cell>
          <table:table-cell office:value-type="string" calcext:value-type="string">
            <text:p>2021-12-15T02:45:21Z</text:p>
          </table:table-cell>
          <table:table-cell office:value-type="string" calcext:value-type="string">
            <text:p>2021-12-15T04:26:46Z</text:p>
          </table:table-cell>
          <table:table-cell office:value-type="float" office:value="164.635" calcext:value-type="float">
            <text:p>164.635</text:p>
          </table:table-cell>
          <table:table-cell office:value-type="float" office:value="40.613" calcext:value-type="float">
            <text:p>40.613</text:p>
          </table:table-cell>
          <table:table-cell office:value-type="float" office:value="38.096" calcext:value-type="float">
            <text:p>38.09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013.899" calcext:value-type="float">
            <text:p>5013.89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398" calcext:value-type="float">
            <text:p>5077.39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5.404" calcext:value-type="float">
            <text:p>5535.4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1.887" calcext:value-type="float">
            <text:p>5291.88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4.268" calcext:value-type="float">
            <text:p>5394.2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4.039" calcext:value-type="float">
            <text:p>5574.03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8.76" calcext:value-type="float">
            <text:p>5678.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9.767" calcext:value-type="float">
            <text:p>5629.76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5.051" calcext:value-type="float">
            <text:p>5635.0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5.78" calcext:value-type="float">
            <text:p>5715.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0.837" calcext:value-type="float">
            <text:p>5560.83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63.911" calcext:value-type="float">
            <text:p>5663.9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.719" calcext:value-type="float">
            <text:p>5705.71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4.89" calcext:value-type="float">
            <text:p>5794.8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6.428" calcext:value-type="float">
            <text:p>5736.42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1.982" calcext:value-type="float">
            <text:p>5711.98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.684" calcext:value-type="float">
            <text:p>5808.68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8.236" calcext:value-type="float">
            <text:p>5908.23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2.783" calcext:value-type="float">
            <text:p>5822.783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512-false-ens0</text:p>
          </table:table-cell>
          <table:table-cell table:style-name="ce3" office:value-type="float" office:value="4534.62" calcext:value-type="float">
            <text:p>4534.62</text:p>
          </table:table-cell>
          <table:table-cell table:style-name="ce3"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5T22:19:43Z</text:p>
          </table:table-cell>
          <table:table-cell office:value-type="string" calcext:value-type="string">
            <text:p>2021-12-15T22:20:56Z</text:p>
          </table:table-cell>
          <table:table-cell office:value-type="string" calcext:value-type="string">
            <text:p>2021-12-15T23:44:11Z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40.783" calcext:value-type="float">
            <text:p>40.783</text:p>
          </table:table-cell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 office:value-type="string" calcext:value-type="string">
            <text:p>u-ch427-n512-false-ens1</text:p>
          </table:table-cell>
          <table:table-cell office:value-type="float" office:value="5032.279" calcext:value-type="float">
            <text:p>5032.279</text:p>
          </table:table-cell>
          <table:table-cell office:value-type="float" office:value="93.51" calcext:value-type="float">
            <text:p>93.5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3Z</text:p>
          </table:table-cell>
          <table:table-cell office:value-type="string" calcext:value-type="string">
            <text:p>2021-12-16T01:12:59Z</text:p>
          </table:table-cell>
          <table:table-cell office:value-type="string" calcext:value-type="string">
            <text:p>2021-12-16T02:37:35Z</text:p>
          </table:table-cell>
          <table:table-cell office:value-type="float" office:value="156.238" calcext:value-type="float">
            <text:p>156.238</text:p>
          </table:table-cell>
          <table:table-cell office:value-type="float" office:value="35.26" calcext:value-type="float">
            <text:p>35.26</text:p>
          </table:table-cell>
          <table:table-cell office:value-type="float" office:value="33.016" calcext:value-type="float">
            <text:p>33.016</text:p>
          </table:table-cell>
          <table:table-cell/>
        </table:table-row>
        <table:table-row table:style-name="ro1">
          <table:table-cell office:value-type="string" calcext:value-type="string">
            <text:p>u-ch427-n512-false-ens2</text:p>
          </table:table-cell>
          <table:table-cell office:value-type="float" office:value="5266.606" calcext:value-type="float">
            <text:p>5266.606</text:p>
          </table:table-cell>
          <table:table-cell office:value-type="float" office:value="130.61" calcext:value-type="float">
            <text:p>130.6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6Z</text:p>
          </table:table-cell>
          <table:table-cell office:value-type="string" calcext:value-type="string">
            <text:p>2021-12-16T14:44:56Z</text:p>
          </table:table-cell>
          <table:table-cell office:value-type="string" calcext:value-type="string">
            <text:p>2021-12-16T16:13:31Z</text:p>
          </table:table-cell>
          <table:table-cell office:value-type="float" office:value="156.82" calcext:value-type="float">
            <text:p>156.82</text:p>
          </table:table-cell>
          <table:table-cell office:value-type="float" office:value="35.99" calcext:value-type="float">
            <text:p>35.99</text:p>
          </table:table-cell>
          <table:table-cell office:value-type="float" office:value="34.672" calcext:value-type="float">
            <text:p>34.672</text:p>
          </table:table-cell>
          <table:table-cell/>
        </table:table-row>
        <table:table-row table:style-name="ro1">
          <table:table-cell office:value-type="string" calcext:value-type="string">
            <text:p>u-ch427-n512-false-ens3</text:p>
          </table:table-cell>
          <table:table-cell office:value-type="float" office:value="5394.519" calcext:value-type="float">
            <text:p>5394.519</text:p>
          </table:table-cell>
          <table:table-cell office:value-type="float" office:value="153.04" calcext:value-type="float">
            <text:p>153.04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8Z</text:p>
          </table:table-cell>
          <table:table-cell office:value-type="string" calcext:value-type="string">
            <text:p>2021-12-16T18:30:51Z</text:p>
          </table:table-cell>
          <table:table-cell office:value-type="string" calcext:value-type="string">
            <text:p>2021-12-16T20:01:57Z</text:p>
          </table:table-cell>
          <table:table-cell office:value-type="float" office:value="158.604" calcext:value-type="float">
            <text:p>158.604</text:p>
          </table:table-cell>
          <table:table-cell office:value-type="float" office:value="36.832" calcext:value-type="float">
            <text:p>36.832</text:p>
          </table:table-cell>
          <table:table-cell office:value-type="float" office:value="35.676" calcext:value-type="float">
            <text:p>35.676</text:p>
          </table:table-cell>
          <table:table-cell/>
        </table:table-row>
        <table:table-row table:style-name="ro1">
          <table:table-cell office:value-type="string" calcext:value-type="string">
            <text:p>u-ch427-n512-false-ens4</text:p>
          </table:table-cell>
          <table:table-cell office:value-type="float" office:value="5442.708" calcext:value-type="float">
            <text:p>5442.708</text:p>
          </table:table-cell>
          <table:table-cell office:value-type="float" office:value="162.34" calcext:value-type="float">
            <text:p>162.34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8:50Z</text:p>
          </table:table-cell>
          <table:table-cell office:value-type="string" calcext:value-type="string">
            <text:p>2021-12-17T03:04:50Z</text:p>
          </table:table-cell>
          <table:table-cell office:value-type="string" calcext:value-type="string">
            <text:p>2021-12-17T04:36:45Z</text:p>
          </table:table-cell>
          <table:table-cell office:value-type="float" office:value="158.908" calcext:value-type="float">
            <text:p>158.908</text:p>
          </table:table-cell>
          <table:table-cell office:value-type="float" office:value="36.127" calcext:value-type="float">
            <text:p>36.127</text:p>
          </table:table-cell>
          <table:table-cell office:value-type="float" office:value="36.552" calcext:value-type="float">
            <text:p>36.552</text:p>
          </table:table-cell>
          <table:table-cell/>
        </table:table-row>
        <table:table-row table:style-name="ro1">
          <table:table-cell office:value-type="string" calcext:value-type="string">
            <text:p>u-ch427-n512-false-ens5</text:p>
          </table:table-cell>
          <table:table-cell office:value-type="float" office:value="5503.597" calcext:value-type="float">
            <text:p>5503.597</text:p>
          </table:table-cell>
          <table:table-cell office:value-type="float" office:value="172.24" calcext:value-type="float">
            <text:p>172.2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6Z</text:p>
          </table:table-cell>
          <table:table-cell office:value-type="string" calcext:value-type="string">
            <text:p>2021-12-16T20:04:52Z</text:p>
          </table:table-cell>
          <table:table-cell office:value-type="string" calcext:value-type="string">
            <text:p>2021-12-16T21:38:17Z</text:p>
          </table:table-cell>
          <table:table-cell office:value-type="float" office:value="163.555" calcext:value-type="float">
            <text:p>163.555</text:p>
          </table:table-cell>
          <table:table-cell office:value-type="float" office:value="38.443" calcext:value-type="float">
            <text:p>38.443</text:p>
          </table:table-cell>
          <table:table-cell office:value-type="float" office:value="38.256" calcext:value-type="float">
            <text:p>38.256</text:p>
          </table:table-cell>
          <table:table-cell/>
        </table:table-row>
        <table:table-row table:style-name="ro1">
          <table:table-cell office:value-type="string" calcext:value-type="string">
            <text:p>u-ch427-n512-false-ens6</text:p>
          </table:table-cell>
          <table:table-cell office:value-type="float" office:value="5506.076" calcext:value-type="float">
            <text:p>5506.076</text:p>
          </table:table-cell>
          <table:table-cell office:value-type="float" office:value="195.11" calcext:value-type="float">
            <text:p>195.11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6Z</text:p>
          </table:table-cell>
          <table:table-cell office:value-type="string" calcext:value-type="string">
            <text:p>2021-12-16T19:38:50Z</text:p>
          </table:table-cell>
          <table:table-cell office:value-type="string" calcext:value-type="string">
            <text:p>2021-12-16T21:12:15Z</text:p>
          </table:table-cell>
          <table:table-cell office:value-type="float" office:value="160.408" calcext:value-type="float">
            <text:p>160.408</text:p>
          </table:table-cell>
          <table:table-cell office:value-type="float" office:value="39.4" calcext:value-type="float">
            <text:p>39.4</text:p>
          </table:table-cell>
          <table:table-cell office:value-type="float" office:value="35.557" calcext:value-type="float">
            <text:p>35.557</text:p>
          </table:table-cell>
          <table:table-cell/>
        </table:table-row>
        <table:table-row table:style-name="ro1">
          <table:table-cell office:value-type="string" calcext:value-type="string">
            <text:p>u-ch427-n512-false-ens7</text:p>
          </table:table-cell>
          <table:table-cell office:value-type="float" office:value="5542.045" calcext:value-type="float">
            <text:p>5542.045</text:p>
          </table:table-cell>
          <table:table-cell office:value-type="float" office:value="222.47" calcext:value-type="float">
            <text:p>222.47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13Z</text:p>
          </table:table-cell>
          <table:table-cell office:value-type="string" calcext:value-type="string">
            <text:p>2021-12-16T21:43:50Z</text:p>
          </table:table-cell>
          <table:table-cell office:value-type="string" calcext:value-type="string">
            <text:p>2021-12-16T23:17:50Z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36.738" calcext:value-type="float">
            <text:p>36.738</text:p>
          </table:table-cell>
          <table:table-cell office:value-type="float" office:value="36.68" calcext:value-type="float">
            <text:p>36.68</text:p>
          </table:table-cell>
          <table:table-cell/>
        </table:table-row>
        <table:table-row table:style-name="ro1">
          <table:table-cell office:value-type="string" calcext:value-type="string">
            <text:p>u-ch427-n512-false-ens8</text:p>
          </table:table-cell>
          <table:table-cell office:value-type="float" office:value="5612.488" calcext:value-type="float">
            <text:p>5612.488</text:p>
          </table:table-cell>
          <table:table-cell office:value-type="float" office:value="211.24" calcext:value-type="float">
            <text:p>211.2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4:02:12Z</text:p>
          </table:table-cell>
          <table:table-cell office:value-type="string" calcext:value-type="string">
            <text:p>2021-12-17T15:00:55Z</text:p>
          </table:table-cell>
          <table:table-cell office:value-type="string" calcext:value-type="string">
            <text:p>2021-12-17T16:36:08Z</text:p>
          </table:table-cell>
          <table:table-cell office:value-type="float" office:value="161.307" calcext:value-type="float">
            <text:p>161.307</text:p>
          </table:table-cell>
          <table:table-cell office:value-type="float" office:value="39.167" calcext:value-type="float">
            <text:p>39.167</text:p>
          </table:table-cell>
          <table:table-cell office:value-type="float" office:value="36.856" calcext:value-type="float">
            <text:p>36.856</text:p>
          </table:table-cell>
          <table:table-cell/>
        </table:table-row>
        <table:table-row table:style-name="ro1">
          <table:table-cell office:value-type="string" calcext:value-type="string">
            <text:p>u-ch427-n512-false-ens9</text:p>
          </table:table-cell>
          <table:table-cell office:value-type="float" office:value="5529.016" calcext:value-type="float">
            <text:p>5529.016</text:p>
          </table:table-cell>
          <table:table-cell office:value-type="float" office:value="223.4" calcext:value-type="float">
            <text:p>223.4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0Z</text:p>
          </table:table-cell>
          <table:table-cell office:value-type="string" calcext:value-type="string">
            <text:p>2021-12-17T04:25:35Z</text:p>
          </table:table-cell>
          <table:table-cell office:value-type="string" calcext:value-type="string">
            <text:p>2021-12-17T05:59:47Z</text:p>
          </table:table-cell>
          <table:table-cell office:value-type="float" office:value="155.866" calcext:value-type="float">
            <text:p>155.866</text:p>
          </table:table-cell>
          <table:table-cell office:value-type="float" office:value="37.505" calcext:value-type="float">
            <text:p>37.505</text:p>
          </table:table-cell>
          <table:table-cell office:value-type="float" office:value="36.832" calcext:value-type="float">
            <text:p>36.832</text:p>
          </table:table-cell>
          <table:table-cell/>
        </table:table-row>
        <table:table-row table:style-name="ro1">
          <table:table-cell office:value-type="string" calcext:value-type="string">
            <text:p>u-ch427-n512-false-ens10</text:p>
          </table:table-cell>
          <table:table-cell office:value-type="float" office:value="5624.746" calcext:value-type="float">
            <text:p>5624.746</text:p>
          </table:table-cell>
          <table:table-cell office:value-type="float" office:value="234.77" calcext:value-type="float">
            <text:p>234.77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0Z</text:p>
          </table:table-cell>
          <table:table-cell office:value-type="string" calcext:value-type="string">
            <text:p>2021-12-17T03:12:35Z</text:p>
          </table:table-cell>
          <table:table-cell office:value-type="string" calcext:value-type="string">
            <text:p>2021-12-17T04:48:27Z</text:p>
          </table:table-cell>
          <table:table-cell office:value-type="float" office:value="161.204" calcext:value-type="float">
            <text:p>161.204</text:p>
          </table:table-cell>
          <table:table-cell office:value-type="float" office:value="40.335" calcext:value-type="float">
            <text:p>40.335</text:p>
          </table:table-cell>
          <table:table-cell office:value-type="float" office:value="36.161" calcext:value-type="float">
            <text:p>36.161</text:p>
          </table:table-cell>
          <table:table-cell/>
        </table:table-row>
        <table:table-row table:style-name="ro1">
          <table:table-cell office:value-type="string" calcext:value-type="string">
            <text:p>u-ch427-n512-false-ens11</text:p>
          </table:table-cell>
          <table:table-cell office:value-type="float" office:value="5580.588" calcext:value-type="float">
            <text:p>5580.588</text:p>
          </table:table-cell>
          <table:table-cell office:value-type="float" office:value="246.13" calcext:value-type="float">
            <text:p>246.13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3Z</text:p>
          </table:table-cell>
          <table:table-cell office:value-type="string" calcext:value-type="string">
            <text:p>2021-12-17T02:49:34Z</text:p>
          </table:table-cell>
          <table:table-cell office:value-type="string" calcext:value-type="string">
            <text:p>2021-12-17T04:25:05Z</text:p>
          </table:table-cell>
          <table:table-cell office:value-type="float" office:value="159.073" calcext:value-type="float">
            <text:p>159.073</text:p>
          </table:table-cell>
          <table:table-cell office:value-type="float" office:value="36.604" calcext:value-type="float">
            <text:p>36.604</text:p>
          </table:table-cell>
          <table:table-cell office:value-type="float" office:value="36.976" calcext:value-type="float">
            <text:p>36.976</text:p>
          </table:table-cell>
          <table:table-cell/>
        </table:table-row>
        <table:table-row table:style-name="ro1">
          <table:table-cell office:value-type="string" calcext:value-type="string">
            <text:p>u-ch427-n512-false-ens12</text:p>
          </table:table-cell>
          <table:table-cell office:value-type="float" office:value="5677.356" calcext:value-type="float">
            <text:p>5677.356</text:p>
          </table:table-cell>
          <table:table-cell office:value-type="float" office:value="269.61" calcext:value-type="float">
            <text:p>269.61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8Z</text:p>
          </table:table-cell>
          <table:table-cell office:value-type="string" calcext:value-type="string">
            <text:p>2021-12-17T01:12:49Z</text:p>
          </table:table-cell>
          <table:table-cell office:value-type="string" calcext:value-type="string">
            <text:p>2021-12-17T02:50:00Z</text:p>
          </table:table-cell>
          <table:table-cell office:value-type="float" office:value="158.496" calcext:value-type="float">
            <text:p>158.496</text:p>
          </table:table-cell>
          <table:table-cell office:value-type="float" office:value="37.334" calcext:value-type="float">
            <text:p>37.334</text:p>
          </table:table-cell>
          <table:table-cell office:value-type="float" office:value="36.277" calcext:value-type="float">
            <text:p>36.277</text:p>
          </table:table-cell>
          <table:table-cell/>
        </table:table-row>
        <table:table-row table:style-name="ro1">
          <table:table-cell office:value-type="string" calcext:value-type="string">
            <text:p>u-ch427-n512-false-ens13</text:p>
          </table:table-cell>
          <table:table-cell office:value-type="float" office:value="5736.086" calcext:value-type="float">
            <text:p>5736.086</text:p>
          </table:table-cell>
          <table:table-cell office:value-type="float" office:value="289.66" calcext:value-type="float">
            <text:p>289.66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9Z</text:p>
          </table:table-cell>
          <table:table-cell office:value-type="string" calcext:value-type="string">
            <text:p>2021-12-17T01:10:34Z</text:p>
          </table:table-cell>
          <table:table-cell office:value-type="string" calcext:value-type="string">
            <text:p>2021-12-17T02:49:04Z</text:p>
          </table:table-cell>
          <table:table-cell office:value-type="float" office:value="162.988" calcext:value-type="float">
            <text:p>162.988</text:p>
          </table:table-cell>
          <table:table-cell office:value-type="float" office:value="37.667" calcext:value-type="float">
            <text:p>37.667</text:p>
          </table:table-cell>
          <table:table-cell office:value-type="float" office:value="37.695" calcext:value-type="float">
            <text:p>37.695</text:p>
          </table:table-cell>
          <table:table-cell/>
        </table:table-row>
        <table:table-row table:style-name="ro1">
          <table:table-cell office:value-type="string" calcext:value-type="string">
            <text:p>u-ch427-n512-false-ens14</text:p>
          </table:table-cell>
          <table:table-cell office:value-type="float" office:value="5715.508" calcext:value-type="float">
            <text:p>5715.508</text:p>
          </table:table-cell>
          <table:table-cell office:value-type="float" office:value="292.99" calcext:value-type="float">
            <text:p>292.99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9Z</text:p>
          </table:table-cell>
          <table:table-cell office:value-type="string" calcext:value-type="string">
            <text:p>2021-12-16T01:21:58Z</text:p>
          </table:table-cell>
          <table:table-cell office:value-type="string" calcext:value-type="string">
            <text:p>2021-12-16T03:00:33Z</text:p>
          </table:table-cell>
          <table:table-cell office:value-type="float" office:value="160.172" calcext:value-type="float">
            <text:p>160.172</text:p>
          </table:table-cell>
          <table:table-cell office:value-type="float" office:value="40.308" calcext:value-type="float">
            <text:p>40.308</text:p>
          </table:table-cell>
          <table:table-cell office:value-type="float" office:value="36.59" calcext:value-type="float">
            <text:p>36.59</text:p>
          </table:table-cell>
          <table:table-cell/>
        </table:table-row>
        <table:table-row table:style-name="ro1">
          <table:table-cell office:value-type="string" calcext:value-type="string">
            <text:p>u-ch427-n512-false-ens15</text:p>
          </table:table-cell>
          <table:table-cell office:value-type="float" office:value="5805.952" calcext:value-type="float">
            <text:p>5805.952</text:p>
          </table:table-cell>
          <table:table-cell office:value-type="float" office:value="304.02" calcext:value-type="float">
            <text:p>304.02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8:02Z</text:p>
          </table:table-cell>
          <table:table-cell office:value-type="string" calcext:value-type="string">
            <text:p>2021-12-18T01:10:34Z</text:p>
          </table:table-cell>
          <table:table-cell office:value-type="string" calcext:value-type="string">
            <text:p>2021-12-18T02:50:41Z</text:p>
          </table:table-cell>
          <table:table-cell office:value-type="float" office:value="169.123" calcext:value-type="float">
            <text:p>169.123</text:p>
          </table:table-cell>
          <table:table-cell office:value-type="float" office:value="38.733" calcext:value-type="float">
            <text:p>38.733</text:p>
          </table:table-cell>
          <table:table-cell office:value-type="float" office:value="36.92" calcext:value-type="float">
            <text:p>36.92</text:p>
          </table:table-cell>
          <table:table-cell/>
        </table:table-row>
        <table:table-row table:style-name="ro1">
          <table:table-cell office:value-type="string" calcext:value-type="string">
            <text:p>u-ch427-n512-false-ens16</text:p>
          </table:table-cell>
          <table:table-cell office:value-type="float" office:value="5854.737" calcext:value-type="float">
            <text:p>5854.737</text:p>
          </table:table-cell>
          <table:table-cell office:value-type="float" office:value="324.96" calcext:value-type="float">
            <text:p>324.96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0Z</text:p>
          </table:table-cell>
          <table:table-cell office:value-type="string" calcext:value-type="string">
            <text:p>2021-12-16T23:20:51Z</text:p>
          </table:table-cell>
          <table:table-cell office:value-type="string" calcext:value-type="string">
            <text:p>2021-12-17T01:01:33Z</text:p>
          </table:table-cell>
          <table:table-cell office:value-type="float" office:value="163.834" calcext:value-type="float">
            <text:p>163.834</text:p>
          </table:table-cell>
          <table:table-cell office:value-type="float" office:value="39.96" calcext:value-type="float">
            <text:p>39.96</text:p>
          </table:table-cell>
          <table:table-cell office:value-type="float" office:value="37.42" calcext:value-type="float">
            <text:p>37.42</text:p>
          </table:table-cell>
          <table:table-cell/>
        </table:table-row>
        <table:table-row table:style-name="ro1">
          <table:table-cell office:value-type="string" calcext:value-type="string">
            <text:p>u-ch427-n512-false-ens17</text:p>
          </table:table-cell>
          <table:table-cell office:value-type="float" office:value="5788.561" calcext:value-type="float">
            <text:p>5788.561</text:p>
          </table:table-cell>
          <table:table-cell office:value-type="float" office:value="381.95" calcext:value-type="float">
            <text:p>381.95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7Z</text:p>
          </table:table-cell>
          <table:table-cell office:value-type="string" calcext:value-type="string">
            <text:p>2021-12-16T23:21:48Z</text:p>
          </table:table-cell>
          <table:table-cell office:value-type="string" calcext:value-type="string">
            <text:p>2021-12-17T01:02:30Z</text:p>
          </table:table-cell>
          <table:table-cell office:value-type="float" office:value="163.54" calcext:value-type="float">
            <text:p>163.54</text:p>
          </table:table-cell>
          <table:table-cell office:value-type="float" office:value="36.86" calcext:value-type="float">
            <text:p>36.86</text:p>
          </table:table-cell>
          <table:table-cell office:value-type="float" office:value="37.028" calcext:value-type="float">
            <text:p>37.028</text:p>
          </table:table-cell>
          <table:table-cell/>
        </table:table-row>
        <table:table-row table:style-name="ro1">
          <table:table-cell office:value-type="string" calcext:value-type="string">
            <text:p>u-ch427-n512-false-ens18</text:p>
          </table:table-cell>
          <table:table-cell office:value-type="float" office:value="5862.558" calcext:value-type="float">
            <text:p>5862.558</text:p>
          </table:table-cell>
          <table:table-cell office:value-type="float" office:value="347.03" calcext:value-type="float">
            <text:p>347.03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9Z</text:p>
          </table:table-cell>
          <table:table-cell office:value-type="string" calcext:value-type="string">
            <text:p>2021-12-16T01:12:58Z</text:p>
          </table:table-cell>
          <table:table-cell office:value-type="string" calcext:value-type="string">
            <text:p>2021-12-16T02:55:01Z</text:p>
          </table:table-cell>
          <table:table-cell office:value-type="float" office:value="163.17" calcext:value-type="float">
            <text:p>163.17</text:p>
          </table:table-cell>
          <table:table-cell office:value-type="float" office:value="44.694" calcext:value-type="float">
            <text:p>44.694</text:p>
          </table:table-cell>
          <table:table-cell office:value-type="float" office:value="43.188" calcext:value-type="float">
            <text:p>43.1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534.62" calcext:value-type="float">
            <text:p>4534.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2.279" calcext:value-type="float">
            <text:p>5032.27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6.606" calcext:value-type="float">
            <text:p>5266.6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4.519" calcext:value-type="float">
            <text:p>5394.5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2.708" calcext:value-type="float">
            <text:p>5442.7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3.597" calcext:value-type="float">
            <text:p>5503.59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6.076" calcext:value-type="float">
            <text:p>5506.0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2.045" calcext:value-type="float">
            <text:p>5542.04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2.488" calcext:value-type="float">
            <text:p>5612.48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9.016" calcext:value-type="float">
            <text:p>5529.0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4.746" calcext:value-type="float">
            <text:p>5624.7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0.588" calcext:value-type="float">
            <text:p>5580.58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77.356" calcext:value-type="float">
            <text:p>5677.35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6.086" calcext:value-type="float">
            <text:p>5736.08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5.508" calcext:value-type="float">
            <text:p>5715.50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5.952" calcext:value-type="float">
            <text:p>5805.95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.737" calcext:value-type="float">
            <text:p>5854.73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88.561" calcext:value-type="float">
            <text:p>5788.5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.558" calcext:value-type="float">
            <text:p>5862.558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-ch427-n512-single-ens00</text:p>
          </table:table-cell>
          <table:table-cell table:style-name="ce3" office:value-type="float" office:value="4740.955" calcext:value-type="float">
            <text:p>4740.955</text:p>
          </table:table-cell>
          <table:table-cell table:style-name="ce3" office:value-type="float" office:value="88.28" calcext:value-type="float">
            <text:p>88.2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14Z</text:p>
          </table:table-cell>
          <table:table-cell office:value-type="string" calcext:value-type="string">
            <text:p>2021-12-17T22:12:06Z</text:p>
          </table:table-cell>
          <table:table-cell office:value-type="string" calcext:value-type="string">
            <text:p>2021-12-17T23:31:28Z</text:p>
          </table:table-cell>
          <table:table-cell office:value-type="float" office:value="155.866" calcext:value-type="float">
            <text:p>155.866</text:p>
          </table:table-cell>
          <table:table-cell office:value-type="float" office:value="37.505" calcext:value-type="float">
            <text:p>37.505</text:p>
          </table:table-cell>
          <table:table-cell office:value-type="float" office:value="36.832" calcext:value-type="float">
            <text:p>36.832</text:p>
          </table:table-cell>
          <table:table-cell/>
        </table:table-row>
        <table:table-row table:style-name="ro1">
          <table:table-cell office:value-type="string" calcext:value-type="string">
            <text:p>u-ch427-n512-single-ens01</text:p>
          </table:table-cell>
          <table:table-cell office:value-type="float" office:value="5161.12" calcext:value-type="float">
            <text:p>5161.12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07Z</text:p>
          </table:table-cell>
          <table:table-cell office:value-type="string" calcext:value-type="string">
            <text:p>2021-12-17T21:47:16Z</text:p>
          </table:table-cell>
          <table:table-cell office:value-type="string" calcext:value-type="string">
            <text:p>2021-12-17T23:13:59Z</text:p>
          </table:table-cell>
          <table:table-cell office:value-type="float" office:value="157.58" calcext:value-type="float">
            <text:p>157.58</text:p>
          </table:table-cell>
          <table:table-cell office:value-type="float" office:value="34.36" calcext:value-type="float">
            <text:p>34.36</text:p>
          </table:table-cell>
          <table:table-cell office:value-type="float" office:value="35.831" calcext:value-type="float">
            <text:p>35.831</text:p>
          </table:table-cell>
          <table:table-cell/>
        </table:table-row>
        <table:table-row table:style-name="ro1">
          <table:table-cell office:value-type="string" calcext:value-type="string">
            <text:p>u-ch427-n512-single-ens02</text:p>
          </table:table-cell>
          <table:table-cell office:value-type="float" office:value="5094.197" calcext:value-type="float">
            <text:p>5094.197</text:p>
          </table:table-cell>
          <table:table-cell office:value-type="float" office:value="130.51" calcext:value-type="float">
            <text:p>130.5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02Z</text:p>
          </table:table-cell>
          <table:table-cell office:value-type="string" calcext:value-type="string">
            <text:p>2021-12-17T22:53:17Z</text:p>
          </table:table-cell>
          <table:table-cell office:value-type="string" calcext:value-type="string">
            <text:p>2021-12-18T00:18:58Z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37.054" calcext:value-type="float">
            <text:p>37.054</text:p>
          </table:table-cell>
          <table:table-cell office:value-type="float" office:value="33.852" calcext:value-type="float">
            <text:p>33.852</text:p>
          </table:table-cell>
          <table:table-cell/>
        </table:table-row>
        <table:table-row table:style-name="ro1">
          <table:table-cell office:value-type="string" calcext:value-type="string">
            <text:p>u-ch427-n512-single-ens03</text:p>
          </table:table-cell>
          <table:table-cell office:value-type="float" office:value="5457.315" calcext:value-type="float">
            <text:p>5457.315</text:p>
          </table:table-cell>
          <table:table-cell office:value-type="float" office:value="150.5" calcext:value-type="float">
            <text:p>150.5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7:54Z</text:p>
          </table:table-cell>
          <table:table-cell office:value-type="string" calcext:value-type="string">
            <text:p>2021-12-17T22:11:58Z</text:p>
          </table:table-cell>
          <table:table-cell office:value-type="string" calcext:value-type="string">
            <text:p>2021-12-17T23:44:05Z</text:p>
          </table:table-cell>
          <table:table-cell office:value-type="float" office:value="159.688" calcext:value-type="float">
            <text:p>159.688</text:p>
          </table:table-cell>
          <table:table-cell office:value-type="float" office:value="36.632" calcext:value-type="float">
            <text:p>36.632</text:p>
          </table:table-cell>
          <table:table-cell office:value-type="float" office:value="36.688" calcext:value-type="float">
            <text:p>36.688</text:p>
          </table:table-cell>
          <table:table-cell/>
        </table:table-row>
        <table:table-row table:style-name="ro1">
          <table:table-cell office:value-type="string" calcext:value-type="string">
            <text:p>u-ch427-n512-single-ens04</text:p>
          </table:table-cell>
          <table:table-cell office:value-type="float" office:value="5529.907" calcext:value-type="float">
            <text:p>5529.907</text:p>
          </table:table-cell>
          <table:table-cell office:value-type="float" office:value="162.49" calcext:value-type="float">
            <text:p>162.49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8:05Z</text:p>
          </table:table-cell>
          <table:table-cell office:value-type="string" calcext:value-type="string">
            <text:p>2021-12-18T04:04:51Z</text:p>
          </table:table-cell>
          <table:table-cell office:value-type="string" calcext:value-type="string">
            <text:p>2021-12-18T05:38:15Z</text:p>
          </table:table-cell>
          <table:table-cell office:value-type="float" office:value="162.343" calcext:value-type="float">
            <text:p>162.343</text:p>
          </table:table-cell>
          <table:table-cell office:value-type="float" office:value="38.772" calcext:value-type="float">
            <text:p>38.772</text:p>
          </table:table-cell>
          <table:table-cell office:value-type="float" office:value="37.797" calcext:value-type="float">
            <text:p>37.797</text:p>
          </table:table-cell>
          <table:table-cell/>
        </table:table-row>
        <table:table-row table:style-name="ro1">
          <table:table-cell office:value-type="string" calcext:value-type="string">
            <text:p>u-ch427-n512-single-ens05</text:p>
          </table:table-cell>
          <table:table-cell office:value-type="float" office:value="5474.814" calcext:value-type="float">
            <text:p>5474.814</text:p>
          </table:table-cell>
          <table:table-cell office:value-type="float" office:value="175.28" calcext:value-type="float">
            <text:p>175.28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8:15Z</text:p>
          </table:table-cell>
          <table:table-cell office:value-type="string" calcext:value-type="string">
            <text:p>2021-12-18T06:36:52Z</text:p>
          </table:table-cell>
          <table:table-cell office:value-type="string" calcext:value-type="string">
            <text:p>2021-12-18T08:09:23Z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36.216" calcext:value-type="float">
            <text:p>36.216</text:p>
          </table:table-cell>
          <table:table-cell office:value-type="float" office:value="37.154" calcext:value-type="float">
            <text:p>37.154</text:p>
          </table:table-cell>
          <table:table-cell/>
        </table:table-row>
        <table:table-row table:style-name="ro1">
          <table:table-cell office:value-type="string" calcext:value-type="string">
            <text:p>u-ch427-n512-single-ens06</text:p>
          </table:table-cell>
          <table:table-cell office:value-type="float" office:value="5514.739" calcext:value-type="float">
            <text:p>5514.739</text:p>
          </table:table-cell>
          <table:table-cell office:value-type="float" office:value="196.42" calcext:value-type="float">
            <text:p>196.42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6:53Z</text:p>
          </table:table-cell>
          <table:table-cell office:value-type="string" calcext:value-type="string">
            <text:p>2021-12-19T18:09:49Z</text:p>
          </table:table-cell>
          <table:table-cell office:value-type="string" calcext:value-type="string">
            <text:p>2021-12-19T19:43:23Z</text:p>
          </table:table-cell>
          <table:table-cell office:value-type="float" office:value="159.516" calcext:value-type="float">
            <text:p>159.516</text:p>
          </table:table-cell>
          <table:table-cell office:value-type="float" office:value="38.367" calcext:value-type="float">
            <text:p>38.367</text:p>
          </table:table-cell>
          <table:table-cell office:value-type="float" office:value="36.913" calcext:value-type="float">
            <text:p>36.913</text:p>
          </table:table-cell>
          <table:table-cell/>
        </table:table-row>
        <table:table-row table:style-name="ro1">
          <table:table-cell office:value-type="string" calcext:value-type="string">
            <text:p>u-ch427-n512-single-ens07</text:p>
          </table:table-cell>
          <table:table-cell office:value-type="float" office:value="5574.863" calcext:value-type="float">
            <text:p>5574.863</text:p>
          </table:table-cell>
          <table:table-cell office:value-type="float" office:value="203.03" calcext:value-type="float">
            <text:p>203.03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8:08Z</text:p>
          </table:table-cell>
          <table:table-cell office:value-type="string" calcext:value-type="string">
            <text:p>2021-12-19T19:51:50Z</text:p>
          </table:table-cell>
          <table:table-cell office:value-type="string" calcext:value-type="string">
            <text:p>2021-12-19T21:26:23Z</text:p>
          </table:table-cell>
          <table:table-cell office:value-type="float" office:value="161.237" calcext:value-type="float">
            <text:p>161.237</text:p>
          </table:table-cell>
          <table:table-cell office:value-type="float" office:value="35.78" calcext:value-type="float">
            <text:p>35.78</text:p>
          </table:table-cell>
          <table:table-cell office:value-type="float" office:value="35.911" calcext:value-type="float">
            <text:p>35.911</text:p>
          </table:table-cell>
          <table:table-cell/>
        </table:table-row>
        <table:table-row table:style-name="ro1">
          <table:table-cell office:value-type="string" calcext:value-type="string">
            <text:p>u-ch427-n512-single-ens08</text:p>
          </table:table-cell>
          <table:table-cell office:value-type="float" office:value="5618.551" calcext:value-type="float">
            <text:p>5618.551</text:p>
          </table:table-cell>
          <table:table-cell office:value-type="float" office:value="213.38" calcext:value-type="float">
            <text:p>213.38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9:04Z</text:p>
          </table:table-cell>
          <table:table-cell office:value-type="string" calcext:value-type="string">
            <text:p>2021-12-18T20:10:46Z</text:p>
          </table:table-cell>
          <table:table-cell office:value-type="string" calcext:value-type="string">
            <text:p>2021-12-18T21:46:23Z</text:p>
          </table:table-cell>
          <table:table-cell office:value-type="float" office:value="159.716" calcext:value-type="float">
            <text:p>159.716</text:p>
          </table:table-cell>
          <table:table-cell office:value-type="float" office:value="39.352" calcext:value-type="float">
            <text:p>39.352</text:p>
          </table:table-cell>
          <table:table-cell office:value-type="float" office:value="35.268" calcext:value-type="float">
            <text:p>35.268</text:p>
          </table:table-cell>
          <table:table-cell/>
        </table:table-row>
        <table:table-row table:style-name="ro1">
          <table:table-cell office:value-type="string" calcext:value-type="string">
            <text:p>u-ch427-n512-single-ens09</text:p>
          </table:table-cell>
          <table:table-cell office:value-type="float" office:value="5582.355" calcext:value-type="float">
            <text:p>5582.355</text:p>
          </table:table-cell>
          <table:table-cell office:value-type="float" office:value="224.57" calcext:value-type="float">
            <text:p>224.57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6:58Z</text:p>
          </table:table-cell>
          <table:table-cell office:value-type="string" calcext:value-type="string">
            <text:p>2021-12-19T21:32:50Z</text:p>
          </table:table-cell>
          <table:table-cell office:value-type="string" calcext:value-type="string">
            <text:p>2021-12-19T23:07:55Z</text:p>
          </table:table-cell>
          <table:table-cell office:value-type="float" office:value="160.896" calcext:value-type="float">
            <text:p>160.896</text:p>
          </table:table-cell>
          <table:table-cell office:value-type="float" office:value="37.251" calcext:value-type="float">
            <text:p>37.251</text:p>
          </table:table-cell>
          <table:table-cell office:value-type="float" office:value="37.26" calcext:value-type="float">
            <text:p>37.26</text:p>
          </table:table-cell>
          <table:table-cell/>
        </table:table-row>
        <table:table-row table:style-name="ro1">
          <table:table-cell office:value-type="string" calcext:value-type="string">
            <text:p>u-ch427-n512-single-ens10</text:p>
          </table:table-cell>
          <table:table-cell office:value-type="float" office:value="5596.916" calcext:value-type="float">
            <text:p>5596.916</text:p>
          </table:table-cell>
          <table:table-cell office:value-type="float" office:value="252.73" calcext:value-type="float">
            <text:p>252.73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9T23:24:27Z</text:p>
          </table:table-cell>
          <table:table-cell office:value-type="string" calcext:value-type="string">
            <text:p>2021-12-20T00:12:07Z</text:p>
          </table:table-cell>
          <table:table-cell office:value-type="string" calcext:value-type="string">
            <text:p>2021-12-20T01:47:30Z</text:p>
          </table:table-cell>
          <table:table-cell office:value-type="float" office:value="160.955" calcext:value-type="float">
            <text:p>160.955</text:p>
          </table:table-cell>
          <table:table-cell office:value-type="float" office:value="42.553" calcext:value-type="float">
            <text:p>42.553</text:p>
          </table:table-cell>
          <table:table-cell office:value-type="float" office:value="35.969" calcext:value-type="float">
            <text:p>35.969</text:p>
          </table:table-cell>
          <table:table-cell/>
        </table:table-row>
        <table:table-row table:style-name="ro1">
          <table:table-cell office:value-type="string" calcext:value-type="string">
            <text:p>u-ch427-n512-single-ens11</text:p>
          </table:table-cell>
          <table:table-cell office:value-type="float" office:value="5742.184" calcext:value-type="float">
            <text:p>5742.184</text:p>
          </table:table-cell>
          <table:table-cell office:value-type="float" office:value="248.21" calcext:value-type="float">
            <text:p>248.2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8:16Z</text:p>
          </table:table-cell>
          <table:table-cell office:value-type="string" calcext:value-type="string">
            <text:p>2021-12-19T21:38:52Z</text:p>
          </table:table-cell>
          <table:table-cell office:value-type="string" calcext:value-type="string">
            <text:p>2021-12-19T23:17:05Z</text:p>
          </table:table-cell>
          <table:table-cell office:value-type="float" office:value="159.111" calcext:value-type="float">
            <text:p>159.111</text:p>
          </table:table-cell>
          <table:table-cell office:value-type="float" office:value="41.773" calcext:value-type="float">
            <text:p>41.773</text:p>
          </table:table-cell>
          <table:table-cell office:value-type="float" office:value="37.208" calcext:value-type="float">
            <text:p>37.208</text:p>
          </table:table-cell>
          <table:table-cell/>
        </table:table-row>
        <table:table-row table:style-name="ro1">
          <table:table-cell office:value-type="string" calcext:value-type="string">
            <text:p>u-ch427-n512-single-ens12</text:p>
          </table:table-cell>
          <table:table-cell office:value-type="float" office:value="5819.365" calcext:value-type="float">
            <text:p>5819.36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4:44Z</text:p>
          </table:table-cell>
          <table:table-cell office:value-type="string" calcext:value-type="string">
            <text:p>2021-12-18T20:10:46Z</text:p>
          </table:table-cell>
          <table:table-cell office:value-type="string" calcext:value-type="string">
            <text:p>2021-12-18T21:50:38Z</text:p>
          </table:table-cell>
          <table:table-cell office:value-type="float" office:value="161.12" calcext:value-type="float">
            <text:p>161.12</text:p>
          </table:table-cell>
          <table:table-cell office:value-type="float" office:value="45.732" calcext:value-type="float">
            <text:p>45.732</text:p>
          </table:table-cell>
          <table:table-cell office:value-type="float" office:value="38.932" calcext:value-type="float">
            <text:p>38.932</text:p>
          </table:table-cell>
          <table:table-cell/>
        </table:table-row>
        <table:table-row table:style-name="ro1">
          <table:table-cell office:value-type="string" calcext:value-type="string">
            <text:p>u-ch427-n512-single-ens13</text:p>
          </table:table-cell>
          <table:table-cell office:value-type="float" office:value="5812.791" calcext:value-type="float">
            <text:p>5812.791</text:p>
          </table:table-cell>
          <table:table-cell office:value-type="float" office:value="292.59" calcext:value-type="float">
            <text:p>292.59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7:08Z</text:p>
          </table:table-cell>
          <table:table-cell office:value-type="string" calcext:value-type="string">
            <text:p>2021-12-19T19:50:50Z</text:p>
          </table:table-cell>
          <table:table-cell office:value-type="string" calcext:value-type="string">
            <text:p>2021-12-19T21:30:36Z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37.234" calcext:value-type="float">
            <text:p>37.234</text:p>
          </table:table-cell>
          <table:table-cell office:value-type="float" office:value="37.104" calcext:value-type="float">
            <text:p>37.104</text:p>
          </table:table-cell>
          <table:table-cell/>
        </table:table-row>
        <table:table-row table:style-name="ro1">
          <table:table-cell office:value-type="string" calcext:value-type="string">
            <text:p>u-ch427-n512-single-ens14</text:p>
          </table:table-cell>
          <table:table-cell office:value-type="float" office:value="5812.791" calcext:value-type="float">
            <text:p>5812.791</text:p>
          </table:table-cell>
          <table:table-cell office:value-type="float" office:value="292.59" calcext:value-type="float">
            <text:p>292.59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0T16:10:43Z</text:p>
          </table:table-cell>
          <table:table-cell office:value-type="string" calcext:value-type="string">
            <text:p>2021-12-19T19:50:50Z</text:p>
          </table:table-cell>
          <table:table-cell office:value-type="string" calcext:value-type="string">
            <text:p>2021-12-19T21:30:36Z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37.234" calcext:value-type="float">
            <text:p>37.234</text:p>
          </table:table-cell>
          <table:table-cell office:value-type="float" office:value="37.104" calcext:value-type="float">
            <text:p>37.104</text:p>
          </table:table-cell>
          <table:table-cell/>
        </table:table-row>
        <table:table-row table:style-name="ro1">
          <table:table-cell office:value-type="string" calcext:value-type="string">
            <text:p>u-ch427-n512-single-ens15</text:p>
          </table:table-cell>
          <table:table-cell office:value-type="float" office:value="5824.195" calcext:value-type="float">
            <text:p>5824.195</text:p>
          </table:table-cell>
          <table:table-cell office:value-type="float" office:value="306.1" calcext:value-type="float">
            <text:p>306.1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16Z</text:p>
          </table:table-cell>
          <table:table-cell office:value-type="string" calcext:value-type="string">
            <text:p>2021-12-18T18:17:49Z</text:p>
          </table:table-cell>
          <table:table-cell office:value-type="string" calcext:value-type="string">
            <text:p>2021-12-18T19:58:33Z</text:p>
          </table:table-cell>
          <table:table-cell office:value-type="float" office:value="161.868" calcext:value-type="float">
            <text:p>161.868</text:p>
          </table:table-cell>
          <table:table-cell office:value-type="float" office:value="37.75" calcext:value-type="float">
            <text:p>37.75</text:p>
          </table:table-cell>
          <table:table-cell office:value-type="float" office:value="37.893" calcext:value-type="float">
            <text:p>37.893</text:p>
          </table:table-cell>
          <table:table-cell/>
        </table:table-row>
        <table:table-row table:style-name="ro1">
          <table:table-cell office:value-type="string" calcext:value-type="string">
            <text:p>u-ch427-n512-single-ens16</text:p>
          </table:table-cell>
          <table:table-cell office:value-type="float" office:value="5866.972" calcext:value-type="float">
            <text:p>5866.972</text:p>
          </table:table-cell>
          <table:table-cell office:value-type="float" office:value="320.47" calcext:value-type="float">
            <text:p>320.4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25Z</text:p>
          </table:table-cell>
          <table:table-cell office:value-type="string" calcext:value-type="string">
            <text:p>2021-12-18T18:28:37Z</text:p>
          </table:table-cell>
          <table:table-cell office:value-type="string" calcext:value-type="string">
            <text:p>2021-12-18T20:10:29Z</text:p>
          </table:table-cell>
          <table:table-cell office:value-type="float" office:value="163.244" calcext:value-type="float">
            <text:p>163.244</text:p>
          </table:table-cell>
          <table:table-cell office:value-type="float" office:value="43.923" calcext:value-type="float">
            <text:p>43.923</text:p>
          </table:table-cell>
          <table:table-cell office:value-type="float" office:value="38.994" calcext:value-type="float">
            <text:p>38.994</text:p>
          </table:table-cell>
          <table:table-cell/>
        </table:table-row>
        <table:table-row table:style-name="ro1">
          <table:table-cell office:value-type="string" calcext:value-type="string">
            <text:p>u-ch427-n512-single-ens17</text:p>
          </table:table-cell>
          <table:table-cell office:value-type="float" office:value="5862.827" calcext:value-type="float">
            <text:p>5862.827</text:p>
          </table:table-cell>
          <table:table-cell office:value-type="float" office:value="344.88" calcext:value-type="float">
            <text:p>344.88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34Z</text:p>
          </table:table-cell>
          <table:table-cell office:value-type="string" calcext:value-type="string">
            <text:p>2021-12-18T15:01:36Z</text:p>
          </table:table-cell>
          <table:table-cell office:value-type="string" calcext:value-type="string">
            <text:p>2021-12-18T16:43:47Z</text:p>
          </table:table-cell>
          <table:table-cell office:value-type="float" office:value="166.162" calcext:value-type="float">
            <text:p>166.162</text:p>
          </table:table-cell>
          <table:table-cell office:value-type="float" office:value="38.207" calcext:value-type="float">
            <text:p>38.207</text:p>
          </table:table-cell>
          <table:table-cell office:value-type="float" office:value="37.979" calcext:value-type="float">
            <text:p>37.979</text:p>
          </table:table-cell>
          <table:table-cell/>
        </table:table-row>
        <table:table-row table:style-name="ro1">
          <table:table-cell office:value-type="string" calcext:value-type="string">
            <text:p>u-ch427-n512-single-ens18</text:p>
          </table:table-cell>
          <table:table-cell office:value-type="float" office:value="5918.157" calcext:value-type="float">
            <text:p>5918.157</text:p>
          </table:table-cell>
          <table:table-cell office:value-type="float" office:value="349.22" calcext:value-type="float">
            <text:p>349.22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52Z</text:p>
          </table:table-cell>
          <table:table-cell office:value-type="string" calcext:value-type="string">
            <text:p>2021-12-18T16:44:37Z</text:p>
          </table:table-cell>
          <table:table-cell office:value-type="string" calcext:value-type="string">
            <text:p>2021-12-18T18:27:48Z</text:p>
          </table:table-cell>
          <table:table-cell office:value-type="float" office:value="163.819" calcext:value-type="float">
            <text:p>163.819</text:p>
          </table:table-cell>
          <table:table-cell office:value-type="float" office:value="45.072" calcext:value-type="float">
            <text:p>45.072</text:p>
          </table:table-cell>
          <table:table-cell office:value-type="float" office:value="38.368" calcext:value-type="float">
            <text:p>38.3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740.955" calcext:value-type="float">
            <text:p>4740.95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.12" calcext:value-type="float">
            <text:p>5161.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4.197" calcext:value-type="float">
            <text:p>5094.19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7.315" calcext:value-type="float">
            <text:p>5457.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.907" calcext:value-type="float">
            <text:p>5529.90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814" calcext:value-type="float">
            <text:p>5474.81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.739" calcext:value-type="float">
            <text:p>5514.7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4.863" calcext:value-type="float">
            <text:p>5574.86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8.551" calcext:value-type="float">
            <text:p>5618.5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82.355" calcext:value-type="float">
            <text:p>5582.35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6.916" calcext:value-type="float">
            <text:p>5596.91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2.184" calcext:value-type="float">
            <text:p>5742.1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19.365" calcext:value-type="float">
            <text:p>5819.36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4.195" calcext:value-type="float">
            <text:p>5824.19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6.972" calcext:value-type="float">
            <text:p>5866.97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62.827" calcext:value-type="float">
            <text:p>5862.82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8.157" calcext:value-type="float">
            <text:p>5918.15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-ch427-n96-ens0</text:p>
          </table:table-cell>
          <table:table-cell table:style-name="ce3" office:value-type="float" office:value="61.184" calcext:value-type="float">
            <text:p>61.184</text:p>
          </table:table-cell>
          <table:table-cell table:style-name="ce3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00:52:45Z</text:p>
          </table:table-cell>
          <table:table-cell office:value-type="string" calcext:value-type="string">
            <text:p>2021-12-14T00:52:55Z</text:p>
          </table:table-cell>
          <table:table-cell office:value-type="string" calcext:value-type="string">
            <text:p>2021-12-14T00:54:12Z</text:p>
          </table:table-cell>
          <table:table-cell office:value-type="float" office:value="163.819" calcext:value-type="float">
            <text:p>163.819</text:p>
          </table:table-cell>
          <table:table-cell office:value-type="float" office:value="45.072" calcext:value-type="float">
            <text:p>45.072</text:p>
          </table:table-cell>
          <table:table-cell office:value-type="float" office:value="38.368" calcext:value-type="float">
            <text:p>38.368</text:p>
          </table:table-cell>
          <table:table-cell/>
        </table:table-row>
        <table:table-row table:style-name="ro1">
          <table:table-cell office:value-type="string" calcext:value-type="string">
            <text:p>u-ch427-n96-ens1</text:p>
          </table:table-cell>
          <table:table-cell office:value-type="float" office:value="60.925" calcext:value-type="float">
            <text:p>60.925</text:p>
          </table:table-cell>
          <table:table-cell office:value-type="float" office:value="10.76" calcext:value-type="float">
            <text:p>10.7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12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0Z</text:p>
          </table:table-cell>
          <table:table-cell office:value-type="float" office:value="8.566" calcext:value-type="float">
            <text:p>8.566</text:p>
          </table:table-cell>
          <table:table-cell office:value-type="float" office:value="0.364" calcext:value-type="float">
            <text:p>0.364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ens2</text:p>
          </table:table-cell>
          <table:table-cell office:value-type="float" office:value="60.13" calcext:value-type="float">
            <text:p>60.13</text:p>
          </table:table-cell>
          <table:table-cell office:value-type="float" office:value="11.96" calcext:value-type="float">
            <text:p>11.9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18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0Z</text:p>
          </table:table-cell>
          <table:table-cell office:value-type="float" office:value="6.426" calcext:value-type="float">
            <text:p>6.4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u-ch427-n96-ens3</text:p>
          </table:table-cell>
          <table:table-cell office:value-type="float" office:value="61.353" calcext:value-type="float">
            <text:p>61.353</text:p>
          </table:table-cell>
          <table:table-cell office:value-type="float" office:value="14.68" calcext:value-type="float">
            <text:p>14.6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23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1Z</text:p>
          </table:table-cell>
          <table:table-cell office:value-type="float" office:value="4.82" calcext:value-type="float">
            <text:p>4.82</text:p>
          </table:table-cell>
          <table:table-cell office:value-type="float" office:value="0.367" calcext:value-type="float">
            <text:p>0.367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1">
          <table:table-cell office:value-type="string" calcext:value-type="string">
            <text:p>u-ch427-n96-ens4</text:p>
          </table:table-cell>
          <table:table-cell office:value-type="float" office:value="61.821" calcext:value-type="float">
            <text:p>61.821</text:p>
          </table:table-cell>
          <table:table-cell office:value-type="float" office:value="15.04" calcext:value-type="float">
            <text:p>15.0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28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6Z</text:p>
          </table:table-cell>
          <table:table-cell office:value-type="float" office:value="4.222" calcext:value-type="float">
            <text:p>4.222</text:p>
          </table:table-cell>
          <table:table-cell office:value-type="float" office:value="0.39" calcext:value-type="float">
            <text:p>0.39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string" calcext:value-type="string">
            <text:p>u-ch427-n96-ens5</text:p>
          </table:table-cell>
          <table:table-cell office:value-type="float" office:value="85.111" calcext:value-type="float">
            <text:p>85.111</text:p>
          </table:table-cell>
          <table:table-cell office:value-type="float" office:value="30.51" calcext:value-type="float">
            <text:p>30.5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36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47Z</text:p>
          </table:table-cell>
          <table:table-cell office:value-type="float" office:value="8.406" calcext:value-type="float">
            <text:p>8.4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8" calcext:value-type="float">
            <text:p>0.538</text:p>
          </table:table-cell>
          <table:table-cell/>
        </table:table-row>
        <table:table-row table:style-name="ro1">
          <table:table-cell office:value-type="string" calcext:value-type="string">
            <text:p>u-ch427-n96-ens6</text:p>
          </table:table-cell>
          <table:table-cell office:value-type="float" office:value="84.861" calcext:value-type="float">
            <text:p>84.861</text:p>
          </table:table-cell>
          <table:table-cell office:value-type="float" office:value="31.56" calcext:value-type="float">
            <text:p>31.5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38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0:51Z</text:p>
          </table:table-cell>
          <table:table-cell office:value-type="float" office:value="4.707" calcext:value-type="float">
            <text:p>4.7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ens7</text:p>
          </table:table-cell>
          <table:table-cell office:value-type="float" office:value="84.797" calcext:value-type="float">
            <text:p>84.797</text:p>
          </table:table-cell>
          <table:table-cell office:value-type="float" office:value="32.36" calcext:value-type="float">
            <text:p>32.3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43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49Z</text:p>
          </table:table-cell>
          <table:table-cell office:value-type="float" office:value="4.964" calcext:value-type="float">
            <text:p>4.9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ens8</text:p>
          </table:table-cell>
          <table:table-cell office:value-type="float" office:value="86.212" calcext:value-type="float">
            <text:p>86.212</text:p>
          </table:table-cell>
          <table:table-cell office:value-type="float" office:value="33.18" calcext:value-type="float">
            <text:p>33.1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51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0:49Z</text:p>
          </table:table-cell>
          <table:table-cell office:value-type="float" office:value="4.501" calcext:value-type="float">
            <text:p>4.5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 office:value-type="string" calcext:value-type="string">
            <text:p>u-ch427-n96-ens9</text:p>
          </table:table-cell>
          <table:table-cell office:value-type="float" office:value="88.644" calcext:value-type="float">
            <text:p>88.644</text:p>
          </table:table-cell>
          <table:table-cell office:value-type="float" office:value="34.89" calcext:value-type="float">
            <text:p>34.8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56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54Z</text:p>
          </table:table-cell>
          <table:table-cell office:value-type="float" office:value="5.087" calcext:value-type="float">
            <text:p>5.0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5.521" calcext:value-type="float">
            <text:p>105.521</text:p>
          </table:table-cell>
          <table:table-cell office:value-type="float" office:value="36.12" calcext:value-type="float">
            <text:p>36.1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33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1:12Z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5" calcext:value-type="float">
            <text:p>0.535</text:p>
          </table:table-cell>
          <table:table-cell/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10.101" calcext:value-type="float">
            <text:p>110.101</text:p>
          </table:table-cell>
          <table:table-cell office:value-type="float" office:value="52.37" calcext:value-type="float">
            <text:p>52.37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50Z</text:p>
          </table:table-cell>
          <table:table-cell office:value-type="string" calcext:value-type="string">
            <text:p>2021-12-14T13:59:47Z</text:p>
          </table:table-cell>
          <table:table-cell office:value-type="string" calcext:value-type="string">
            <text:p>2021-12-14T14:02:18Z</text:p>
          </table:table-cell>
          <table:table-cell office:value-type="float" office:value="9.585" calcext:value-type="float">
            <text:p>9.5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/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10.375" calcext:value-type="float">
            <text:p>110.375</text:p>
          </table:table-cell>
          <table:table-cell office:value-type="float" office:value="53.08" calcext:value-type="float">
            <text:p>53.0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57Z</text:p>
          </table:table-cell>
          <table:table-cell office:value-type="string" calcext:value-type="string">
            <text:p>2021-12-14T13:59:47Z</text:p>
          </table:table-cell>
          <table:table-cell office:value-type="string" calcext:value-type="string">
            <text:p>2021-12-14T14:02:18Z</text:p>
          </table:table-cell>
          <table:table-cell office:value-type="float" office:value="8.418" calcext:value-type="float">
            <text:p>8.418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8.643" calcext:value-type="float">
            <text:p>108.643</text:p>
          </table:table-cell>
          <table:table-cell office:value-type="float" office:value="51.54" calcext:value-type="float">
            <text:p>51.54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04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1:19Z</text:p>
          </table:table-cell>
          <table:table-cell office:value-type="float" office:value="6.805" calcext:value-type="float">
            <text:p>6.805</text:p>
          </table:table-cell>
          <table:table-cell office:value-type="float" office:value="0.752" calcext:value-type="float">
            <text:p>0.752</text:p>
          </table:table-cell>
          <table:table-cell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9.666" calcext:value-type="float">
            <text:p>109.666</text:p>
          </table:table-cell>
          <table:table-cell office:value-type="float" office:value="52.88" calcext:value-type="float">
            <text:p>52.88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1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18Z</text:p>
          </table:table-cell>
          <table:table-cell office:value-type="float" office:value="9.726" calcext:value-type="float">
            <text:p>9.726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3.508" calcext:value-type="float">
            <text:p>113.508</text:p>
          </table:table-cell>
          <table:table-cell office:value-type="float" office:value="41.15" calcext:value-type="float">
            <text:p>41.1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2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39Z</text:p>
          </table:table-cell>
          <table:table-cell office:value-type="float" office:value="20.245" calcext:value-type="float">
            <text:p>20.2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4.312" calcext:value-type="float">
            <text:p>114.312</text:p>
          </table:table-cell>
          <table:table-cell office:value-type="float" office:value="54.95" calcext:value-type="float">
            <text:p>54.9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29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0Z</text:p>
          </table:table-cell>
          <table:table-cell office:value-type="float" office:value="5.128" calcext:value-type="float">
            <text:p>5.128</text:p>
          </table:table-cell>
          <table:table-cell office:value-type="float" office:value="0.453" calcext:value-type="float">
            <text:p>0.453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6.843" calcext:value-type="float">
            <text:p>116.843</text:p>
          </table:table-cell>
          <table:table-cell office:value-type="float" office:value="55.21" calcext:value-type="float">
            <text:p>55.21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43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4Z</text:p>
          </table:table-cell>
          <table:table-cell office:value-type="float" office:value="5.181" calcext:value-type="float">
            <text:p>5.181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8.206" calcext:value-type="float">
            <text:p>118.206</text:p>
          </table:table-cell>
          <table:table-cell office:value-type="float" office:value="58.35" calcext:value-type="float">
            <text:p>58.3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5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7Z</text:p>
          </table:table-cell>
          <table:table-cell office:value-type="float" office:value="5.776" calcext:value-type="float">
            <text:p>5.776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1.184" calcext:value-type="float">
            <text:p>61.1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925" calcext:value-type="float">
            <text:p>60.92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13" calcext:value-type="float">
            <text:p>60.1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353" calcext:value-type="float">
            <text:p>61.35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21" calcext:value-type="float">
            <text:p>61.82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111" calcext:value-type="float">
            <text:p>85.11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861" calcext:value-type="float">
            <text:p>84.86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97" calcext:value-type="float">
            <text:p>84.79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12" calcext:value-type="float">
            <text:p>86.21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644" calcext:value-type="float">
            <text:p>88.64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521" calcext:value-type="float">
            <text:p>105.52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101" calcext:value-type="float">
            <text:p>110.1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75" calcext:value-type="float">
            <text:p>110.3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43" calcext:value-type="float">
            <text:p>108.64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66" calcext:value-type="float">
            <text:p>109.66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508" calcext:value-type="float">
            <text:p>113.50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312" calcext:value-type="float">
            <text:p>114.31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843" calcext:value-type="float">
            <text:p>116.84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206" calcext:value-type="float">
            <text:p>118.2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-ch427-n96-false-ens0</text:p>
          </table:table-cell>
          <table:table-cell table:style-name="ce3" office:value-type="float" office:value="58.634" calcext:value-type="float">
            <text:p>58.634</text:p>
          </table:table-cell>
          <table:table-cell table:style-name="ce3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2:59:56Z</text:p>
          </table:table-cell>
          <table:table-cell office:value-type="string" calcext:value-type="string">
            <text:p>2021-12-15T13:00:53Z</text:p>
          </table:table-cell>
          <table:table-cell office:value-type="string" calcext:value-type="string">
            <text:p>2021-12-15T13:02:10Z</text:p>
          </table:table-cell>
          <table:table-cell office:value-type="float" office:value="5.087" calcext:value-type="float">
            <text:p>5.0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string" calcext:value-type="string">
            <text:p>u-ch427-n96-false-ens1</text:p>
          </table:table-cell>
          <table:table-cell office:value-type="float" office:value="59.241" calcext:value-type="float">
            <text:p>59.241</text:p>
          </table:table-cell>
          <table:table-cell office:value-type="float" office:value="10.74" calcext:value-type="float">
            <text:p>10.7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2:58Z</text:p>
          </table:table-cell>
          <table:table-cell office:value-type="string" calcext:value-type="string">
            <text:p>2021-12-15T13:13:56Z</text:p>
          </table:table-cell>
          <table:table-cell office:value-type="string" calcext:value-type="string">
            <text:p>2021-12-15T13:15:12Z</text:p>
          </table:table-cell>
          <table:table-cell office:value-type="float" office:value="7.176" calcext:value-type="float">
            <text:p>7.176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6" calcext:value-type="float">
            <text:p>0.526</text:p>
          </table:table-cell>
          <table:table-cell/>
        </table:table-row>
        <table:table-row table:style-name="ro1">
          <table:table-cell office:value-type="string" calcext:value-type="string">
            <text:p>u-ch427-n96-false-ens2</text:p>
          </table:table-cell>
          <table:table-cell office:value-type="float" office:value="62.778" calcext:value-type="float">
            <text:p>62.778</text:p>
          </table:table-cell>
          <table:table-cell office:value-type="float" office:value="12.73" calcext:value-type="float">
            <text:p>12.7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6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7.982" calcext:value-type="float">
            <text:p>7.98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3</text:p>
          </table:table-cell>
          <table:table-cell office:value-type="float" office:value="61.822" calcext:value-type="float">
            <text:p>61.822</text:p>
          </table:table-cell>
          <table:table-cell office:value-type="float" office:value="13.71" calcext:value-type="float">
            <text:p>13.7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7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5.84" calcext:value-type="float">
            <text:p>5.84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u-ch427-n96-false-ens4</text:p>
          </table:table-cell>
          <table:table-cell office:value-type="float" office:value="62.09" calcext:value-type="float">
            <text:p>62.09</text:p>
          </table:table-cell>
          <table:table-cell office:value-type="float" office:value="14.82" calcext:value-type="float">
            <text:p>14.8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4.49" calcext:value-type="float">
            <text:p>4.49</text:p>
          </table:table-cell>
          <table:table-cell office:value-type="float" office:value="0.463" calcext:value-type="float">
            <text:p>0.463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u-ch427-n96-false-ens5</text:p>
          </table:table-cell>
          <table:table-cell office:value-type="float" office:value="81.152" calcext:value-type="float">
            <text:p>81.152</text:p>
          </table:table-cell>
          <table:table-cell office:value-type="float" office:value="30.62" calcext:value-type="float">
            <text:p>30.62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7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51Z</text:p>
          </table:table-cell>
          <table:table-cell office:value-type="float" office:value="7.819" calcext:value-type="float">
            <text:p>7.819</text:p>
          </table:table-cell>
          <table:table-cell office:value-type="float" office:value="0.413" calcext:value-type="float">
            <text:p>0.413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u-ch427-n96-false-ens6</text:p>
          </table:table-cell>
          <table:table-cell office:value-type="float" office:value="81.119" calcext:value-type="float">
            <text:p>81.119</text:p>
          </table:table-cell>
          <table:table-cell office:value-type="float" office:value="31.64" calcext:value-type="float">
            <text:p>31.6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52Z</text:p>
          </table:table-cell>
          <table:table-cell office:value-type="float" office:value="6.222" calcext:value-type="float">
            <text:p>6.22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 office:value-type="string" calcext:value-type="string">
            <text:p>u-ch427-n96-false-ens7</text:p>
          </table:table-cell>
          <table:table-cell office:value-type="float" office:value="85.133" calcext:value-type="float">
            <text:p>85.133</text:p>
          </table:table-cell>
          <table:table-cell office:value-type="float" office:value="32.41" calcext:value-type="float">
            <text:p>32.4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5Z</text:p>
          </table:table-cell>
          <table:table-cell office:value-type="string" calcext:value-type="string">
            <text:p>2021-12-15T13:18:58Z</text:p>
          </table:table-cell>
          <table:table-cell office:value-type="float" office:value="7.497" calcext:value-type="float">
            <text:p>7.497</text:p>
          </table:table-cell>
          <table:table-cell office:value-type="float" office:value="0.374" calcext:value-type="float">
            <text:p>0.374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8</text:p>
          </table:table-cell>
          <table:table-cell office:value-type="float" office:value="84.971" calcext:value-type="float">
            <text:p>84.971</text:p>
          </table:table-cell>
          <table:table-cell office:value-type="float" office:value="33.93" calcext:value-type="float">
            <text:p>33.9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5Z</text:p>
          </table:table-cell>
          <table:table-cell office:value-type="string" calcext:value-type="string">
            <text:p>2021-12-15T13:18:58Z</text:p>
          </table:table-cell>
          <table:table-cell office:value-type="float" office:value="4.846" calcext:value-type="float">
            <text:p>4.846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false-ens9</text:p>
          </table:table-cell>
          <table:table-cell office:value-type="float" office:value="88.873" calcext:value-type="float">
            <text:p>88.873</text:p>
          </table:table-cell>
          <table:table-cell office:value-type="float" office:value="35.75" calcext:value-type="float">
            <text:p>35.7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9:03Z</text:p>
          </table:table-cell>
          <table:table-cell office:value-type="float" office:value="5.289" calcext:value-type="float">
            <text:p>5.2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false-ens10</text:p>
          </table:table-cell>
          <table:table-cell office:value-type="float" office:value="107.587" calcext:value-type="float">
            <text:p>107.587</text:p>
          </table:table-cell>
          <table:table-cell office:value-type="float" office:value="36.21" calcext:value-type="float">
            <text:p>36.2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9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9:22Z</text:p>
          </table:table-cell>
          <table:table-cell office:value-type="float" office:value="23.204" calcext:value-type="float">
            <text:p>23.20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34" calcext:value-type="float">
            <text:p>0.534</text:p>
          </table:table-cell>
          <table:table-cell/>
        </table:table-row>
        <table:table-row table:style-name="ro1">
          <table:table-cell office:value-type="string" calcext:value-type="string">
            <text:p>u-ch427-n96-false-ens11</text:p>
          </table:table-cell>
          <table:table-cell office:value-type="float" office:value="105.19" calcext:value-type="float">
            <text:p>105.19</text:p>
          </table:table-cell>
          <table:table-cell office:value-type="float" office:value="51.91" calcext:value-type="float">
            <text:p>51.9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7:55Z</text:p>
          </table:table-cell>
          <table:table-cell office:value-type="string" calcext:value-type="string">
            <text:p>2021-12-15T13:20:22Z</text:p>
          </table:table-cell>
          <table:table-cell office:value-type="float" office:value="7.756" calcext:value-type="float">
            <text:p>7.756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-ch427-n96-false-ens12</text:p>
          </table:table-cell>
          <table:table-cell office:value-type="float" office:value="108.812" calcext:value-type="float">
            <text:p>108.812</text:p>
          </table:table-cell>
          <table:table-cell office:value-type="float" office:value="53.07" calcext:value-type="float">
            <text:p>53.07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25Z</text:p>
          </table:table-cell>
          <table:table-cell office:value-type="float" office:value="8.043" calcext:value-type="float">
            <text:p>8.043</text:p>
          </table:table-cell>
          <table:table-cell office:value-type="float" office:value="0.42" calcext:value-type="float">
            <text:p>0.42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3</text:p>
          </table:table-cell>
          <table:table-cell office:value-type="float" office:value="108.9" calcext:value-type="float">
            <text:p>108.9</text:p>
          </table:table-cell>
          <table:table-cell office:value-type="float" office:value="54.72" calcext:value-type="float">
            <text:p>54.72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20:56Z</text:p>
          </table:table-cell>
          <table:table-cell office:value-type="string" calcext:value-type="string">
            <text:p>2021-12-15T13:23:30Z</text:p>
          </table:table-cell>
          <table:table-cell office:value-type="float" office:value="7.764" calcext:value-type="float">
            <text:p>7.764</text:p>
          </table:table-cell>
          <table:table-cell office:value-type="float" office:value="0.38" calcext:value-type="float">
            <text:p>0.38</text:p>
          </table:table-cell>
          <table:table-cell office:value-type="float" office:value="0.572" calcext:value-type="float">
            <text:p>0.572</text:p>
          </table:table-cell>
          <table:table-cell/>
        </table:table-row>
        <table:table-row table:style-name="ro1">
          <table:table-cell office:value-type="string" calcext:value-type="string">
            <text:p>u-ch427-n96-false-ens14</text:p>
          </table:table-cell>
          <table:table-cell office:value-type="float" office:value="108.927" calcext:value-type="float">
            <text:p>108.927</text:p>
          </table:table-cell>
          <table:table-cell office:value-type="float" office:value="54.66" calcext:value-type="float">
            <text:p>54.6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27Z</text:p>
          </table:table-cell>
          <table:table-cell office:value-type="float" office:value="5.514" calcext:value-type="float">
            <text:p>5.514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string" calcext:value-type="string">
            <text:p>u-ch427-n96-false-ens15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53.58" calcext:value-type="float">
            <text:p>53.58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43Z</text:p>
          </table:table-cell>
          <table:table-cell office:value-type="float" office:value="10.254" calcext:value-type="float">
            <text:p>10.2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false-ens16</text:p>
          </table:table-cell>
          <table:table-cell office:value-type="float" office:value="113.882" calcext:value-type="float">
            <text:p>113.882</text:p>
          </table:table-cell>
          <table:table-cell office:value-type="float" office:value="51.6" calcext:value-type="float">
            <text:p>51.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3Z</text:p>
          </table:table-cell>
          <table:table-cell office:value-type="string" calcext:value-type="string">
            <text:p>2021-12-15T13:23:53Z</text:p>
          </table:table-cell>
          <table:table-cell office:value-type="string" calcext:value-type="string">
            <text:p>2021-12-15T13:26:51Z</text:p>
          </table:table-cell>
          <table:table-cell office:value-type="float" office:value="11.003" calcext:value-type="float">
            <text:p>11.003</text:p>
          </table:table-cell>
          <table:table-cell office:value-type="float" office:value="0.413" calcext:value-type="float">
            <text:p>0.413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56.08" calcext:value-type="float">
            <text:p>56.0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22:54Z</text:p>
          </table:table-cell>
          <table:table-cell office:value-type="string" calcext:value-type="string">
            <text:p>2021-12-15T13:25:50Z</text:p>
          </table:table-cell>
          <table:table-cell office:value-type="float" office:value="8.303" calcext:value-type="float">
            <text:p>8.3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7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u-ch427-n96-false-ens18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57.12" calcext:value-type="float">
            <text:p>57.1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3Z</text:p>
          </table:table-cell>
          <table:table-cell office:value-type="string" calcext:value-type="string">
            <text:p>2021-12-15T13:23:53Z</text:p>
          </table:table-cell>
          <table:table-cell office:value-type="string" calcext:value-type="string">
            <text:p>2021-12-15T13:26:51Z</text:p>
          </table:table-cell>
          <table:table-cell office:value-type="float" office:value="5.265" calcext:value-type="float">
            <text:p>5.26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8.634" calcext:value-type="float">
            <text:p>58.6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241" calcext:value-type="float">
            <text:p>59.24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78" calcext:value-type="float">
            <text:p>62.77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822" calcext:value-type="float">
            <text:p>61.82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9" calcext:value-type="float">
            <text:p>62.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152" calcext:value-type="float">
            <text:p>81.15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33" calcext:value-type="float">
            <text:p>85.13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971" calcext:value-type="float">
            <text:p>84.9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73" calcext:value-type="float">
            <text:p>88.8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587" calcext:value-type="float">
            <text:p>107.58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19" calcext:value-type="float">
            <text:p>105.1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812" calcext:value-type="float">
            <text:p>108.8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9" calcext:value-type="float">
            <text:p>108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.927" calcext:value-type="float">
            <text:p>108.92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.162" calcext:value-type="float">
            <text:p>111.1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82" calcext:value-type="float">
            <text:p>113.88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.491" calcext:value-type="float">
            <text:p>112.49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009" calcext:value-type="float">
            <text:p>115.009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-ch427-n96-single-ens00</text:p>
          </table:table-cell>
          <table:table-cell table:style-name="ce3" office:value-type="float" office:value="63.405" calcext:value-type="float">
            <text:p>63.405</text:p>
          </table:table-cell>
          <table:table-cell table:style-name="ce3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03:38:08Z</text:p>
          </table:table-cell>
          <table:table-cell office:value-type="string" calcext:value-type="string">
            <text:p>2021-12-16T03:38:56Z</text:p>
          </table:table-cell>
          <table:table-cell office:value-type="string" calcext:value-type="string">
            <text:p>2021-12-16T03:40:12Z</text:p>
          </table:table-cell>
          <table:table-cell office:value-type="float" office:value="5.289" calcext:value-type="float">
            <text:p>5.2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single-ens01</text:p>
          </table:table-cell>
          <table:table-cell office:value-type="float" office:value="57.034" calcext:value-type="float">
            <text:p>57.034</text:p>
          </table:table-cell>
          <table:table-cell office:value-type="float" office:value="9.79" calcext:value-type="float">
            <text:p>9.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9Z</text:p>
          </table:table-cell>
          <table:table-cell office:value-type="string" calcext:value-type="string">
            <text:p>2021-12-16T14:18:20Z</text:p>
          </table:table-cell>
          <table:table-cell office:value-type="float" office:value="5.083" calcext:value-type="float">
            <text:p>5.083</text:p>
          </table:table-cell>
          <table:table-cell office:value-type="float" office:value="0.365" calcext:value-type="float">
            <text:p>0.365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u-ch427-n96-single-ens02</text:p>
          </table:table-cell>
          <table:table-cell office:value-type="float" office:value="58.289" calcext:value-type="float">
            <text:p>58.289</text:p>
          </table:table-cell>
          <table:table-cell office:value-type="float" office:value="12.14" calcext:value-type="float">
            <text:p>12.1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8Z</text:p>
          </table:table-cell>
          <table:table-cell office:value-type="string" calcext:value-type="string">
            <text:p>2021-12-16T14:18:21Z</text:p>
          </table:table-cell>
          <table:table-cell office:value-type="float" office:value="3.723" calcext:value-type="float">
            <text:p>3.723</text:p>
          </table:table-cell>
          <table:table-cell office:value-type="float" office:value="0.39" calcext:value-type="float">
            <text:p>0.39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single-ens03</text:p>
          </table:table-cell>
          <table:table-cell office:value-type="float" office:value="67.679" calcext:value-type="float">
            <text:p>67.679</text:p>
          </table:table-cell>
          <table:table-cell office:value-type="float" office:value="14.96" calcext:value-type="float">
            <text:p>14.9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0:11Z</text:p>
          </table:table-cell>
          <table:table-cell office:value-type="string" calcext:value-type="string">
            <text:p>2021-12-16T14:11:34Z</text:p>
          </table:table-cell>
          <table:table-cell office:value-type="float" office:value="8.451" calcext:value-type="float">
            <text:p>8.451</text:p>
          </table:table-cell>
          <table:table-cell office:value-type="float" office:value="0.372" calcext:value-type="float">
            <text:p>0.372</text:p>
          </table:table-cell>
          <table:table-cell office:value-type="float" office:value="0.564" calcext:value-type="float">
            <text:p>0.564</text:p>
          </table:table-cell>
          <table:table-cell/>
        </table:table-row>
        <table:table-row table:style-name="ro1">
          <table:table-cell office:value-type="string" calcext:value-type="string">
            <text:p>u-ch427-n96-single-ens04</text:p>
          </table:table-cell>
          <table:table-cell office:value-type="float" office:value="61.927" calcext:value-type="float">
            <text:p>61.927</text:p>
          </table:table-cell>
          <table:table-cell office:value-type="float" office:value="14.68" calcext:value-type="float">
            <text:p>14.6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9Z</text:p>
          </table:table-cell>
          <table:table-cell office:value-type="string" calcext:value-type="string">
            <text:p>2021-12-16T14:18:28Z</text:p>
          </table:table-cell>
          <table:table-cell office:value-type="float" office:value="4.094" calcext:value-type="float">
            <text:p>4.0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string" calcext:value-type="string">
            <text:p>u-ch427-n96-single-ens05</text:p>
          </table:table-cell>
          <table:table-cell office:value-type="float" office:value="81.213" calcext:value-type="float">
            <text:p>81.213</text:p>
          </table:table-cell>
          <table:table-cell office:value-type="float" office:value="29.98" calcext:value-type="float">
            <text:p>29.9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7:04Z</text:p>
          </table:table-cell>
          <table:table-cell office:value-type="string" calcext:value-type="string">
            <text:p>2021-12-16T14:18:59Z</text:p>
          </table:table-cell>
          <table:table-cell office:value-type="float" office:value="7.255" calcext:value-type="float">
            <text:p>7.255</text:p>
          </table:table-cell>
          <table:table-cell office:value-type="float" office:value="0.361" calcext:value-type="float">
            <text:p>0.361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06</text:p>
          </table:table-cell>
          <table:table-cell office:value-type="float" office:value="85.188" calcext:value-type="float">
            <text:p>85.188</text:p>
          </table:table-cell>
          <table:table-cell office:value-type="float" office:value="32.07" calcext:value-type="float">
            <text:p>32.0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3:59Z</text:p>
          </table:table-cell>
          <table:table-cell office:value-type="string" calcext:value-type="string">
            <text:p>2021-12-16T14:16:02Z</text:p>
          </table:table-cell>
          <table:table-cell office:value-type="float" office:value="7.321" calcext:value-type="float">
            <text:p>7.321</text:p>
          </table:table-cell>
          <table:table-cell office:value-type="float" office:value="0.37" calcext:value-type="float">
            <text:p>0.37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07</text:p>
          </table:table-cell>
          <table:table-cell office:value-type="float" office:value="84.741" calcext:value-type="float">
            <text:p>84.741</text:p>
          </table:table-cell>
          <table:table-cell office:value-type="float" office:value="33.01" calcext:value-type="float">
            <text:p>33.0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7:04Z</text:p>
          </table:table-cell>
          <table:table-cell office:value-type="string" calcext:value-type="string">
            <text:p>2021-12-16T14:19:04Z</text:p>
          </table:table-cell>
          <table:table-cell office:value-type="float" office:value="5.314" calcext:value-type="float">
            <text:p>5.314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single-ens08</text:p>
          </table:table-cell>
          <table:table-cell office:value-type="float" office:value="88.953" calcext:value-type="float">
            <text:p>88.953</text:p>
          </table:table-cell>
          <table:table-cell office:value-type="float" office:value="33.7" calcext:value-type="float">
            <text:p>33.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4Z</text:p>
          </table:table-cell>
          <table:table-cell office:value-type="string" calcext:value-type="string">
            <text:p>2021-12-16T14:18:11Z</text:p>
          </table:table-cell>
          <table:table-cell office:value-type="float" office:value="7.406" calcext:value-type="float">
            <text:p>7.406</text:p>
          </table:table-cell>
          <table:table-cell office:value-type="float" office:value="0.4" calcext:value-type="float">
            <text:p>0.4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string" calcext:value-type="string">
            <text:p>u-ch427-n96-single-ens09</text:p>
          </table:table-cell>
          <table:table-cell office:value-type="float" office:value="90.673" calcext:value-type="float">
            <text:p>90.673</text:p>
          </table:table-cell>
          <table:table-cell office:value-type="float" office:value="35.75" calcext:value-type="float">
            <text:p>35.7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3:59Z</text:p>
          </table:table-cell>
          <table:table-cell office:value-type="string" calcext:value-type="string">
            <text:p>2021-12-16T14:16:10Z</text:p>
          </table:table-cell>
          <table:table-cell office:value-type="float" office:value="5.66" calcext:value-type="float">
            <text:p>5.66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single-ens10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35.96" calcext:value-type="float">
            <text:p>35.9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3Z</text:p>
          </table:table-cell>
          <table:table-cell office:value-type="string" calcext:value-type="string">
            <text:p>2021-12-16T14:18:29Z</text:p>
          </table:table-cell>
          <table:table-cell office:value-type="float" office:value="19.578" calcext:value-type="float">
            <text:p>19.578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-ch427-n96-single-ens11</text:p>
          </table:table-cell>
          <table:table-cell office:value-type="float" office:value="104.874" calcext:value-type="float">
            <text:p>104.874</text:p>
          </table:table-cell>
          <table:table-cell office:value-type="float" office:value="37.3" calcext:value-type="float">
            <text:p>37.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3Z</text:p>
          </table:table-cell>
          <table:table-cell office:value-type="string" calcext:value-type="string">
            <text:p>2021-12-16T14:18:30Z</text:p>
          </table:table-cell>
          <table:table-cell office:value-type="float" office:value="18.609" calcext:value-type="float">
            <text:p>18.6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single-ens12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37.75" calcext:value-type="float">
            <text:p>37.7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2Z</text:p>
          </table:table-cell>
          <table:table-cell office:value-type="string" calcext:value-type="string">
            <text:p>2021-12-16T14:22:01Z</text:p>
          </table:table-cell>
          <table:table-cell office:value-type="string" calcext:value-type="string">
            <text:p>2021-12-16T14:24:36Z</text:p>
          </table:table-cell>
          <table:table-cell office:value-type="float" office:value="22.865" calcext:value-type="float">
            <text:p>22.8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single-ens13</text:p>
          </table:table-cell>
          <table:table-cell office:value-type="float" office:value="114.319" calcext:value-type="float">
            <text:p>114.319</text:p>
          </table:table-cell>
          <table:table-cell office:value-type="float" office:value="53.25" calcext:value-type="float">
            <text:p>53.2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2Z</text:p>
          </table:table-cell>
          <table:table-cell office:value-type="string" calcext:value-type="string">
            <text:p>2021-12-16T14:41:03Z</text:p>
          </table:table-cell>
          <table:table-cell office:value-type="string" calcext:value-type="string">
            <text:p>2021-12-16T14:43:38Z</text:p>
          </table:table-cell>
          <table:table-cell office:value-type="float" office:value="7.676" calcext:value-type="float">
            <text:p>7.676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single-ens14</text:p>
          </table:table-cell>
          <table:table-cell office:value-type="float" office:value="115.331" calcext:value-type="float">
            <text:p>115.331</text:p>
          </table:table-cell>
          <table:table-cell office:value-type="float" office:value="53.94" calcext:value-type="float">
            <text:p>53.9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57Z</text:p>
          </table:table-cell>
          <table:table-cell office:value-type="string" calcext:value-type="string">
            <text:p>2021-12-16T14:59:01Z</text:p>
          </table:table-cell>
          <table:table-cell office:value-type="string" calcext:value-type="string">
            <text:p>2021-12-16T15:01:40Z</text:p>
          </table:table-cell>
          <table:table-cell office:value-type="float" office:value="7.692" calcext:value-type="float">
            <text:p>7.69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u-ch427-n96-single-ens15</text:p>
          </table:table-cell>
          <table:table-cell office:value-type="float" office:value="116.731" calcext:value-type="float">
            <text:p>116.731</text:p>
          </table:table-cell>
          <table:table-cell office:value-type="float" office:value="55.44" calcext:value-type="float">
            <text:p>55.4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44Z</text:p>
          </table:table-cell>
          <table:table-cell office:value-type="string" calcext:value-type="string">
            <text:p>2021-12-16T15:25:00Z</text:p>
          </table:table-cell>
          <table:table-cell office:value-type="string" calcext:value-type="string">
            <text:p>2021-12-16T15:27:58Z</text:p>
          </table:table-cell>
          <table:table-cell office:value-type="float" office:value="7.364" calcext:value-type="float">
            <text:p>7.3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16</text:p>
          </table:table-cell>
          <table:table-cell office:value-type="float" office:value="119.325" calcext:value-type="float">
            <text:p>119.325</text:p>
          </table:table-cell>
          <table:table-cell office:value-type="float" office:value="55.5" calcext:value-type="float">
            <text:p>55.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35Z</text:p>
          </table:table-cell>
          <table:table-cell office:value-type="string" calcext:value-type="string">
            <text:p>2021-12-16T15:04:05Z</text:p>
          </table:table-cell>
          <table:table-cell office:value-type="string" calcext:value-type="string">
            <text:p>2021-12-16T15:07:06Z</text:p>
          </table:table-cell>
          <table:table-cell office:value-type="float" office:value="8.875" calcext:value-type="float">
            <text:p>8.875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1" calcext:value-type="float">
            <text:p>0.571</text:p>
          </table:table-cell>
          <table:table-cell/>
        </table:table-row>
        <table:table-row table:style-name="ro1">
          <table:table-cell office:value-type="string" calcext:value-type="string">
            <text:p>u-ch427-n96-single-ens17</text:p>
          </table:table-cell>
          <table:table-cell office:value-type="float" office:value="122.913" calcext:value-type="float">
            <text:p>122.913</text:p>
          </table:table-cell>
          <table:table-cell office:value-type="float" office:value="58.02" calcext:value-type="float">
            <text:p>58.02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9Z</text:p>
          </table:table-cell>
          <table:table-cell office:value-type="string" calcext:value-type="string">
            <text:p>2021-12-16T14:10:09Z</text:p>
          </table:table-cell>
          <table:table-cell office:value-type="string" calcext:value-type="string">
            <text:p>2021-12-16T14:13:13Z</text:p>
          </table:table-cell>
          <table:table-cell office:value-type="float" office:value="8.253" calcext:value-type="float">
            <text:p>8.2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u-ch427-n96-single-ens18</text:p>
          </table:table-cell>
          <table:table-cell office:value-type="float" office:value="121.968" calcext:value-type="float">
            <text:p>121.968</text:p>
          </table:table-cell>
          <table:table-cell office:value-type="float" office:value="56.79" calcext:value-type="float">
            <text:p>56.79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9:00Z</text:p>
          </table:table-cell>
          <table:table-cell office:value-type="string" calcext:value-type="string">
            <text:p>2021-12-16T15:45:56Z</text:p>
          </table:table-cell>
          <table:table-cell office:value-type="string" calcext:value-type="string">
            <text:p>2021-12-16T15:49:04Z</text:p>
          </table:table-cell>
          <table:table-cell office:value-type="float" office:value="7.818" calcext:value-type="float">
            <text:p>7.818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3.405" calcext:value-type="float">
            <text:p>63.4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34" calcext:value-type="float">
            <text:p>57.03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89" calcext:value-type="float">
            <text:p>58.28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79" calcext:value-type="float">
            <text:p>67.67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927" calcext:value-type="float">
            <text:p>61.92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213" calcext:value-type="float">
            <text:p>81.21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188" calcext:value-type="float">
            <text:p>85.18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41" calcext:value-type="float">
            <text:p>84.74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953" calcext:value-type="float">
            <text:p>88.95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3" calcext:value-type="float">
            <text:p>90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246" calcext:value-type="float">
            <text:p>104.2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874" calcext:value-type="float">
            <text:p>104.87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.035" calcext:value-type="float">
            <text:p>112.03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.319" calcext:value-type="float">
            <text:p>114.31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.331" calcext:value-type="float">
            <text:p>115.33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.731" calcext:value-type="float">
            <text:p>116.73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325" calcext:value-type="float">
            <text:p>119.32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.913" calcext:value-type="float">
            <text:p>122.9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.968" calcext:value-type="float">
            <text:p>121.968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21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33.817" calcext:value-type="float">
            <text:p>133.81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081" calcext:value-type="float">
            <text:p>127.08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446" calcext:value-type="float">
            <text:p>155.44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572" calcext:value-type="float">
            <text:p>172.5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853" calcext:value-type="float">
            <text:p>183.85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2" calcext:value-type="float">
            <text:p>194.7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.021" calcext:value-type="float">
            <text:p>211.02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786" calcext:value-type="float">
            <text:p>216.78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.31" calcext:value-type="float">
            <text:p>228.3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673" calcext:value-type="float">
            <text:p>246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.425" calcext:value-type="float">
            <text:p>246.42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.726" calcext:value-type="float">
            <text:p>251.72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.917" calcext:value-type="float">
            <text:p>272.91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968" calcext:value-type="float">
            <text:p>272.96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.085" calcext:value-type="float">
            <text:p>277.08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8" calcext:value-type="float">
            <text:p>289.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042" calcext:value-type="float">
            <text:p>301.04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057" calcext:value-type="float">
            <text:p>303.05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.712" calcext:value-type="float">
            <text:p>325.71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24.662" calcext:value-type="float">
            <text:p>124.6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433" calcext:value-type="float">
            <text:p>129.433</text:p>
          </table:table-cell>
          <table:table-cell>
            <draw:frame table:end-cell-address="results3.I416" table:end-x="0.511cm" table:end-y="0.141cm" draw:z-index="14" draw:style-name="gr1" draw:text-style-name="P1" svg:width="15.999cm" svg:height="8.999cm" svg:x="0.949cm" svg:y="0.173cm">
              <draw:object draw:notify-on-update-of-ranges="results3.B376:results3.B43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41" calcext:value-type="float">
            <text:p>159.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665" calcext:value-type="float">
            <text:p>172.66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.247" calcext:value-type="float">
            <text:p>190.24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151" calcext:value-type="float">
            <text:p>202.15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.354" calcext:value-type="float">
            <text:p>247.35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479" calcext:value-type="float">
            <text:p>216.47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.98" calcext:value-type="float">
            <text:p>233.9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.196" calcext:value-type="float">
            <text:p>243.19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.662" calcext:value-type="float">
            <text:p>258.66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.684" calcext:value-type="float">
            <text:p>262.6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037" calcext:value-type="float">
            <text:p>273.03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478" calcext:value-type="float">
            <text:p>278.47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023" calcext:value-type="float">
            <text:p>316.02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.988" calcext:value-type="float">
            <text:p>316.98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507" calcext:value-type="float">
            <text:p>300.50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051" calcext:value-type="float">
            <text:p>296.05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.667" calcext:value-type="float">
            <text:p>327.66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40.229" calcext:value-type="float">
            <text:p>140.22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.161" calcext:value-type="float">
            <text:p>123.16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.601" calcext:value-type="float">
            <text:p>177.60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671" calcext:value-type="float">
            <text:p>173.67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932" calcext:value-type="float">
            <text:p>185.9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36" calcext:value-type="float">
            <text:p>213.5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78" calcext:value-type="float">
            <text:p>219.27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78" calcext:value-type="float">
            <text:p>220.7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044" calcext:value-type="float">
            <text:p>222.04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.622" calcext:value-type="float">
            <text:p>234.62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286" calcext:value-type="float">
            <text:p>244.28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.69" calcext:value-type="float">
            <text:p>248.6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.467" calcext:value-type="float">
            <text:p>251.46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.925" calcext:value-type="float">
            <text:p>268.9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575" calcext:value-type="float">
            <text:p>271.57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.261" calcext:value-type="float">
            <text:p>287.26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097" calcext:value-type="float">
            <text:p>297.09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.361" calcext:value-type="float">
            <text:p>286.3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.841" calcext:value-type="float">
            <text:p>312.84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51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013.899" calcext:value-type="float">
            <text:p>5013.89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398" calcext:value-type="float">
            <text:p>5077.39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5.404" calcext:value-type="float">
            <text:p>5535.4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1.887" calcext:value-type="float">
            <text:p>5291.88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4.268" calcext:value-type="float">
            <text:p>5394.2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4.039" calcext:value-type="float">
            <text:p>5574.03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8.76" calcext:value-type="float">
            <text:p>5678.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9.767" calcext:value-type="float">
            <text:p>5629.76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5.051" calcext:value-type="float">
            <text:p>5635.0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5.78" calcext:value-type="float">
            <text:p>5715.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0.837" calcext:value-type="float">
            <text:p>5560.83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63.911" calcext:value-type="float">
            <text:p>5663.9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.719" calcext:value-type="float">
            <text:p>5705.71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4.89" calcext:value-type="float">
            <text:p>5794.8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6.428" calcext:value-type="float">
            <text:p>5736.42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1.982" calcext:value-type="float">
            <text:p>5711.98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.684" calcext:value-type="float">
            <text:p>5808.68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8.236" calcext:value-type="float">
            <text:p>5908.23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2.783" calcext:value-type="float">
            <text:p>5822.78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534.62" calcext:value-type="float">
            <text:p>4534.6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2.279" calcext:value-type="float">
            <text:p>5032.27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6.606" calcext:value-type="float">
            <text:p>5266.6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4.519" calcext:value-type="float">
            <text:p>5394.519</text:p>
          </table:table-cell>
          <table:table-cell>
            <draw:frame table:end-cell-address="results3.I478" table:end-x="0.255cm" table:end-y="0.428cm" draw:z-index="15" draw:style-name="gr1" draw:text-style-name="P1" svg:width="15.999cm" svg:height="8.999cm" svg:x="0.693cm" svg:y="0.009cm">
              <draw:object draw:notify-on-update-of-ranges="results3.B437:results3.B49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2.708" calcext:value-type="float">
            <text:p>5442.7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3.597" calcext:value-type="float">
            <text:p>5503.59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6.076" calcext:value-type="float">
            <text:p>5506.0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2.045" calcext:value-type="float">
            <text:p>5542.04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2.488" calcext:value-type="float">
            <text:p>5612.48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9.016" calcext:value-type="float">
            <text:p>5529.0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4.746" calcext:value-type="float">
            <text:p>5624.7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0.588" calcext:value-type="float">
            <text:p>5580.58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77.356" calcext:value-type="float">
            <text:p>5677.35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6.086" calcext:value-type="float">
            <text:p>5736.08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5.508" calcext:value-type="float">
            <text:p>5715.50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5.952" calcext:value-type="float">
            <text:p>5805.95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.737" calcext:value-type="float">
            <text:p>5854.73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88.561" calcext:value-type="float">
            <text:p>5788.56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.558" calcext:value-type="float">
            <text:p>5862.55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740.955" calcext:value-type="float">
            <text:p>4740.95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.12" calcext:value-type="float">
            <text:p>5161.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4.197" calcext:value-type="float">
            <text:p>5094.19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7.315" calcext:value-type="float">
            <text:p>5457.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.907" calcext:value-type="float">
            <text:p>5529.90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814" calcext:value-type="float">
            <text:p>5474.81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.739" calcext:value-type="float">
            <text:p>5514.7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4.863" calcext:value-type="float">
            <text:p>5574.86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8.551" calcext:value-type="float">
            <text:p>5618.5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82.355" calcext:value-type="float">
            <text:p>5582.35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6.916" calcext:value-type="float">
            <text:p>5596.91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2.184" calcext:value-type="float">
            <text:p>5742.18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19.365" calcext:value-type="float">
            <text:p>5819.36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.791" calcext:value-type="float">
            <text:p>5812.79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4.195" calcext:value-type="float">
            <text:p>5824.19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6.972" calcext:value-type="float">
            <text:p>5866.97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62.827" calcext:value-type="float">
            <text:p>5862.82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8.157" calcext:value-type="float">
            <text:p>5918.15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N9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1.184" calcext:value-type="float">
            <text:p>61.1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925" calcext:value-type="float">
            <text:p>60.92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13" calcext:value-type="float">
            <text:p>60.1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353" calcext:value-type="float">
            <text:p>61.35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21" calcext:value-type="float">
            <text:p>61.82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111" calcext:value-type="float">
            <text:p>85.11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861" calcext:value-type="float">
            <text:p>84.86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97" calcext:value-type="float">
            <text:p>84.79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12" calcext:value-type="float">
            <text:p>86.21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644" calcext:value-type="float">
            <text:p>88.64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521" calcext:value-type="float">
            <text:p>105.52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101" calcext:value-type="float">
            <text:p>110.1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75" calcext:value-type="float">
            <text:p>110.3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43" calcext:value-type="float">
            <text:p>108.64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66" calcext:value-type="float">
            <text:p>109.66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508" calcext:value-type="float">
            <text:p>113.50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312" calcext:value-type="float">
            <text:p>114.31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843" calcext:value-type="float">
            <text:p>116.84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206" calcext:value-type="float">
            <text:p>118.20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8.634" calcext:value-type="float">
            <text:p>58.6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241" calcext:value-type="float">
            <text:p>59.24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78" calcext:value-type="float">
            <text:p>62.77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822" calcext:value-type="float">
            <text:p>61.822</text:p>
          </table:table-cell>
          <table:table-cell>
            <draw:frame table:end-cell-address="results3.I539" table:end-x="1.082cm" table:end-y="0.448cm" draw:z-index="16" draw:style-name="gr1" draw:text-style-name="P1" svg:width="15.999cm" svg:height="8.999cm" svg:x="1.52cm" svg:y="0.028cm">
              <draw:object draw:notify-on-update-of-ranges="results3.B498:results3.B554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9" calcext:value-type="float">
            <text:p>62.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152" calcext:value-type="float">
            <text:p>81.15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33" calcext:value-type="float">
            <text:p>85.13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971" calcext:value-type="float">
            <text:p>84.9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73" calcext:value-type="float">
            <text:p>88.8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587" calcext:value-type="float">
            <text:p>107.58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19" calcext:value-type="float">
            <text:p>105.1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812" calcext:value-type="float">
            <text:p>108.8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9" calcext:value-type="float">
            <text:p>108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.927" calcext:value-type="float">
            <text:p>108.92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.162" calcext:value-type="float">
            <text:p>111.1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82" calcext:value-type="float">
            <text:p>113.88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.491" calcext:value-type="float">
            <text:p>112.49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009" calcext:value-type="float">
            <text:p>115.00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" calcext:value-type="float">
            <text:p>9.7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4" calcext:value-type="float">
            <text:p>12.1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6" calcext:value-type="float">
            <text:p>14.9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8" calcext:value-type="float">
            <text:p>14.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98" calcext:value-type="float">
            <text:p>29.9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07" calcext:value-type="float">
            <text:p>32.0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01" calcext:value-type="float">
            <text:p>33.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" calcext:value-type="float">
            <text:p>33.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.75" calcext:value-type="float">
            <text:p>35.7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96" calcext:value-type="float">
            <text:p>35.9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3" calcext:value-type="float">
            <text:p>37.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5" calcext:value-type="float">
            <text:p>37.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.25" calcext:value-type="float">
            <text:p>53.2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94" calcext:value-type="float">
            <text:p>53.9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.44" calcext:value-type="float">
            <text:p>55.4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5" calcext:value-type="float">
            <text:p>55.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02" calcext:value-type="float">
            <text:p>58.0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.79" calcext:value-type="float">
            <text:p>56.79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Starting with FAL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ull Sta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-ch427-n96-false-ens0</text:p>
          </table:table-cell>
          <table:table-cell office:value-type="float" office:value="58.634" calcext:value-type="float">
            <text:p>58.634</text:p>
          </table:table-cell>
          <table:table-cell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5:50:21Z</text:p>
          </table:table-cell>
          <table:table-cell office:value-type="string" calcext:value-type="string">
            <text:p>2021-12-21T16:03:20Z</text:p>
          </table:table-cell>
          <table:table-cell office:value-type="string" calcext:value-type="string">
            <text:p>2021-12-21T16:04:32Z</text:p>
          </table:table-cell>
          <table:table-cell office:value-type="float" office:value="7.229" calcext:value-type="float">
            <text:p>7.229</text:p>
          </table:table-cell>
          <table:table-cell office:value-type="float" office:value="0.354" calcext:value-type="float">
            <text:p>0.354</text:p>
          </table:table-cell>
          <table:table-cell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string" calcext:value-type="string">
            <text:p>u-ch427-n96-false-ens1</text:p>
          </table:table-cell>
          <table:table-cell office:value-type="float" office:value="58.739" calcext:value-type="float">
            <text:p>58.739</text:p>
          </table:table-cell>
          <table:table-cell office:value-type="float" office:value="10.65" calcext:value-type="float">
            <text:p>10.6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08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16Z</text:p>
          </table:table-cell>
          <table:table-cell office:value-type="float" office:value="6.659" calcext:value-type="float">
            <text:p>6.6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false-ens2</text:p>
          </table:table-cell>
          <table:table-cell office:value-type="float" office:value="58.122" calcext:value-type="float">
            <text:p>58.122</text:p>
          </table:table-cell>
          <table:table-cell office:value-type="float" office:value="11.86" calcext:value-type="float">
            <text:p>11.8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16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19Z</text:p>
          </table:table-cell>
          <table:table-cell office:value-type="float" office:value="4.49" calcext:value-type="float">
            <text:p>4.4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string" calcext:value-type="string">
            <text:p>u-ch427-n96-false-ens3</text:p>
          </table:table-cell>
          <table:table-cell office:value-type="float" office:value="60.075" calcext:value-type="float">
            <text:p>60.075</text:p>
          </table:table-cell>
          <table:table-cell office:value-type="float" office:value="13.77" calcext:value-type="float">
            <text:p>13.7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24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24Z</text:p>
          </table:table-cell>
          <table:table-cell office:value-type="float" office:value="4.212" calcext:value-type="float">
            <text:p>4.212</text:p>
          </table:table-cell>
          <table:table-cell office:value-type="float" office:value="0.399" calcext:value-type="float">
            <text:p>0.399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4</text:p>
          </table:table-cell>
          <table:table-cell office:value-type="float" office:value="62.071" calcext:value-type="float">
            <text:p>62.071</text:p>
          </table:table-cell>
          <table:table-cell office:value-type="float" office:value="14.62" calcext:value-type="float">
            <text:p>14.6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32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24Z</text:p>
          </table:table-cell>
          <table:table-cell office:value-type="float" office:value="4.762" calcext:value-type="float">
            <text:p>4.7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 office:value-type="string" calcext:value-type="string">
            <text:p>u-ch427-n96-false-ens5</text:p>
          </table:table-cell>
          <table:table-cell office:value-type="float" office:value="83.735" calcext:value-type="float">
            <text:p>83.735</text:p>
          </table:table-cell>
          <table:table-cell office:value-type="float" office:value="30.67" calcext:value-type="float">
            <text:p>30.6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43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03Z</text:p>
          </table:table-cell>
          <table:table-cell office:value-type="float" office:value="7.414" calcext:value-type="float">
            <text:p>7.41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u-ch427-n96-false-ens6</text:p>
          </table:table-cell>
          <table:table-cell office:value-type="float" office:value="82.9" calcext:value-type="float">
            <text:p>82.9</text:p>
          </table:table-cell>
          <table:table-cell office:value-type="float" office:value="31.59" calcext:value-type="float">
            <text:p>31.5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56Z</text:p>
          </table:table-cell>
          <table:table-cell office:value-type="string" calcext:value-type="string">
            <text:p>2021-12-20T22:20:02Z</text:p>
          </table:table-cell>
          <table:table-cell office:value-type="string" calcext:value-type="string">
            <text:p>2021-12-20T22:22:03Z</text:p>
          </table:table-cell>
          <table:table-cell office:value-type="float" office:value="4.833" calcext:value-type="float">
            <text:p>4.833</text:p>
          </table:table-cell>
          <table:table-cell office:value-type="float" office:value="0.421" calcext:value-type="float">
            <text:p>0.421</text:p>
          </table:table-cell>
          <table:table-cell office:value-type="float" office:value="0.537" calcext:value-type="float">
            <text:p>0.537</text:p>
          </table:table-cell>
          <table:table-cell/>
        </table:table-row>
        <table:table-row table:style-name="ro1">
          <table:table-cell office:value-type="string" calcext:value-type="string">
            <text:p>u-ch427-n96-false-ens7</text:p>
          </table:table-cell>
          <table:table-cell office:value-type="float" office:value="84.703" calcext:value-type="float">
            <text:p>84.703</text:p>
          </table:table-cell>
          <table:table-cell office:value-type="float" office:value="33.14" calcext:value-type="float">
            <text:p>33.14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03Z</text:p>
          </table:table-cell>
          <table:table-cell office:value-type="string" calcext:value-type="string">
            <text:p>2021-12-20T22:20:02Z</text:p>
          </table:table-cell>
          <table:table-cell office:value-type="string" calcext:value-type="string">
            <text:p>2021-12-20T22:22:04Z</text:p>
          </table:table-cell>
          <table:table-cell office:value-type="float" office:value="4.828" calcext:value-type="float">
            <text:p>4.82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false-ens8</text:p>
          </table:table-cell>
          <table:table-cell office:value-type="float" office:value="86.396" calcext:value-type="float">
            <text:p>86.396</text:p>
          </table:table-cell>
          <table:table-cell office:value-type="float" office:value="34.14" calcext:value-type="float">
            <text:p>34.1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13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05Z</text:p>
          </table:table-cell>
          <table:table-cell office:value-type="float" office:value="4.29" calcext:value-type="float">
            <text:p>4.29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9</text:p>
          </table:table-cell>
          <table:table-cell office:value-type="float" office:value="100.159" calcext:value-type="float">
            <text:p>100.159</text:p>
          </table:table-cell>
          <table:table-cell office:value-type="float" office:value="36.05" calcext:value-type="float">
            <text:p>36.0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32Z</text:p>
          </table:table-cell>
          <table:table-cell office:value-type="string" calcext:value-type="string">
            <text:p>2021-12-20T22:27:04Z</text:p>
          </table:table-cell>
          <table:table-cell office:value-type="string" calcext:value-type="string">
            <text:p>2021-12-20T22:29:25Z</text:p>
          </table:table-cell>
          <table:table-cell office:value-type="float" office:value="8.431" calcext:value-type="float">
            <text:p>8.431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0</text:p>
          </table:table-cell>
          <table:table-cell office:value-type="float" office:value="103.123" calcext:value-type="float">
            <text:p>103.123</text:p>
          </table:table-cell>
          <table:table-cell office:value-type="float" office:value="49.96" calcext:value-type="float">
            <text:p>49.9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28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25Z</text:p>
          </table:table-cell>
          <table:table-cell office:value-type="float" office:value="4.322" calcext:value-type="float">
            <text:p>4.3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false-ens11</text:p>
          </table:table-cell>
          <table:table-cell office:value-type="float" office:value="105.768" calcext:value-type="float">
            <text:p>105.768</text:p>
          </table:table-cell>
          <table:table-cell office:value-type="float" office:value="51.33" calcext:value-type="float">
            <text:p>51.3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37Z</text:p>
          </table:table-cell>
          <table:table-cell office:value-type="string" calcext:value-type="string">
            <text:p>2021-12-20T22:38:01Z</text:p>
          </table:table-cell>
          <table:table-cell office:value-type="string" calcext:value-type="string">
            <text:p>2021-12-20T22:40:30Z</text:p>
          </table:table-cell>
          <table:table-cell office:value-type="float" office:value="7.373" calcext:value-type="float">
            <text:p>7.373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2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37.25" calcext:value-type="float">
            <text:p>37.2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50Z</text:p>
          </table:table-cell>
          <table:table-cell office:value-type="string" calcext:value-type="string">
            <text:p>2021-12-20T22:33:01Z</text:p>
          </table:table-cell>
          <table:table-cell office:value-type="string" calcext:value-type="string">
            <text:p>2021-12-20T22:35:32Z</text:p>
          </table:table-cell>
          <table:table-cell office:value-type="float" office:value="22.719" calcext:value-type="float">
            <text:p>22.719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3" calcext:value-type="float">
            <text:p>0.563</text:p>
          </table:table-cell>
          <table:table-cell/>
        </table:table-row>
        <table:table-row table:style-name="ro1">
          <table:table-cell office:value-type="string" calcext:value-type="string">
            <text:p>u-ch427-n96-false-ens13</text:p>
          </table:table-cell>
          <table:table-cell office:value-type="float" office:value="110.405" calcext:value-type="float">
            <text:p>110.405</text:p>
          </table:table-cell>
          <table:table-cell office:value-type="float" office:value="53.59" calcext:value-type="float">
            <text:p>53.59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00Z</text:p>
          </table:table-cell>
          <table:table-cell office:value-type="string" calcext:value-type="string">
            <text:p>2021-12-20T22:33:01Z</text:p>
          </table:table-cell>
          <table:table-cell office:value-type="string" calcext:value-type="string">
            <text:p>2021-12-20T22:35:33Z</text:p>
          </table:table-cell>
          <table:table-cell office:value-type="float" office:value="5.418" calcext:value-type="float">
            <text:p>5.418</text:p>
          </table:table-cell>
          <table:table-cell office:value-type="float" office:value="0.438" calcext:value-type="float">
            <text:p>0.438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4</text:p>
          </table:table-cell>
          <table:table-cell office:value-type="float" office:value="109.217" calcext:value-type="float">
            <text:p>109.217</text:p>
          </table:table-cell>
          <table:table-cell office:value-type="float" office:value="53.35" calcext:value-type="float">
            <text:p>53.35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11Z</text:p>
          </table:table-cell>
          <table:table-cell office:value-type="string" calcext:value-type="string">
            <text:p>2021-12-20T22:30:05Z</text:p>
          </table:table-cell>
          <table:table-cell office:value-type="string" calcext:value-type="string">
            <text:p>2021-12-20T22:32:37Z</text:p>
          </table:table-cell>
          <table:table-cell office:value-type="float" office:value="7.818" calcext:value-type="float">
            <text:p>7.818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u-ch427-n96-false-ens15</text:p>
          </table:table-cell>
          <table:table-cell office:value-type="float" office:value="113.479" calcext:value-type="float">
            <text:p>113.479</text:p>
          </table:table-cell>
          <table:table-cell office:value-type="float" office:value="55.35" calcext:value-type="float">
            <text:p>55.3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19Z</text:p>
          </table:table-cell>
          <table:table-cell office:value-type="string" calcext:value-type="string">
            <text:p>2021-12-20T22:42:01Z</text:p>
          </table:table-cell>
          <table:table-cell office:value-type="string" calcext:value-type="string">
            <text:p>2021-12-20T22:44:38Z</text:p>
          </table:table-cell>
          <table:table-cell office:value-type="float" office:value="8.359" calcext:value-type="float">
            <text:p>8.3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546" calcext:value-type="float">
            <text:p>0.546</text:p>
          </table:table-cell>
          <table:table-cell/>
        </table:table-row>
        <table:table-row table:style-name="ro1">
          <table:table-cell office:value-type="string" calcext:value-type="string">
            <text:p>u-ch427-n96-false-ens16</text:p>
          </table:table-cell>
          <table:table-cell office:value-type="float" office:value="117.621" calcext:value-type="float">
            <text:p>117.621</text:p>
          </table:table-cell>
          <table:table-cell office:value-type="float" office:value="39.33" calcext:value-type="float">
            <text:p>39.33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26Z</text:p>
          </table:table-cell>
          <table:table-cell office:value-type="string" calcext:value-type="string">
            <text:p>2021-12-20T22:23:02Z</text:p>
          </table:table-cell>
          <table:table-cell office:value-type="string" calcext:value-type="string">
            <text:p>2021-12-20T22:26:01Z</text:p>
          </table:table-cell>
          <table:table-cell office:value-type="float" office:value="24.26" calcext:value-type="float">
            <text:p>24.2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7</text:p>
          </table:table-cell>
          <table:table-cell office:value-type="float" office:value="116.954" calcext:value-type="float">
            <text:p>116.954</text:p>
          </table:table-cell>
          <table:table-cell office:value-type="float" office:value="55.54" calcext:value-type="float">
            <text:p>55.5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35Z</text:p>
          </table:table-cell>
          <table:table-cell office:value-type="string" calcext:value-type="string">
            <text:p>2021-12-20T22:23:02Z</text:p>
          </table:table-cell>
          <table:table-cell office:value-type="string" calcext:value-type="string">
            <text:p>2021-12-20T22:26:02Z</text:p>
          </table:table-cell>
          <table:table-cell office:value-type="float" office:value="6.664" calcext:value-type="float">
            <text:p>6.6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u-ch427-n96-false-ens18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56.54" calcext:value-type="float">
            <text:p>56.5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20:03Z</text:p>
          </table:table-cell>
          <table:table-cell office:value-type="string" calcext:value-type="string">
            <text:p>2021-12-20T22:50:06Z</text:p>
          </table:table-cell>
          <table:table-cell office:value-type="string" calcext:value-type="string">
            <text:p>2021-12-20T22:53:05Z</text:p>
          </table:table-cell>
          <table:table-cell office:value-type="float" office:value="7.931" calcext:value-type="float">
            <text:p>7.931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634" calcext:value-type="float">
            <text:p>58.63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739" calcext:value-type="float">
            <text:p>58.73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122" calcext:value-type="float">
            <text:p>58.12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075" calcext:value-type="float">
            <text:p>60.0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71" calcext:value-type="float">
            <text:p>62.07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735" calcext:value-type="float">
            <text:p>83.73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9" calcext:value-type="float">
            <text:p>82.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03" calcext:value-type="float">
            <text:p>84.70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96" calcext:value-type="float">
            <text:p>86.39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.159" calcext:value-type="float">
            <text:p>100.15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.123" calcext:value-type="float">
            <text:p>103.12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768" calcext:value-type="float">
            <text:p>105.76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.793" calcext:value-type="float">
            <text:p>109.79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.405" calcext:value-type="float">
            <text:p>110.40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217" calcext:value-type="float">
            <text:p>109.21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479" calcext:value-type="float">
            <text:p>113.47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.621" calcext:value-type="float">
            <text:p>117.62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954" calcext:value-type="float">
            <text:p>116.95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705" calcext:value-type="float">
            <text:p>115.705</text:p>
          </table:table-cell>
          <table:table-cell table:number-columns-repeated="10"/>
        </table:table-row>
        <table:table-row table:style-name="ro1" table:number-rows-repeated="206">
          <table:table-cell table:number-columns-repeated="12"/>
        </table:table-row>
        <table:table-row table:style-name="ro1">
          <table:table-cell table:style-name="ce1" office:value-type="string" calcext:value-type="string">
            <text:p>Single Sta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-ch427-n96-single-ens00</text:p>
          </table:table-cell>
          <table:table-cell office:value-type="float" office:value="63.405" calcext:value-type="float">
            <text:p>63.405</text:p>
          </table:table-cell>
          <table:table-cell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14:36Z</text:p>
          </table:table-cell>
          <table:table-cell office:value-type="string" calcext:value-type="string">
            <text:p>2021-12-21T17:30:15Z</text:p>
          </table:table-cell>
          <table:table-cell office:value-type="string" calcext:value-type="string">
            <text:p>2021-12-21T17:31:38Z</text:p>
          </table:table-cell>
          <table:table-cell office:value-type="string" calcext:value-type="string">
            <text:p>SUCCEEDED</text:p>
          </table:table-cell>
          <table:table-cell office:value-type="float" office:value="6.7" calcext:value-type="float">
            <text:p>6.7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single-ens01</text:p>
          </table:table-cell>
          <table:table-cell office:value-type="float" office:value="66.961" calcext:value-type="float">
            <text:p>66.961</text:p>
          </table:table-cell>
          <table:table-cell office:value-type="float" office:value="11.03" calcext:value-type="float">
            <text:p>11.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28Z</text:p>
          </table:table-cell>
          <table:table-cell office:value-type="string" calcext:value-type="string">
            <text:p>2021-12-21T18:43:21Z</text:p>
          </table:table-cell>
          <table:table-cell office:value-type="string" calcext:value-type="string">
            <text:p>2021-12-21T18:44:48Z</text:p>
          </table:table-cell>
          <table:table-cell office:value-type="string" calcext:value-type="string">
            <text:p>SUCCEEDED</text:p>
          </table:table-cell>
          <table:table-cell office:value-type="float" office:value="9.846" calcext:value-type="float">
            <text:p>9.8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single-ens02</text:p>
          </table:table-cell>
          <table:table-cell office:value-type="float" office:value="66.675" calcext:value-type="float">
            <text:p>66.675</text:p>
          </table:table-cell>
          <table:table-cell office:value-type="float" office:value="11.55" calcext:value-type="float">
            <text:p>11.5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34Z</text:p>
          </table:table-cell>
          <table:table-cell office:value-type="string" calcext:value-type="string">
            <text:p>2021-12-21T18:43:22Z</text:p>
          </table:table-cell>
          <table:table-cell office:value-type="string" calcext:value-type="string">
            <text:p>2021-12-21T18:44:50Z</text:p>
          </table:table-cell>
          <table:table-cell office:value-type="string" calcext:value-type="string">
            <text:p>SUCCEEDED</text:p>
          </table:table-cell>
          <table:table-cell office:value-type="float" office:value="9.295" calcext:value-type="float">
            <text:p>9.295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single-ens03</text:p>
          </table:table-cell>
          <table:table-cell office:value-type="float" office:value="60.935" calcext:value-type="float">
            <text:p>60.935</text:p>
          </table:table-cell>
          <table:table-cell office:value-type="float" office:value="11.84" calcext:value-type="float">
            <text:p>11.8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46Z</text:p>
          </table:table-cell>
          <table:table-cell office:value-type="string" calcext:value-type="string">
            <text:p>2021-12-21T18:52:24Z</text:p>
          </table:table-cell>
          <table:table-cell office:value-type="string" calcext:value-type="string">
            <text:p>2021-12-21T18:53:50Z</text:p>
          </table:table-cell>
          <table:table-cell office:value-type="string" calcext:value-type="string">
            <text:p>SUCCEEDED</text:p>
          </table:table-cell>
          <table:table-cell office:value-type="float" office:value="7.178" calcext:value-type="float">
            <text:p>7.178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single-ens04</text:p>
          </table:table-cell>
          <table:table-cell office:value-type="float" office:value="61.6" calcext:value-type="float">
            <text:p>61.6</text:p>
          </table:table-cell>
          <table:table-cell office:value-type="float" office:value="12.03" calcext:value-type="float">
            <text:p>12.0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49Z</text:p>
          </table:table-cell>
          <table:table-cell office:value-type="string" calcext:value-type="string">
            <text:p>2021-12-21T18:56:20Z</text:p>
          </table:table-cell>
          <table:table-cell office:value-type="string" calcext:value-type="string">
            <text:p>2021-12-21T18:57:41Z</text:p>
          </table:table-cell>
          <table:table-cell office:value-type="string" calcext:value-type="string">
            <text:p>SUCCEEDED</text:p>
          </table:table-cell>
          <table:table-cell office:value-type="float" office:value="7.206" calcext:value-type="float">
            <text:p>7.206</text:p>
          </table:table-cell>
          <table:table-cell office:value-type="float" office:value="0.411" calcext:value-type="float">
            <text:p>0.41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single-ens05</text:p>
          </table:table-cell>
          <table:table-cell office:value-type="float" office:value="65.304" calcext:value-type="float">
            <text:p>65.304</text:p>
          </table:table-cell>
          <table:table-cell office:value-type="float" office:value="13.17" calcext:value-type="float">
            <text:p>13.1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56Z</text:p>
          </table:table-cell>
          <table:table-cell office:value-type="string" calcext:value-type="string">
            <text:p>2021-12-21T20:01:11Z</text:p>
          </table:table-cell>
          <table:table-cell office:value-type="string" calcext:value-type="string">
            <text:p>2021-12-21T20:02:45Z</text:p>
          </table:table-cell>
          <table:table-cell office:value-type="string" calcext:value-type="string">
            <text:p>SUCCEEDED</text:p>
          </table:table-cell>
          <table:table-cell office:value-type="float" office:value="9.1" calcext:value-type="float">
            <text:p>9.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u-ch427-n96-single-ens06</text:p>
          </table:table-cell>
          <table:table-cell office:value-type="float" office:value="64.725" calcext:value-type="float">
            <text:p>64.725</text:p>
          </table:table-cell>
          <table:table-cell office:value-type="float" office:value="13.32" calcext:value-type="float">
            <text:p>13.32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01Z</text:p>
          </table:table-cell>
          <table:table-cell office:value-type="string" calcext:value-type="string">
            <text:p>2021-12-21T20:26:19Z</text:p>
          </table:table-cell>
          <table:table-cell office:value-type="string" calcext:value-type="string">
            <text:p>2021-12-21T20:28:00Z</text:p>
          </table:table-cell>
          <table:table-cell office:value-type="string" calcext:value-type="string">
            <text:p>SUCCEEDED</text:p>
          </table:table-cell>
          <table:table-cell office:value-type="float" office:value="8.171" calcext:value-type="float">
            <text:p>8.1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ingle-ens07</text:p>
          </table:table-cell>
          <table:table-cell office:value-type="float" office:value="73.301" calcext:value-type="float">
            <text:p>73.301</text:p>
          </table:table-cell>
          <table:table-cell office:value-type="float" office:value="12.23" calcext:value-type="float">
            <text:p>12.23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09Z</text:p>
          </table:table-cell>
          <table:table-cell office:value-type="string" calcext:value-type="string">
            <text:p>2021-12-21T20:57:19Z</text:p>
          </table:table-cell>
          <table:table-cell office:value-type="string" calcext:value-type="string">
            <text:p>2021-12-21T20:59:14Z</text:p>
          </table:table-cell>
          <table:table-cell office:value-type="string" calcext:value-type="string">
            <text:p>SUCCEEDED</text:p>
          </table:table-cell>
          <table:table-cell office:value-type="float" office:value="7.472" calcext:value-type="float">
            <text:p>7.472</text:p>
          </table:table-cell>
          <table:table-cell office:value-type="float" office:value="0.369" calcext:value-type="float">
            <text:p>0.36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ingle-ens08</text:p>
          </table:table-cell>
          <table:table-cell office:value-type="float" office:value="76.271" calcext:value-type="float">
            <text:p>76.271</text:p>
          </table:table-cell>
          <table:table-cell office:value-type="float" office:value="13.16" calcext:value-type="float">
            <text:p>13.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14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7.261" calcext:value-type="float">
            <text:p>7.261</text:p>
          </table:table-cell>
          <table:table-cell office:value-type="float" office:value="0.436" calcext:value-type="float">
            <text:p>0.436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single-ens09</text:p>
          </table:table-cell>
          <table:table-cell office:value-type="float" office:value="90.673" calcext:value-type="float">
            <text:p>90.673</text:p>
          </table:table-cell>
          <table:table-cell office:value-type="float" office:value="35.75" calcext:value-type="float">
            <text:p>35.7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5.66" calcext:value-type="float">
            <text:p>5.66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single-ens10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35.96" calcext:value-type="float">
            <text:p>35.9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19.578" calcext:value-type="float">
            <text:p>19.578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single-ens11</text:p>
          </table:table-cell>
          <table:table-cell office:value-type="float" office:value="104.874" calcext:value-type="float">
            <text:p>104.874</text:p>
          </table:table-cell>
          <table:table-cell office:value-type="float" office:value="37.3" calcext:value-type="float">
            <text:p>37.3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18.609" calcext:value-type="float">
            <text:p>18.6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single-ens12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37.75" calcext:value-type="float">
            <text:p>37.7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22.865" calcext:value-type="float">
            <text:p>22.8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single-ens13</text:p>
          </table:table-cell>
          <table:table-cell office:value-type="float" office:value="92.921" calcext:value-type="float">
            <text:p>92.921</text:p>
          </table:table-cell>
          <table:table-cell office:value-type="float" office:value="15.48" calcext:value-type="float">
            <text:p>15.48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4:03Z</text:p>
          </table:table-cell>
          <table:table-cell office:value-type="string" calcext:value-type="string">
            <text:p>2021-12-21T21:10:08Z</text:p>
          </table:table-cell>
          <table:table-cell office:value-type="string" calcext:value-type="string">
            <text:p>2021-12-21T21:12:33Z</text:p>
          </table:table-cell>
          <table:table-cell office:value-type="string" calcext:value-type="string">
            <text:p>SUCCEEDED</text:p>
          </table:table-cell>
          <table:table-cell office:value-type="float" office:value="7.616" calcext:value-type="float">
            <text:p>7.616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single-ens14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2:11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13.563" calcext:value-type="float">
            <text:p>13.5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single-ens15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9:40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7.214" calcext:value-type="float">
            <text:p>7.2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single-ens16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3:56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7.214" calcext:value-type="float">
            <text:p>7.2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single-ens17</text:p>
          </table:table-cell>
          <table:table-cell office:value-type="float" office:value="79.399" calcext:value-type="float">
            <text:p>79.399</text:p>
          </table:table-cell>
          <table:table-cell office:value-type="float" office:value="17.12" calcext:value-type="float">
            <text:p>17.12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27:48Z</text:p>
          </table:table-cell>
          <table:table-cell office:value-type="string" calcext:value-type="string">
            <text:p>2021-12-21T20:05:06Z</text:p>
          </table:table-cell>
          <table:table-cell office:value-type="string" calcext:value-type="string">
            <text:p>2021-12-21T20:07:48Z</text:p>
          </table:table-cell>
          <table:table-cell office:value-type="string" calcext:value-type="string">
            <text:p>SUCCEEDED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892" calcext:value-type="float">
            <text:p>0.89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single-ens18</text:p>
          </table:table-cell>
          <table:table-cell office:value-type="float" office:value="105.93" calcext:value-type="float">
            <text:p>105.93</text:p>
          </table:table-cell>
          <table:table-cell office:value-type="float" office:value="19.62" calcext:value-type="float">
            <text:p>19.6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3:31Z</text:p>
          </table:table-cell>
          <table:table-cell office:value-type="string" calcext:value-type="string">
            <text:p>2021-12-21T21:17:04Z</text:p>
          </table:table-cell>
          <table:table-cell office:value-type="string" calcext:value-type="string">
            <text:p>2021-12-21T21:20:07Z</text:p>
          </table:table-cell>
          <table:table-cell office:value-type="string" calcext:value-type="string">
            <text:p>SUCCEEDED</text:p>
          </table:table-cell>
          <table:table-cell office:value-type="float" office:value="7.99" calcext:value-type="float">
            <text:p>7.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405" calcext:value-type="float">
            <text:p>63.4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961" calcext:value-type="float">
            <text:p>66.96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675" calcext:value-type="float">
            <text:p>66.6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935" calcext:value-type="float">
            <text:p>60.93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6" calcext:value-type="float">
            <text:p>61.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304" calcext:value-type="float">
            <text:p>65.3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725" calcext:value-type="float">
            <text:p>64.72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301" calcext:value-type="float">
            <text:p>73.3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271" calcext:value-type="float">
            <text:p>76.27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3" calcext:value-type="float">
            <text:p>90.6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246" calcext:value-type="float">
            <text:p>104.24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874" calcext:value-type="float">
            <text:p>104.874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.035" calcext:value-type="float">
            <text:p>112.03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.921" calcext:value-type="float">
            <text:p>92.92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.738" calcext:value-type="float">
            <text:p>78.7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.738" calcext:value-type="float">
            <text:p>78.73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738" calcext:value-type="float">
            <text:p>78.73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.399" calcext:value-type="float">
            <text:p>79.39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.93" calcext:value-type="float">
            <text:p>105.9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39:49.74470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0T14:48:10.981026351</dc:date>
    <meta:editing-duration>PT9H20M56S</meta:editing-duration>
    <meta:editing-cycles>7</meta:editing-cycles>
    <meta:generator>LibreOffice/6.4.7.2$Linux_X86_64 LibreOffice_project/40$Build-2</meta:generator>
    <meta:document-statistic meta:table-count="1" meta:cell-count="3092" meta:object-count="17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263cm" svg:y="1.275cm" chart:style-name="ch3">
          <text:p>u-ch427-n512-false</text:p>
        </chart:subtitle>
        <chart:plot-area chart:style-name="ch4" table:cell-range-address="results3.A189:results3.B207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89:results3.B207" chart:class="chart:scatter">
            <chart:domain table:cell-range-address="results3.A189:results3.A20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89:results3.A207</svg:desc>
                </draw:g>
              </table:table-cell>
              <table:table-cell office:value-type="float" office:value="4534.62">
                <text:p>4534.62</text:p>
                <draw:g>
                  <svg:desc>results3.B189:results3.B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62.558">
                <text:p>5862.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2.81cm" svg:y="1.275cm" chart:style-name="ch3">
          <text:p>u-ch427-n216 + u-ch427-n216-false + u-ch427-n216-single </text:p>
        </chart:subtitle>
        <chart:plot-area chart:style-name="ch4" table:cell-range-address="results3.A376:results3.B432" svg:x="0.32cm" svg:y="2.138cm" svg:width="15.36cm" svg:height="6.682cm">
          <chartooo:coordinate-region svg:x="1.127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76:results3.B432" chart:class="chart:scatter">
            <chart:domain table:cell-range-address="results3.A376:results3.A432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76:results3.A432</svg:desc>
                </draw:g>
              </table:table-cell>
              <table:table-cell office:value-type="float" office:value="133.817">
                <text:p>133.817</text:p>
                <draw:g>
                  <svg:desc>results3.B376:results3.B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5.712">
                <text:p>325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4.662">
                <text:p>124.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327.667">
                <text:p>327.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0.229">
                <text:p>140.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2.863cm" svg:y="1.275cm" chart:style-name="ch3">
          <text:p>u-ch427-n512 + u-ch427-n512-false + u-ch427-n512-single</text:p>
        </chart:subtitle>
        <chart:plot-area chart:style-name="ch4" table:cell-range-address="results3.A437:results3.B493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437:results3.B493" chart:class="chart:scatter">
            <chart:domain table:cell-range-address="results3.A437:results3.A493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437:results3.A493</svg:desc>
                </draw:g>
              </table:table-cell>
              <table:table-cell office:value-type="float" office:value="5013.899">
                <text:p>5013.899</text:p>
                <draw:g>
                  <svg:desc>results3.B437:results3.B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22.783">
                <text:p>5822.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534.62">
                <text:p>4534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5862.558">
                <text:p>5862.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740.955">
                <text:p>4740.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3.18cm" svg:y="1.275cm" chart:style-name="ch3">
          <text:p>u-ch427-n96 + u-ch427-n96-false + u-ch427-n96-single</text:p>
        </chart:subtitle>
        <chart:plot-area chart:style-name="ch4" table:cell-range-address="results3.A498:results3.B554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498:results3.B554" chart:class="chart:scatter">
            <chart:domain table:cell-range-address="results3.A498:results3.A554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498:results3.A554</svg:desc>
                </draw:g>
              </table:table-cell>
              <table:table-cell office:value-type="float" office:value="61.184">
                <text:p>61.184</text:p>
                <draw:g>
                  <svg:desc>results3.B498:results3.B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206">
                <text:p>118.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8.634">
                <text:p>58.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6.79">
                <text:p>56.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False + Full Stats</text:p>
        </chart:title>
        <chart:subtitle svg:x="6.369cm" svg:y="1.275cm" chart:style-name="ch3">
          <text:p>u-ch427-n96-false</text:p>
        </chart:subtitle>
        <chart:plot-area chart:style-name="ch4" table:cell-range-address="results3.A581:results3.B59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581:results3.B599" chart:class="chart:scatter">
            <chart:domain table:cell-range-address="results3.A581:results3.A59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581:results3.A599</svg:desc>
                </draw:g>
              </table:table-cell>
              <table:table-cell office:value-type="float" office:value="58.634">
                <text:p>58.634</text:p>
                <draw:g>
                  <svg:desc>results3.B581:results3.B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739">
                <text:p>58.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122">
                <text:p>58.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075">
                <text:p>6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071">
                <text:p>62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3.735">
                <text:p>83.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03">
                <text:p>84.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396">
                <text:p>86.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.159">
                <text:p>100.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3.123">
                <text:p>103.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768">
                <text:p>105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.793">
                <text:p>109.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.405">
                <text:p>110.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217">
                <text:p>109.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479">
                <text:p>113.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7.621">
                <text:p>117.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954">
                <text:p>116.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.705">
                <text:p>115.7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False + Single Stats</text:p>
        </chart:title>
        <chart:subtitle svg:x="6.276cm" svg:y="1.275cm" chart:style-name="ch3">
          <text:p>u-ch427-n96-single</text:p>
        </chart:subtitle>
        <chart:plot-area chart:style-name="ch4" table:cell-range-address="results3.A828:results3.B846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828:results3.B846" chart:class="chart:scatter">
            <chart:domain table:cell-range-address="results3.A828:results3.A846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828:results3.A846</svg:desc>
                </draw:g>
              </table:table-cell>
              <table:table-cell office:value-type="float" office:value="63.405">
                <text:p>63.405</text:p>
                <draw:g>
                  <svg:desc>results3.B828:results3.B8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961">
                <text:p>66.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935">
                <text:p>60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.304">
                <text:p>65.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.725">
                <text:p>64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301">
                <text:p>73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6.271">
                <text:p>76.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73">
                <text:p>90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246">
                <text:p>104.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874">
                <text:p>104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2.035">
                <text:p>112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.921">
                <text:p>92.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9.399">
                <text:p>79.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5.93">
                <text:p>105.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plot-area chart:style-name="ch3" table:cell-range-address="results3.B376:results3.B432" svg:x="0.32cm" svg:y="1.275cm" svg:width="15.36cm" svg:height="7.545cm">
          <chartooo:coordinate-region svg:x="1.127cm" svg:y="1.475cm" svg:width="14.553cm" svg:height="6.5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376:results3.B432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817">
                <text:p>133.817</text:p>
                <draw:g>
                  <svg:desc>results3.B376:results3.B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.712">
                <text:p>325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662">
                <text:p>124.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.667">
                <text:p>327.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.229">
                <text:p>140.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plot-area chart:style-name="ch3" table:cell-range-address="results3.B437:results3.B493" svg:x="0.32cm" svg:y="1.275cm" svg:width="15.36cm" svg:height="7.545cm">
          <chartooo:coordinate-region svg:x="1.312cm" svg:y="1.474cm" svg:width="14.368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437:results3.B493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3.899">
                <text:p>5013.899</text:p>
                <draw:g>
                  <svg:desc>results3.B437:results3.B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22.783">
                <text:p>5822.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4.62">
                <text:p>4534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62.558">
                <text:p>5862.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40.955">
                <text:p>4740.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plot-area chart:style-name="ch3" table:cell-range-address="results3.B498:results3.B554" svg:x="0.32cm" svg:y="1.275cm" svg:width="15.36cm" svg:height="7.545cm">
          <chartooo:coordinate-region svg:x="1.127cm" svg:y="1.474cm" svg:width="14.55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498:results3.B554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184">
                <text:p>61.184</text:p>
                <draw:g>
                  <svg:desc>results3.B498:results3.B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206">
                <text:p>118.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634">
                <text:p>58.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79">
                <text:p>56.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739cm" svg:y="1.275cm" chart:style-name="ch3">
          <text:p>u-ch427-n512</text:p>
        </chart:subtitle>
        <chart:plot-area chart:style-name="ch4" table:cell-range-address="results3.A147:results3.B165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47:results3.B165" chart:class="chart:scatter">
            <chart:domain table:cell-range-address="results3.A147:results3.A165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47:results3.A165</svg:desc>
                </draw:g>
              </table:table-cell>
              <table:table-cell office:value-type="float" office:value="5013.899">
                <text:p>5013.899</text:p>
                <draw:g>
                  <svg:desc>results3.B147:results3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22.783">
                <text:p>5822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5cm" svg:height="8.454cm" xlink:href=".." xlink:type="simple" chart:class="chart:scatter" chart:style-name="ch1">
        <chart:title svg:x="5.998cm" svg:y="0.305cm" chart:style-name="ch2">
          <text:p>Initial Run + Full Stats</text:p>
        </chart:title>
        <chart:subtitle svg:x="6.447cm" svg:y="1.253cm" chart:style-name="ch3">
          <text:p>u-ch427-n216-single</text:p>
        </chart:subtitle>
        <chart:plot-area chart:style-name="ch4" table:cell-range-address="results3.A105:results3.B123" svg:x="0.331cm" svg:y="2.105cm" svg:width="15.893cm" svg:height="6.18cm">
          <chartooo:coordinate-region svg:x="1.138cm" svg:y="2.304cm" svg:width="14.899cm" svg:height="5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05:results3.B123" chart:class="chart:scatter">
            <chart:domain table:cell-range-address="results3.A105:results3.A1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05:results3.A123</svg:desc>
                </draw:g>
              </table:table-cell>
              <table:table-cell office:value-type="float" office:value="140.229">
                <text:p>140.229</text:p>
                <draw:g>
                  <svg:desc>results3.B105:results3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56cm" svg:height="8.526cm" xlink:href=".." xlink:type="simple" chart:class="chart:scatter" chart:style-name="ch1">
        <chart:title svg:x="5.299cm" svg:y="0.306cm" chart:style-name="ch2">
          <text:p>Initial Run + Full Stats</text:p>
        </chart:title>
        <chart:subtitle svg:x="5.841cm" svg:y="1.255cm" chart:style-name="ch3">
          <text:p>u-ch427-n216-false</text:p>
        </chart:subtitle>
        <chart:plot-area chart:style-name="ch4" table:cell-range-address="results3.A63:results3.B81" svg:x="0.303cm" svg:y="2.108cm" svg:width="14.55cm" svg:height="6.248cm">
          <chartooo:coordinate-region svg:x="1.11cm" svg:y="2.307cm" svg:width="13.556cm" svg:height="5.4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63:results3.B81" chart:class="chart:scatter">
            <chart:domain table:cell-range-address="results3.A63:results3.A8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63:results3.A81</svg:desc>
                </draw:g>
              </table:table-cell>
              <table:table-cell office:value-type="float" office:value="124.662">
                <text:p>124.662</text:p>
                <draw:g>
                  <svg:desc>results3.B63:results3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7.667">
                <text:p>327.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3cm" svg:height="8.736cm" xlink:href=".." xlink:type="simple" chart:class="chart:scatter" chart:style-name="ch1">
        <chart:title svg:x="5.486cm" svg:y="0.31cm" chart:style-name="ch2">
          <text:p>Initial Run + Full Stats</text:p>
        </chart:title>
        <chart:subtitle svg:x="6.504cm" svg:y="1.263cm" chart:style-name="ch3">
          <text:p>u-ch427-n216</text:p>
        </chart:subtitle>
        <chart:plot-area chart:style-name="ch4" table:cell-range-address="results3.A22:results3.B40" svg:x="0.31cm" svg:y="2.12cm" svg:width="14.91cm" svg:height="6.442cm">
          <chartooo:coordinate-region svg:x="1.117cm" svg:y="2.319cm" svg:width="13.916cm" svg:height="5.5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2:results3.B40" chart:class="chart:scatter">
            <chart:domain table:cell-range-address="results3.A22:results3.A4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2:results3.A40</svg:desc>
                </draw:g>
              </table:table-cell>
              <table:table-cell office:value-type="float" office:value="133.817">
                <text:p>133.817</text:p>
                <draw:g>
                  <svg:desc>results3.B22:results3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5.712">
                <text:p>325.7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17cm" svg:y="1.275cm" chart:style-name="ch3">
          <text:p>u-ch427-n512-single</text:p>
        </chart:subtitle>
        <chart:plot-area chart:style-name="ch4" table:cell-range-address="results3.A230:results3.B248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30:results3.B248" chart:class="chart:scatter">
            <chart:domain table:cell-range-address="results3.A230:results3.A24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30:results3.A248</svg:desc>
                </draw:g>
              </table:table-cell>
              <table:table-cell office:value-type="float" office:value="4740.955">
                <text:p>4740.955</text:p>
                <draw:g>
                  <svg:desc>results3.B230:results3.B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845cm" svg:y="1.275cm" chart:style-name="ch3">
          <text:p>u-ch427-n96</text:p>
        </chart:subtitle>
        <chart:plot-area chart:style-name="ch4" table:cell-range-address="results3.A271:results3.B28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71:results3.B289" chart:class="chart:scatter">
            <chart:domain table:cell-range-address="results3.A271:results3.A28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71:results3.A289</svg:desc>
                </draw:g>
              </table:table-cell>
              <table:table-cell office:value-type="float" office:value="61.184">
                <text:p>61.184</text:p>
                <draw:g>
                  <svg:desc>results3.B271:results3.B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206">
                <text:p>118.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369cm" svg:y="1.275cm" chart:style-name="ch3">
          <text:p>u-ch427-n96-false</text:p>
        </chart:subtitle>
        <chart:plot-area chart:style-name="ch4" table:cell-range-address="results3.A311:results3.B32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11:results3.B329" chart:class="chart:scatter">
            <chart:domain table:cell-range-address="results3.A311:results3.A32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11:results3.A329</svg:desc>
                </draw:g>
              </table:table-cell>
              <table:table-cell office:value-type="float" office:value="58.634">
                <text:p>58.634</text:p>
                <draw:g>
                  <svg:desc>results3.B311:results3.B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.009">
                <text:p>115.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276cm" svg:y="1.275cm" chart:style-name="ch3">
          <text:p>u-ch427-n96-single</text:p>
        </chart:subtitle>
        <chart:plot-area chart:style-name="ch4" table:cell-range-address="results3.A353:results3.B371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53:results3.B371" chart:class="chart:scatter">
            <chart:domain table:cell-range-address="results3.A353:results3.A37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53:results3.A371</svg:desc>
                </draw:g>
              </table:table-cell>
              <table:table-cell office:value-type="float" office:value="63.405">
                <text:p>63.405</text:p>
                <draw:g>
                  <svg:desc>results3.B353:results3.B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034">
                <text:p>57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289">
                <text:p>58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.679">
                <text:p>67.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927">
                <text:p>61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.213">
                <text:p>81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41">
                <text:p>84.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8.953">
                <text:p>88.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73">
                <text:p>90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246">
                <text:p>104.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874">
                <text:p>104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2.035">
                <text:p>112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4.319">
                <text:p>114.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.331">
                <text:p>115.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6.731">
                <text:p>116.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9.325">
                <text:p>119.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2.913">
                <text:p>122.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1.968">
                <text:p>121.9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